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53.0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.99mm"/>
    </style:style>
    <style:style style:name="co5" style:family="table-column">
      <style:table-column-properties fo:break-before="auto" style:column-width="40.01mm"/>
    </style:style>
    <style:style style:name="co6" style:family="table-column">
      <style:table-column-properties fo:break-before="auto" style:column-width="31.77mm"/>
    </style:style>
    <style:style style:name="co7" style:family="table-column">
      <style:table-column-properties fo:break-before="auto" style:column-width="33.28mm"/>
    </style:style>
    <style:style style:name="co8" style:family="table-column">
      <style:table-column-properties fo:break-before="auto" style:column-width="23.16mm"/>
    </style:style>
    <style:style style:name="co9" style:family="table-column">
      <style:table-column-properties fo:break-before="auto" style:column-width="43.44mm"/>
    </style:style>
    <style:style style:name="co10" style:family="table-column">
      <style:table-column-properties fo:break-before="auto" style:column-width="444.9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29.3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5" style:family="table-cell" style:parent-style-name="Default">
      <style:text-properties style:use-window-font-color="tru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vertical-align="top"/>
      <style:text-properties style:use-window-font-color="true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color="#ff3333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ext-properties style:use-window-font-color="true" style:font-name="Liberation Sans" style:font-name-asian="Noto Sans CJK SC Regular" style:font-name-complex="FreeSans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style:font-size-asian="14pt" style:font-size-complex="14pt"/>
    </style:style>
    <style:style style:name="ce16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style:use-window-font-color="true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ans" style:font-name-asian="Noto Sans CJK SC Regular" style:font-name-complex="FreeSans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style:font-name="Liberation Sans" style:font-name-asian="Noto Sans CJK SC Regular" style:font-name-complex="FreeSans"/>
    </style:style>
    <style:style style:name="ce19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font-name="Liberation Sans" style:font-name-asian="Noto Sans CJK SC Regular" style:font-name-complex="FreeSans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 style:font-name="Liberation Sans" style:font-name-asian="Noto Sans CJK SC Regular" style:font-name-complex="FreeSans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/>
    </style:style>
    <style:style style:name="ce57" style:family="table-cell" style:parent-style-name="Default" style:data-style-name="N116">
      <style:table-cell-properties style:text-align-source="fix" style:repeat-content="false"/>
      <style:paragraph-properties fo:text-align="end" fo:margin-left="0mm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2" style:family="table-cell" style:parent-style-name="Default">
      <style:table-cell-properties fo:background-color="#eeeeee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eeeeee" style:text-align-source="fix" style:repeat-content="false"/>
      <style:paragraph-properties fo:text-align="start" fo:margin-left="0mm"/>
    </style:style>
    <style:style style:name="ce33" style:family="table-cell" style:parent-style-name="Default">
      <style:table-cell-properties fo:background-color="transparent"/>
      <style:text-properties style:use-window-font-color="true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5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use-window-font-color="true" style:font-name="Liberation Sans" style:font-name-asian="Noto Sans CJK SC Regular" style:font-name-complex="FreeSans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38" style:family="table-cell" style:parent-style-name="Default" style:data-style-name="N84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39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use-window-font-color="true" style:font-name="Liberation Sans" style:font-name-asian="Noto Sans CJK SC Regular" style:font-name-complex="FreeSans"/>
    </style:style>
    <style:style style:name="ce40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use-window-font-color="true" style:font-name="Liberation Sans" fo:font-weight="bold" style:font-name-asian="Noto Sans CJK SC Regular" style:font-weight-asian="bold" style:font-name-complex="FreeSans" style:font-weight-complex="bold"/>
    </style:style>
    <style:style style:name="ce41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42" style:family="table-cell" style:parent-style-name="Default" style:data-style-name="N84">
      <style:table-cell-properties fo:background-color="#eeeeee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use-window-font-color="true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[$'Meta Data'.$A$5:.$A$6])" table:allow-empty-cell="true" table:display-list="unsorted" table:base-cell-address="'Realtime Examples'.B3">
          <table:error-message table:message-type="stop" table:display="true"/>
        </table:content-validation>
      </table:content-validations>
      <table:table table:name="Realtime Examp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3"/>
        <table:table-column table:style-name="co4" table:default-cell-style-name="Default"/>
        <table:table-column table:style-name="co5" table:default-cell-style-name="ce20"/>
        <table:table-column table:style-name="co4" table:default-cell-style-name="Default"/>
        <table:table-column table:style-name="co5" table:default-cell-style-name="ce20"/>
        <table:table-column table:style-name="co4" table:default-cell-style-name="Default"/>
        <table:table-column table:style-name="co5" table:default-cell-style-name="ce20"/>
        <table:table-column table:style-name="co4" table:default-cell-style-name="Default"/>
        <table:table-column table:style-name="co5" table:default-cell-style-name="ce20"/>
        <table:table-column table:style-name="co4" table:default-cell-style-name="Default"/>
        <table:table-column table:style-name="co5" table:default-cell-style-name="ce20"/>
        <table:table-column table:style-name="co4" table:default-cell-style-name="Default"/>
        <table:table-column table:style-name="co5" table:default-cell-style-name="ce20"/>
        <table:table-column table:style-name="co4" table:default-cell-style-name="Default"/>
        <table:table-column table:style-name="co5" table:default-cell-style-name="ce20"/>
        <table:table-column table:style-name="co4" table:default-cell-style-name="Default"/>
        <table:table-column table:style-name="co5" table:default-cell-style-name="ce20"/>
        <table:table-column table:style-name="co3" table:number-columns-repeated="994" table:default-cell-style-name="Default"/>
        <table:table-row table:style-name="ro1">
          <table:table-cell table:number-columns-repeated="4"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 table:number-columns-repeated="994"/>
        </table:table-row>
        <table:table-row table:style-name="ro2">
          <table:table-cell table:style-name="ce5"/>
          <table:table-cell table:style-name="ce9" office:value-type="string" calcext:value-type="string">
            <text:p>Select Source below</text:p>
          </table:table-cell>
          <table:table-cell table:style-name="ce14"/>
          <table:table-cell table:style-name="ce5"/>
          <table:table-cell table:style-name="ce18"/>
          <table:table-cell table:style-name="ce5"/>
          <table:table-cell table:style-name="ce18"/>
          <table:table-cell table:style-name="ce5"/>
          <table:table-cell table:style-name="ce18"/>
          <table:table-cell table:style-name="ce5"/>
          <table:table-cell table:style-name="ce18"/>
          <table:table-cell table:style-name="ce5"/>
          <table:table-cell table:style-name="ce18"/>
          <table:table-cell table:style-name="ce5"/>
          <table:table-cell table:style-name="ce18"/>
          <table:table-cell table:style-name="ce5"/>
          <table:table-cell table:style-name="ce18"/>
          <table:table-cell table:style-name="ce5"/>
          <table:table-cell table:style-name="ce18"/>
          <table:table-cell table:style-name="ce5" table:number-columns-repeated="994"/>
        </table:table-row>
        <table:table-row table:style-name="ro2">
          <table:table-cell/>
          <table:table-cell table:style-name="ce10" table:content-validation-name="val1" office:value-type="string" calcext:value-type="string">
            <text:p>GOOGLE</text:p>
          </table:table-cell>
          <table:table-cell table:style-name="ce15" table:formula="of:=VLOOKUP([.B3];['Meta Data'.A5:.B6]; 2;0)" office:value-type="float" office:value="2" calcext:value-type="float">
            <text:p>2</text:p>
          </table:table-cell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 table:number-columns-repeated="994"/>
        </table:table-row>
        <table:table-row table:style-name="ro1">
          <table:table-cell/>
          <table:table-cell table:style-name="ce11"/>
          <table:table-cell table:number-columns-repeated="2"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 table:number-columns-repeated="994"/>
        </table:table-row>
        <table:table-row table:style-name="ro1">
          <table:table-cell table:style-name="ce6" table:number-columns-repeated="4"/>
          <table:table-cell table:style-name="ce19" table:formula="of:=VLOOKUP(&quot;NYSE:IBM&quot;;Identifiers; [.$C$3];0)" office:value-type="string" office:string-value="NYSE:IBM" calcext:value-type="string">
            <text:p>NYSE:IBM</text:p>
          </table:table-cell>
          <table:table-cell table:style-name="ce6"/>
          <table:table-cell table:style-name="ce19" table:formula="of:=VLOOKUP(&quot;NASDAQ:INTC&quot;;Identifiers; [.$C$3];0)" office:value-type="string" office:string-value="NASDAQ:INTC" calcext:value-type="string">
            <text:p>NASDAQ:INTC</text:p>
          </table:table-cell>
          <table:table-cell table:style-name="ce6"/>
          <table:table-cell table:style-name="ce19" table:formula="of:=VLOOKUP(&quot;LON:VOD&quot;;Identifiers; [.$C$3];0)" office:value-type="string" office:string-value="LON:VOD" calcext:value-type="string">
            <text:p>LON:VOD</text:p>
          </table:table-cell>
          <table:table-cell table:style-name="ce6"/>
          <table:table-cell table:style-name="ce19" table:formula="of:=VLOOKUP(&quot;ETR:SAP&quot;;Identifiers; [.$C$3];0)" office:value-type="string" office:string-value="ETR:SAP" calcext:value-type="string">
            <text:p>ETR:SAP</text:p>
          </table:table-cell>
          <table:table-cell table:style-name="ce6"/>
          <table:table-cell table:style-name="ce19" table:formula="of:=VLOOKUP(&quot;TYO:6503&quot;;Identifiers; [.$C$3];0)" office:value-type="string" office:string-value="TYO:6503" calcext:value-type="string">
            <text:p>TYO:6503</text:p>
          </table:table-cell>
          <table:table-cell table:style-name="ce6"/>
          <table:table-cell table:style-name="ce19" table:formula="of:=VLOOKUP(&quot;MUTF:VFIAX&quot;;Identifiers; [.$C$3];0)" office:value-type="string" office:string-value="MUTF:VFIAX" calcext:value-type="string">
            <text:p>MUTF:VFIAX</text:p>
          </table:table-cell>
          <table:table-cell table:style-name="ce6"/>
          <table:table-cell table:style-name="ce19" table:formula="of:=VLOOKUP(&quot;LON:VERX&quot;;Identifiers; [.$C$3];0)" office:value-type="string" office:string-value="LON:VERX" calcext:value-type="string">
            <text:p>LON:VERX</text:p>
          </table:table-cell>
          <table:table-cell table:style-name="ce6"/>
          <table:table-cell table:style-name="ce19" table:formula="of:=VLOOKUP(&quot;FRA:C060&quot;;Identifiers; [.$C$3];0)" office:value-type="string" office:string-value="FRA:C060" calcext:value-type="string">
            <text:p>FRA:C060</text:p>
          </table:table-cell>
          <table:table-cell table:style-name="ce6" table:number-columns-repeated="993"/>
          <table:table-cell/>
        </table:table-row>
        <table:table-row table:style-name="ro1">
          <table:table-cell table:number-columns-repeated="1013"/>
        </table:table-row>
        <table:table-row table:style-name="ro1">
          <table:table-cell/>
          <table:table-cell table:style-name="ce8" office:value-type="string" calcext:value-type="string">
            <text:p>Field</text:p>
          </table:table-cell>
          <table:table-cell table:style-name="ce6" office:value-type="string" calcext:value-type="string">
            <text:p>Code</text:p>
          </table:table-cell>
          <table:table-cell table:number-columns-repeated="13"/>
          <table:table-cell table:style-name="ce57"/>
          <table:table-cell table:number-columns-repeated="996"/>
        </table:table-row>
        <table:table-row table:style-name="ro1">
          <table:table-cell table:style-name="ce5"/>
          <table:table-cell table:style-name="ce5" office:value-type="string" calcext:value-type="string">
            <text:p>PREV_CLOSE</text:p>
          </table:table-cell>
          <table:table-cell table:style-name="ce14" office:value-type="float" office:value="5" calcext:value-type="float">
            <text:p>5</text:p>
          </table:table-cell>
          <table:table-cell table:style-name="ce5"/>
          <table:table-cell table:style-name="ce18" table:formula="of:=IF([.E$5]=0;&quot;&quot;;COM.FINANCIALS.GETINFO.PYTHON.FINANCIALSIMPL.GETREALTIME([.E$5];[.$C8];[.$B$3]))" office:value-type="string" office:string-value="'&lt;divid=&quot;topstuff&quot;&gt;'" calcext:value-type="string">
            <text:p>'&lt;divid="topstuff"&gt;'</text:p>
          </table:table-cell>
          <table:table-cell table:style-name="ce5"/>
          <table:table-cell table:style-name="ce18" table:formula="of:=IF([.G$5]=0;&quot;&quot;;COM.FINANCIALS.GETINFO.PYTHON.FINANCIALSIMPL.GETREALTIME([.G$5];[.$C8];[.$B$3]))" office:value-type="string" office:string-value="'&lt;divid=&quot;topstuff&quot;&gt;'" calcext:value-type="string">
            <text:p>'&lt;divid="topstuff"&gt;'</text:p>
          </table:table-cell>
          <table:table-cell table:style-name="ce5"/>
          <table:table-cell table:style-name="ce18" table:formula="of:=IF([.I$5]=0;&quot;&quot;;COM.FINANCIALS.GETINFO.PYTHON.FINANCIALSIMPL.GETREALTIME([.I$5];[.$C8];[.$B$3]))" office:value-type="string" office:string-value="'&lt;divid=&quot;topstuff&quot;&gt;'" calcext:value-type="string">
            <text:p>'&lt;divid="topstuff"&gt;'</text:p>
          </table:table-cell>
          <table:table-cell table:style-name="ce5"/>
          <table:table-cell table:style-name="Default" table:formula="of:=IF([.K$5]=0;&quot;&quot;;COM.FINANCIALS.GETINFO.PYTHON.FINANCIALSIMPL.GETREALTIME([.K$5];[.$C8];[.$B$3]))" office:value-type="string" office:string-value="'&lt;divid=&quot;topstuff&quot;&gt;'" calcext:value-type="string">
            <text:p>'&lt;divid="topstuff"&gt;'</text:p>
          </table:table-cell>
          <table:table-cell table:style-name="ce5"/>
          <table:table-cell table:style-name="ce18" table:formula="of:=IF([.M$5]=0;&quot;&quot;;COM.FINANCIALS.GETINFO.PYTHON.FINANCIALSIMPL.GETREALTIME([.M$5];[.$C8];[.$B$3]))" office:value-type="string" office:string-value="'&lt;divid=&quot;topstuff&quot;&gt;'" calcext:value-type="string">
            <text:p>'&lt;divid="topstuff"&gt;'</text:p>
          </table:table-cell>
          <table:table-cell table:style-name="ce5"/>
          <table:table-cell table:style-name="ce18" table:formula="of:=IF([.O$5]=0;&quot;&quot;;COM.FINANCIALS.GETINFO.PYTHON.FINANCIALSIMPL.GETREALTIME([.O$5];[.$C8];[.$B$3]))" office:value-type="string" office:string-value="'&lt;divid=&quot;topstuff&quot;&gt;'" calcext:value-type="string">
            <text:p>'&lt;divid="topstuff"&gt;'</text:p>
          </table:table-cell>
          <table:table-cell table:style-name="ce5"/>
          <table:table-cell table:style-name="ce18" table:formula="of:=IF([.Q$5]=0;&quot;&quot;;COM.FINANCIALS.GETINFO.PYTHON.FINANCIALSIMPL.GETREALTIME([.Q$5];[.$C8];[.$B$3]))" office:value-type="string" office:string-value="'&lt;divid=&quot;topstuff&quot;&gt;'" calcext:value-type="string">
            <text:p>'&lt;divid="topstuff"&gt;'</text:p>
          </table:table-cell>
          <table:table-cell table:style-name="ce5"/>
          <table:table-cell table:style-name="ce18" table:formula="of:=IF([.S$5]=0;&quot;&quot;;COM.FINANCIALS.GETINFO.PYTHON.FINANCIALSIMPL.GETREALTIME([.S$5];[.$C8];[.$B$3]))" office:value-type="string" office:string-value="'&lt;divid=&quot;topstuff&quot;&gt;'" calcext:value-type="string">
            <text:p>'&lt;divid="topstuff"&gt;'</text:p>
          </table:table-cell>
          <table:table-cell table:style-name="ce5" table:number-columns-repeated="994"/>
        </table:table-row>
        <table:table-row table:style-name="ro1">
          <table:table-cell table:style-name="ce5"/>
          <table:table-cell table:style-name="ce5" office:value-type="string" calcext:value-type="string">
            <text:p>OPEN</text:p>
          </table:table-cell>
          <table:table-cell table:style-name="ce14" office:value-type="float" office:value="6" calcext:value-type="float">
            <text:p>6</text:p>
          </table:table-cell>
          <table:table-cell table:style-name="ce5"/>
          <table:table-cell table:style-name="ce18" table:formula="of:=IF([.E$5]=0;&quot;&quot;;COM.FINANCIALS.GETINFO.PYTHON.FINANCIALSIMPL.GETREALTIME([.E$5];[.$C9];[.$B$3]))" office:value-type="float" office:value="123.9" calcext:value-type="float">
            <text:p>123.9</text:p>
          </table:table-cell>
          <table:table-cell table:style-name="ce5"/>
          <table:table-cell table:style-name="ce18" table:formula="of:=IF([.G$5]=0;&quot;&quot;;COM.FINANCIALS.GETINFO.PYTHON.FINANCIALSIMPL.GETREALTIME([.G$5];[.$C9];[.$B$3]))" office:value-type="float" office:value="47.94" calcext:value-type="float">
            <text:p>47.94</text:p>
          </table:table-cell>
          <table:table-cell table:style-name="ce5"/>
          <table:table-cell table:style-name="ce18" table:formula="of:=IF([.I$5]=0;&quot;&quot;;COM.FINANCIALS.GETINFO.PYTHON.FINANCIALSIMPL.GETREALTIME([.I$5];[.$C9];[.$B$3]))" office:value-type="float" office:value="161.6" calcext:value-type="float">
            <text:p>161.6</text:p>
          </table:table-cell>
          <table:table-cell table:style-name="ce5"/>
          <table:table-cell table:style-name="ce18" table:formula="of:=IF([.K$5]=0;&quot;&quot;;COM.FINANCIALS.GETINFO.PYTHON.FINANCIALSIMPL.GETREALTIME([.K$5];[.$C9];[.$B$3]))" office:value-type="float" office:value="88.72" calcext:value-type="float">
            <text:p>88.72</text:p>
          </table:table-cell>
          <table:table-cell table:style-name="ce5"/>
          <table:table-cell table:style-name="ce18" table:formula="of:=IF([.M$5]=0;&quot;&quot;;COM.FINANCIALS.GETINFO.PYTHON.FINANCIALSIMPL.GETREALTIME([.M$5];[.$C9];[.$B$3]))" office:value-type="float" office:value="1383" calcext:value-type="float">
            <text:p>1383</text:p>
          </table:table-cell>
          <table:table-cell table:style-name="ce5"/>
          <table:table-cell table:style-name="ce18" table:formula="of:=IF([.O$5]=0;&quot;&quot;;COM.FINANCIALS.GETINFO.PYTHON.FINANCIALSIMPL.GETREALTIME([.O$5];[.$C9];[.$B$3]))" office:value-type="string" office:string-value="" calcext:value-type="error">
            <text:p>#N/A</text:p>
          </table:table-cell>
          <table:table-cell table:style-name="ce5"/>
          <table:table-cell table:style-name="ce18" table:formula="of:=IF([.Q$5]=0;&quot;&quot;;COM.FINANCIALS.GETINFO.PYTHON.FINANCIALSIMPL.GETREALTIME([.Q$5];[.$C9];[.$B$3]))" office:value-type="float" office:value="23.43" calcext:value-type="float">
            <text:p>23.43</text:p>
          </table:table-cell>
          <table:table-cell table:style-name="ce5"/>
          <table:table-cell table:style-name="ce18" table:formula="of:=IF([.S$5]=0;&quot;&quot;;COM.FINANCIALS.GETINFO.PYTHON.FINANCIALSIMPL.GETREALTIME([.S$5];[.$C9];[.$B$3]))" office:value-type="float" office:value="70.77" calcext:value-type="float">
            <text:p>70.77</text:p>
          </table:table-cell>
          <table:table-cell table:style-name="ce5" table:number-columns-repeated="994"/>
        </table:table-row>
        <table:table-row table:style-name="ro1">
          <table:table-cell table:style-name="ce5"/>
          <table:table-cell table:style-name="ce5" office:value-type="string" calcext:value-type="string">
            <text:p>CHANGE</text:p>
          </table:table-cell>
          <table:table-cell table:style-name="ce14" office:value-type="float" office:value="7" calcext:value-type="float">
            <text:p>7</text:p>
          </table:table-cell>
          <table:table-cell table:style-name="ce5"/>
          <table:table-cell table:style-name="ce18" table:formula="of:=IF([.E$5]=0;&quot;&quot;;COM.FINANCIALS.GETINFO.PYTHON.FINANCIALSIMPL.GETREALTIME([.E$5];[.$C10];[.$B$3]))" office:value-type="float" office:value="-4.67" calcext:value-type="float">
            <text:p>-4.67</text:p>
          </table:table-cell>
          <table:table-cell table:style-name="ce5"/>
          <table:table-cell table:style-name="ce18" table:formula="of:=IF([.G$5]=0;&quot;&quot;;COM.FINANCIALS.GETINFO.PYTHON.FINANCIALSIMPL.GETREALTIME([.G$5];[.$C10];[.$B$3]))" office:value-type="float" office:value="-1.9" calcext:value-type="float">
            <text:p>-1.9</text:p>
          </table:table-cell>
          <table:table-cell table:style-name="ce5"/>
          <table:table-cell table:style-name="ce18" table:formula="of:=IF([.I$5]=0;&quot;&quot;;COM.FINANCIALS.GETINFO.PYTHON.FINANCIALSIMPL.GETREALTIME([.I$5];[.$C10];[.$B$3]))" office:value-type="float" office:value="2.32" calcext:value-type="float">
            <text:p>2.32</text:p>
          </table:table-cell>
          <table:table-cell table:style-name="ce5"/>
          <table:table-cell table:style-name="ce18" table:formula="of:=IF([.K$5]=0;&quot;&quot;;COM.FINANCIALS.GETINFO.PYTHON.FINANCIALSIMPL.GETREALTIME([.K$5];[.$C10];[.$B$3]))" office:value-type="float" office:value="0.75" calcext:value-type="float">
            <text:p>0.75</text:p>
          </table:table-cell>
          <table:table-cell table:style-name="ce5"/>
          <table:table-cell table:style-name="ce18" table:formula="of:=IF([.M$5]=0;&quot;&quot;;COM.FINANCIALS.GETINFO.PYTHON.FINANCIALSIMPL.GETREALTIME([.M$5];[.$C10];[.$B$3]))" office:value-type="float" office:value="0" calcext:value-type="float">
            <text:p>0</text:p>
          </table:table-cell>
          <table:table-cell table:style-name="ce5"/>
          <table:table-cell table:style-name="ce18" table:formula="of:=IF([.O$5]=0;&quot;&quot;;COM.FINANCIALS.GETINFO.PYTHON.FINANCIALSIMPL.GETREALTIME([.O$5];[.$C10];[.$B$3]))" office:value-type="float" office:value="-0.31" calcext:value-type="float">
            <text:p>-0.31</text:p>
          </table:table-cell>
          <table:table-cell table:style-name="ce5"/>
          <table:table-cell table:style-name="ce18" table:formula="of:=IF([.Q$5]=0;&quot;&quot;;COM.FINANCIALS.GETINFO.PYTHON.FINANCIALSIMPL.GETREALTIME([.Q$5];[.$C10];[.$B$3]))" office:value-type="float" office:value="0.24" calcext:value-type="float">
            <text:p>0.24</text:p>
          </table:table-cell>
          <table:table-cell table:style-name="ce5"/>
          <table:table-cell table:style-name="ce18" table:formula="of:=IF([.S$5]=0;&quot;&quot;;COM.FINANCIALS.GETINFO.PYTHON.FINANCIALSIMPL.GETREALTIME([.S$5];[.$C10];[.$B$3]))" office:value-type="float" office:value="-0.26" calcext:value-type="float">
            <text:p>-0.26</text:p>
          </table:table-cell>
          <table:table-cell table:style-name="ce5" table:number-columns-repeated="994"/>
        </table:table-row>
        <table:table-row table:style-name="ro1">
          <table:table-cell table:style-name="ce5"/>
          <table:table-cell table:style-name="ce5" office:value-type="string" calcext:value-type="string">
            <text:p>LAST_PRICE_DATE</text:p>
          </table:table-cell>
          <table:table-cell table:style-name="ce14" office:value-type="float" office:value="8" calcext:value-type="float">
            <text:p>8</text:p>
          </table:table-cell>
          <table:table-cell table:style-name="ce5"/>
          <table:table-cell table:style-name="ce18" table:formula="of:=IF([.E$5]=0;&quot;&quot;;COM.FINANCIALS.GETINFO.PYTHON.FINANCIALSIMPL.GETREALTIME([.E$5];[.$C11];[.$B$3]))" office:value-type="string" office:string-value="2018-12-07" calcext:value-type="string">
            <text:p>2018-12-07</text:p>
          </table:table-cell>
          <table:table-cell table:style-name="ce5"/>
          <table:table-cell table:style-name="ce18" table:formula="of:=IF([.G$5]=0;&quot;&quot;;COM.FINANCIALS.GETINFO.PYTHON.FINANCIALSIMPL.GETREALTIME([.G$5];[.$C11];[.$B$3]))" office:value-type="string" office:string-value="2018-12-07" calcext:value-type="string">
            <text:p>2018-12-07</text:p>
          </table:table-cell>
          <table:table-cell table:style-name="ce5"/>
          <table:table-cell table:style-name="ce18" table:formula="of:=IF([.I$5]=0;&quot;&quot;;COM.FINANCIALS.GETINFO.PYTHON.FINANCIALSIMPL.GETREALTIME([.I$5];[.$C11];[.$B$3]))" office:value-type="string" office:string-value="2018-12-07" calcext:value-type="string">
            <text:p>2018-12-07</text:p>
          </table:table-cell>
          <table:table-cell table:style-name="ce5"/>
          <table:table-cell table:style-name="ce18" table:formula="of:=IF([.K$5]=0;&quot;&quot;;COM.FINANCIALS.GETINFO.PYTHON.FINANCIALSIMPL.GETREALTIME([.K$5];[.$C11];[.$B$3]))" office:value-type="string" office:string-value="2018-12-07" calcext:value-type="string">
            <text:p>2018-12-07</text:p>
          </table:table-cell>
          <table:table-cell table:style-name="ce5"/>
          <table:table-cell table:style-name="ce18" table:formula="of:=IF([.M$5]=0;&quot;&quot;;COM.FINANCIALS.GETINFO.PYTHON.FINANCIALSIMPL.GETREALTIME([.M$5];[.$C11];[.$B$3]))" office:value-type="string" office:string-value="2018-12-07" calcext:value-type="string">
            <text:p>2018-12-07</text:p>
          </table:table-cell>
          <table:table-cell table:style-name="ce5"/>
          <table:table-cell table:style-name="ce18" table:formula="of:=IF([.O$5]=0;&quot;&quot;;COM.FINANCIALS.GETINFO.PYTHON.FINANCIALSIMPL.GETREALTIME([.O$5];[.$C11];[.$B$3]))" office:value-type="string" office:string-value="2018-12-06" calcext:value-type="string">
            <text:p>2018-12-06</text:p>
          </table:table-cell>
          <table:table-cell table:style-name="ce5"/>
          <table:table-cell table:style-name="ce18" table:formula="of:=IF([.Q$5]=0;&quot;&quot;;COM.FINANCIALS.GETINFO.PYTHON.FINANCIALSIMPL.GETREALTIME([.Q$5];[.$C11];[.$B$3]))" office:value-type="string" office:string-value="2018-12-07" calcext:value-type="string">
            <text:p>2018-12-07</text:p>
          </table:table-cell>
          <table:table-cell table:style-name="ce5"/>
          <table:table-cell table:style-name="ce18" table:formula="of:=IF([.S$5]=0;&quot;&quot;;COM.FINANCIALS.GETINFO.PYTHON.FINANCIALSIMPL.GETREALTIME([.S$5];[.$C11];[.$B$3]))" office:value-type="string" office:string-value="2018-12-07" calcext:value-type="string">
            <text:p>2018-12-07</text:p>
          </table:table-cell>
          <table:table-cell table:style-name="ce5" table:number-columns-repeated="994"/>
        </table:table-row>
        <table:table-row table:style-name="ro1">
          <table:table-cell table:style-name="ce5"/>
          <table:table-cell table:style-name="ce5" office:value-type="string" calcext:value-type="string">
            <text:p>LAST_PRICE_TIME</text:p>
          </table:table-cell>
          <table:table-cell table:style-name="ce14" office:value-type="float" office:value="10" calcext:value-type="float">
            <text:p>10</text:p>
          </table:table-cell>
          <table:table-cell table:style-name="ce5"/>
          <table:table-cell table:style-name="ce18" table:formula="of:=IF([.E$5]=0;&quot;&quot;;COM.FINANCIALS.GETINFO.PYTHON.FINANCIALSIMPL.GETREALTIME([.E$5];[.$C12];[.$B$3]))" office:value-type="string" office:string-value="15:11:00" calcext:value-type="string">
            <text:p>15:11:00</text:p>
          </table:table-cell>
          <table:table-cell table:style-name="ce5"/>
          <table:table-cell table:style-name="ce18" table:formula="of:=IF([.G$5]=0;&quot;&quot;;COM.FINANCIALS.GETINFO.PYTHON.FINANCIALSIMPL.GETREALTIME([.G$5];[.$C12];[.$B$3]))" office:value-type="string" office:string-value="15:11:00" calcext:value-type="string">
            <text:p>15:11:00</text:p>
          </table:table-cell>
          <table:table-cell table:style-name="ce5"/>
          <table:table-cell table:style-name="ce18" table:formula="of:=IF([.I$5]=0;&quot;&quot;;COM.FINANCIALS.GETINFO.PYTHON.FINANCIALSIMPL.GETREALTIME([.I$5];[.$C12];[.$B$3]))" office:value-type="string" office:string-value="16:37:00" calcext:value-type="string">
            <text:p>16:37:00</text:p>
          </table:table-cell>
          <table:table-cell table:style-name="ce5"/>
          <table:table-cell table:style-name="ce18" table:formula="of:=IF([.K$5]=0;&quot;&quot;;COM.FINANCIALS.GETINFO.PYTHON.FINANCIALSIMPL.GETREALTIME([.K$5];[.$C12];[.$B$3]))" office:value-type="string" office:string-value="17:35:00" calcext:value-type="string">
            <text:p>17:35:00</text:p>
          </table:table-cell>
          <table:table-cell table:style-name="ce5"/>
          <table:table-cell table:style-name="ce18" table:formula="of:=IF([.M$5]=0;&quot;&quot;;COM.FINANCIALS.GETINFO.PYTHON.FINANCIALSIMPL.GETREALTIME([.M$5];[.$C12];[.$B$3]))" office:value-type="string" office:string-value="15:00:00" calcext:value-type="string">
            <text:p>15:00:00</text:p>
          </table:table-cell>
          <table:table-cell table:style-name="ce5"/>
          <table:table-cell table:style-name="ce18" table:formula="of:=IF([.O$5]=0;&quot;&quot;;COM.FINANCIALS.GETINFO.PYTHON.FINANCIALSIMPL.GETREALTIME([.O$5];[.$C12];[.$B$3]))" office:value-type="string" office:string-value="00:00:00" calcext:value-type="string">
            <text:p>00:00:00</text:p>
          </table:table-cell>
          <table:table-cell table:style-name="ce5"/>
          <table:table-cell table:style-name="ce18" table:formula="of:=IF([.Q$5]=0;&quot;&quot;;COM.FINANCIALS.GETINFO.PYTHON.FINANCIALSIMPL.GETREALTIME([.Q$5];[.$C12];[.$B$3]))" office:value-type="string" office:string-value="16:35:00" calcext:value-type="string">
            <text:p>16:35:00</text:p>
          </table:table-cell>
          <table:table-cell table:style-name="ce5"/>
          <table:table-cell table:style-name="ce18" table:formula="of:=IF([.S$5]=0;&quot;&quot;;COM.FINANCIALS.GETINFO.PYTHON.FINANCIALSIMPL.GETREALTIME([.S$5];[.$C12];[.$B$3]))" office:value-type="string" office:string-value="19:50:00" calcext:value-type="string">
            <text:p>19:50:00</text:p>
          </table:table-cell>
          <table:table-cell table:style-name="ce5" table:number-columns-repeated="994"/>
        </table:table-row>
        <table:table-row table:style-name="ro1">
          <table:table-cell table:style-name="ce5"/>
          <table:table-cell table:style-name="ce5" office:value-type="string" calcext:value-type="string">
            <text:p>CHANGE_IN_PERCENT</text:p>
          </table:table-cell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18" table:formula="of:=IF([.E$5]=0;&quot;&quot;;COM.FINANCIALS.GETINFO.PYTHON.FINANCIALSIMPL.GETREALTIME([.E$5];[.$C13];[.$B$3]))" office:value-type="float" office:value="3.77" calcext:value-type="float">
            <text:p>3.77</text:p>
          </table:table-cell>
          <table:table-cell table:style-name="ce5"/>
          <table:table-cell table:style-name="ce18" table:formula="of:=IF([.G$5]=0;&quot;&quot;;COM.FINANCIALS.GETINFO.PYTHON.FINANCIALSIMPL.GETREALTIME([.G$5];[.$C13];[.$B$3]))" office:value-type="float" office:value="3.93" calcext:value-type="float">
            <text:p>3.93</text:p>
          </table:table-cell>
          <table:table-cell table:style-name="ce5"/>
          <table:table-cell table:style-name="ce18" table:formula="of:=IF([.I$5]=0;&quot;&quot;;COM.FINANCIALS.GETINFO.PYTHON.FINANCIALSIMPL.GETREALTIME([.I$5];[.$C13];[.$B$3]))" office:value-type="float" office:value="1.45" calcext:value-type="float">
            <text:p>1.45</text:p>
          </table:table-cell>
          <table:table-cell table:style-name="ce5"/>
          <table:table-cell table:style-name="ce18" table:formula="of:=IF([.K$5]=0;&quot;&quot;;COM.FINANCIALS.GETINFO.PYTHON.FINANCIALSIMPL.GETREALTIME([.K$5];[.$C13];[.$B$3]))" office:value-type="float" office:value="0.85" calcext:value-type="float">
            <text:p>0.85</text:p>
          </table:table-cell>
          <table:table-cell table:style-name="ce5"/>
          <table:table-cell table:style-name="ce18" table:formula="of:=IF([.M$5]=0;&quot;&quot;;COM.FINANCIALS.GETINFO.PYTHON.FINANCIALSIMPL.GETREALTIME([.M$5];[.$C13];[.$B$3]))" office:value-type="float" office:value="0.037" calcext:value-type="float">
            <text:p>0.037</text:p>
          </table:table-cell>
          <table:table-cell table:style-name="ce5"/>
          <table:table-cell table:style-name="ce18" table:formula="of:=IF([.O$5]=0;&quot;&quot;;COM.FINANCIALS.GETINFO.PYTHON.FINANCIALSIMPL.GETREALTIME([.O$5];[.$C13];[.$B$3]))" office:value-type="float" office:value="0.12" calcext:value-type="float">
            <text:p>0.12</text:p>
          </table:table-cell>
          <table:table-cell table:style-name="ce5"/>
          <table:table-cell table:style-name="ce18" table:formula="of:=IF([.Q$5]=0;&quot;&quot;;COM.FINANCIALS.GETINFO.PYTHON.FINANCIALSIMPL.GETREALTIME([.Q$5];[.$C13];[.$B$3]))" office:value-type="float" office:value="1.02" calcext:value-type="float">
            <text:p>1.02</text:p>
          </table:table-cell>
          <table:table-cell table:style-name="ce5"/>
          <table:table-cell table:style-name="ce18" table:formula="of:=IF([.S$5]=0;&quot;&quot;;COM.FINANCIALS.GETINFO.PYTHON.FINANCIALSIMPL.GETREALTIME([.S$5];[.$C13];[.$B$3]))" office:value-type="float" office:value="0.37" calcext:value-type="float">
            <text:p>0.37</text:p>
          </table:table-cell>
          <table:table-cell table:style-name="ce5" table:number-columns-repeated="994"/>
        </table:table-row>
        <table:table-row table:style-name="ro1">
          <table:table-cell table:style-name="ce5"/>
          <table:table-cell table:style-name="ce5" office:value-type="string" calcext:value-type="string">
            <text:p>LOW</text:p>
          </table:table-cell>
          <table:table-cell table:style-name="ce14" office:value-type="float" office:value="14" calcext:value-type="float">
            <text:p>14</text:p>
          </table:table-cell>
          <table:table-cell table:style-name="ce5"/>
          <table:table-cell table:style-name="ce18" table:formula="of:=IF([.E$5]=0;&quot;&quot;;COM.FINANCIALS.GETINFO.PYTHON.FINANCIALSIMPL.GETREALTIME([.E$5];[.$C14];[.$B$3]))" office:value-type="float" office:value="118.89" calcext:value-type="float">
            <text:p>118.89</text:p>
          </table:table-cell>
          <table:table-cell table:style-name="ce5"/>
          <table:table-cell table:style-name="ce18" table:formula="of:=IF([.G$5]=0;&quot;&quot;;COM.FINANCIALS.GETINFO.PYTHON.FINANCIALSIMPL.GETREALTIME([.G$5];[.$C14];[.$B$3]))" office:value-type="float" office:value="46.28" calcext:value-type="float">
            <text:p>46.28</text:p>
          </table:table-cell>
          <table:table-cell table:style-name="ce5"/>
          <table:table-cell table:style-name="ce18" table:formula="of:=IF([.I$5]=0;&quot;&quot;;COM.FINANCIALS.GETINFO.PYTHON.FINANCIALSIMPL.GETREALTIME([.I$5];[.$C14];[.$B$3]))" office:value-type="float" office:value="161.24" calcext:value-type="float">
            <text:p>161.24</text:p>
          </table:table-cell>
          <table:table-cell table:style-name="ce5"/>
          <table:table-cell table:style-name="ce18" table:formula="of:=IF([.K$5]=0;&quot;&quot;;COM.FINANCIALS.GETINFO.PYTHON.FINANCIALSIMPL.GETREALTIME([.K$5];[.$C14];[.$B$3]))" office:value-type="float" office:value="88.67" calcext:value-type="float">
            <text:p>88.67</text:p>
          </table:table-cell>
          <table:table-cell table:style-name="ce5"/>
          <table:table-cell table:style-name="ce18" table:formula="of:=IF([.M$5]=0;&quot;&quot;;COM.FINANCIALS.GETINFO.PYTHON.FINANCIALSIMPL.GETREALTIME([.M$5];[.$C14];[.$B$3]))" office:value-type="float" office:value="1364" calcext:value-type="float">
            <text:p>1364</text:p>
          </table:table-cell>
          <table:table-cell table:style-name="ce5"/>
          <table:table-cell table:style-name="ce18" table:formula="of:=IF([.O$5]=0;&quot;&quot;;COM.FINANCIALS.GETINFO.PYTHON.FINANCIALSIMPL.GETREALTIME([.O$5];[.$C14];[.$B$3]))" office:value-type="string" office:string-value="" calcext:value-type="error">
            <text:p>#N/A</text:p>
          </table:table-cell>
          <table:table-cell table:style-name="ce5"/>
          <table:table-cell table:style-name="ce18" table:formula="of:=IF([.Q$5]=0;&quot;&quot;;COM.FINANCIALS.GETINFO.PYTHON.FINANCIALSIMPL.GETREALTIME([.Q$5];[.$C14];[.$B$3]))" office:value-type="float" office:value="23.43" calcext:value-type="float">
            <text:p>23.43</text:p>
          </table:table-cell>
          <table:table-cell table:style-name="ce5"/>
          <table:table-cell table:style-name="ce18" table:formula="of:=IF([.S$5]=0;&quot;&quot;;COM.FINANCIALS.GETINFO.PYTHON.FINANCIALSIMPL.GETREALTIME([.S$5];[.$C14];[.$B$3]))" office:value-type="float" office:value="70.18" calcext:value-type="float">
            <text:p>70.18</text:p>
          </table:table-cell>
          <table:table-cell table:style-name="ce5" table:number-columns-repeated="994"/>
        </table:table-row>
        <table:table-row table:style-name="ro1">
          <table:table-cell table:style-name="ce5"/>
          <table:table-cell table:style-name="ce5" office:value-type="string" calcext:value-type="string">
            <text:p>HIGH</text:p>
          </table:table-cell>
          <table:table-cell table:style-name="ce14" office:value-type="float" office:value="16" calcext:value-type="float">
            <text:p>16</text:p>
          </table:table-cell>
          <table:table-cell table:style-name="ce5"/>
          <table:table-cell table:style-name="ce18" table:formula="of:=IF([.E$5]=0;&quot;&quot;;COM.FINANCIALS.GETINFO.PYTHON.FINANCIALSIMPL.GETREALTIME([.E$5];[.$C15];[.$B$3]))" office:value-type="float" office:value="124.05" calcext:value-type="float">
            <text:p>124.05</text:p>
          </table:table-cell>
          <table:table-cell table:style-name="ce5"/>
          <table:table-cell table:style-name="ce18" table:formula="of:=IF([.G$5]=0;&quot;&quot;;COM.FINANCIALS.GETINFO.PYTHON.FINANCIALSIMPL.GETREALTIME([.G$5];[.$C15];[.$B$3]))" office:value-type="float" office:value="48.06" calcext:value-type="float">
            <text:p>48.06</text:p>
          </table:table-cell>
          <table:table-cell table:style-name="ce5"/>
          <table:table-cell table:style-name="ce18" table:formula="of:=IF([.I$5]=0;&quot;&quot;;COM.FINANCIALS.GETINFO.PYTHON.FINANCIALSIMPL.GETREALTIME([.I$5];[.$C15];[.$B$3]))" office:value-type="float" office:value="164.94" calcext:value-type="float">
            <text:p>164.94</text:p>
          </table:table-cell>
          <table:table-cell table:style-name="ce5"/>
          <table:table-cell table:style-name="ce18" table:formula="of:=IF([.K$5]=0;&quot;&quot;;COM.FINANCIALS.GETINFO.PYTHON.FINANCIALSIMPL.GETREALTIME([.K$5];[.$C15];[.$B$3]))" office:value-type="float" office:value="90.64" calcext:value-type="float">
            <text:p>90.64</text:p>
          </table:table-cell>
          <table:table-cell table:style-name="ce5"/>
          <table:table-cell table:style-name="ce18" table:formula="of:=IF([.M$5]=0;&quot;&quot;;COM.FINANCIALS.GETINFO.PYTHON.FINANCIALSIMPL.GETREALTIME([.M$5];[.$C15];[.$B$3]))" office:value-type="float" office:value="1392" calcext:value-type="float">
            <text:p>1392</text:p>
          </table:table-cell>
          <table:table-cell table:style-name="ce5"/>
          <table:table-cell table:style-name="ce18" table:formula="of:=IF([.O$5]=0;&quot;&quot;;COM.FINANCIALS.GETINFO.PYTHON.FINANCIALSIMPL.GETREALTIME([.O$5];[.$C15];[.$B$3]))" office:value-type="string" office:string-value="" calcext:value-type="error">
            <text:p>#N/A</text:p>
          </table:table-cell>
          <table:table-cell table:style-name="ce5"/>
          <table:table-cell table:style-name="ce18" table:formula="of:=IF([.Q$5]=0;&quot;&quot;;COM.FINANCIALS.GETINFO.PYTHON.FINANCIALSIMPL.GETREALTIME([.Q$5];[.$C15];[.$B$3]))" office:value-type="float" office:value="23.78" calcext:value-type="float">
            <text:p>23.78</text:p>
          </table:table-cell>
          <table:table-cell table:style-name="ce5"/>
          <table:table-cell table:style-name="ce18" table:formula="of:=IF([.S$5]=0;&quot;&quot;;COM.FINANCIALS.GETINFO.PYTHON.FINANCIALSIMPL.GETREALTIME([.S$5];[.$C15];[.$B$3]))" office:value-type="float" office:value="71.44" calcext:value-type="float">
            <text:p>71.44</text:p>
          </table:table-cell>
          <table:table-cell table:style-name="ce5" table:number-columns-repeated="994"/>
        </table:table-row>
        <table:table-row table:style-name="ro1">
          <table:table-cell table:style-name="ce5"/>
          <table:table-cell table:style-name="ce5" office:value-type="string" calcext:value-type="string">
            <text:p>LAST_PRICE</text:p>
          </table:table-cell>
          <table:table-cell table:style-name="ce14" office:value-type="float" office:value="21" calcext:value-type="float">
            <text:p>21</text:p>
          </table:table-cell>
          <table:table-cell table:style-name="ce5"/>
          <table:table-cell table:style-name="ce18" table:formula="of:=IF([.E$5]=0;&quot;&quot;;COM.FINANCIALS.GETINFO.PYTHON.FINANCIALSIMPL.GETREALTIME([.E$5];[.$C16];[.$B$3]))" office:value-type="float" office:value="119.24" calcext:value-type="float">
            <text:p>119.24</text:p>
          </table:table-cell>
          <table:table-cell table:style-name="ce5"/>
          <table:table-cell table:style-name="ce18" table:formula="of:=IF([.G$5]=0;&quot;&quot;;COM.FINANCIALS.GETINFO.PYTHON.FINANCIALSIMPL.GETREALTIME([.G$5];[.$C16];[.$B$3]))" office:value-type="float" office:value="46.47" calcext:value-type="float">
            <text:p>46.47</text:p>
          </table:table-cell>
          <table:table-cell table:style-name="ce5"/>
          <table:table-cell table:style-name="ce18" table:formula="of:=IF([.I$5]=0;&quot;&quot;;COM.FINANCIALS.GETINFO.PYTHON.FINANCIALSIMPL.GETREALTIME([.I$5];[.$C16];[.$B$3]))" office:value-type="float" office:value="162.78" calcext:value-type="float">
            <text:p>162.78</text:p>
          </table:table-cell>
          <table:table-cell table:style-name="ce5"/>
          <table:table-cell table:style-name="ce18" table:formula="of:=IF([.K$5]=0;&quot;&quot;;COM.FINANCIALS.GETINFO.PYTHON.FINANCIALSIMPL.GETREALTIME([.K$5];[.$C16];[.$B$3]))" office:value-type="float" office:value="88.67" calcext:value-type="float">
            <text:p>88.67</text:p>
          </table:table-cell>
          <table:table-cell table:style-name="ce5"/>
          <table:table-cell table:style-name="ce18" table:formula="of:=IF([.M$5]=0;&quot;&quot;;COM.FINANCIALS.GETINFO.PYTHON.FINANCIALSIMPL.GETREALTIME([.M$5];[.$C16];[.$B$3]))" office:value-type="float" office:value="1367" calcext:value-type="float">
            <text:p>1367</text:p>
          </table:table-cell>
          <table:table-cell table:style-name="ce5"/>
          <table:table-cell table:style-name="ce18" table:formula="of:=IF([.O$5]=0;&quot;&quot;;COM.FINANCIALS.GETINFO.PYTHON.FINANCIALSIMPL.GETREALTIME([.O$5];[.$C16];[.$B$3]))" office:value-type="float" office:value="249.92" calcext:value-type="float">
            <text:p>249.92</text:p>
          </table:table-cell>
          <table:table-cell table:style-name="ce5"/>
          <table:table-cell table:style-name="ce18" table:formula="of:=IF([.Q$5]=0;&quot;&quot;;COM.FINANCIALS.GETINFO.PYTHON.FINANCIALSIMPL.GETREALTIME([.Q$5];[.$C16];[.$B$3]))" office:value-type="float" office:value="23.58" calcext:value-type="float">
            <text:p>23.58</text:p>
          </table:table-cell>
          <table:table-cell table:style-name="ce5"/>
          <table:table-cell table:style-name="ce18" table:formula="of:=IF([.S$5]=0;&quot;&quot;;COM.FINANCIALS.GETINFO.PYTHON.FINANCIALSIMPL.GETREALTIME([.S$5];[.$C16];[.$B$3]))" office:value-type="float" office:value="70.18" calcext:value-type="float">
            <text:p>70.18</text:p>
          </table:table-cell>
          <table:table-cell table:style-name="ce5" table:number-columns-repeated="994"/>
        </table:table-row>
        <table:table-row table:style-name="ro1">
          <table:table-cell table:style-name="ce5"/>
          <table:table-cell table:style-name="ce5" office:value-type="string" calcext:value-type="string">
            <text:p>HIGH_52_WEEK</text:p>
          </table:table-cell>
          <table:table-cell table:style-name="ce14" office:value-type="float" office:value="24" calcext:value-type="float">
            <text:p>24</text:p>
          </table:table-cell>
          <table:table-cell table:style-name="ce5"/>
          <table:table-cell table:style-name="ce18" table:formula="of:=IF([.E$5]=0;&quot;&quot;;COM.FINANCIALS.GETINFO.PYTHON.FINANCIALSIMPL.GETREALTIME([.E$5];[.$C17];[.$B$3]))" office:value-type="float" office:value="171.13" calcext:value-type="float">
            <text:p>171.13</text:p>
          </table:table-cell>
          <table:table-cell table:style-name="ce5"/>
          <table:table-cell table:style-name="ce18" table:formula="of:=IF([.G$5]=0;&quot;&quot;;COM.FINANCIALS.GETINFO.PYTHON.FINANCIALSIMPL.GETREALTIME([.G$5];[.$C17];[.$B$3]))" office:value-type="float" office:value="57.6" calcext:value-type="float">
            <text:p>57.6</text:p>
          </table:table-cell>
          <table:table-cell table:style-name="ce5"/>
          <table:table-cell table:style-name="ce18" table:formula="of:=IF([.I$5]=0;&quot;&quot;;COM.FINANCIALS.GETINFO.PYTHON.FINANCIALSIMPL.GETREALTIME([.I$5];[.$C17];[.$B$3]))" office:value-type="float" office:value="239.65" calcext:value-type="float">
            <text:p>239.65</text:p>
          </table:table-cell>
          <table:table-cell table:style-name="ce5"/>
          <table:table-cell table:style-name="ce18" table:formula="of:=IF([.K$5]=0;&quot;&quot;;COM.FINANCIALS.GETINFO.PYTHON.FINANCIALSIMPL.GETREALTIME([.K$5];[.$C17];[.$B$3]))" office:value-type="float" office:value="108.42" calcext:value-type="float">
            <text:p>108.42</text:p>
          </table:table-cell>
          <table:table-cell table:style-name="ce5"/>
          <table:table-cell table:style-name="ce18" table:formula="of:=IF([.M$5]=0;&quot;&quot;;COM.FINANCIALS.GETINFO.PYTHON.FINANCIALSIMPL.GETREALTIME([.M$5];[.$C17];[.$B$3]))" office:value-type="float" office:value="2179" calcext:value-type="float">
            <text:p>2179</text:p>
          </table:table-cell>
          <table:table-cell table:style-name="ce5"/>
          <table:table-cell table:style-name="ce18" table:formula="of:=IF([.O$5]=0;&quot;&quot;;COM.FINANCIALS.GETINFO.PYTHON.FINANCIALSIMPL.GETREALTIME([.O$5];[.$C17];[.$B$3]))" office:value-type="string" office:string-value="" calcext:value-type="error">
            <text:p>#N/A</text:p>
          </table:table-cell>
          <table:table-cell table:style-name="ce5"/>
          <table:table-cell table:style-name="ce18" table:formula="of:=IF([.Q$5]=0;&quot;&quot;;COM.FINANCIALS.GETINFO.PYTHON.FINANCIALSIMPL.GETREALTIME([.Q$5];[.$C17];[.$B$3]))" office:value-type="float" office:value="27.09" calcext:value-type="float">
            <text:p>27.09</text:p>
          </table:table-cell>
          <table:table-cell table:style-name="ce5"/>
          <table:table-cell table:style-name="ce18" table:formula="of:=IF([.S$5]=0;&quot;&quot;;COM.FINANCIALS.GETINFO.PYTHON.FINANCIALSIMPL.GETREALTIME([.S$5];[.$C17];[.$B$3]))" office:value-type="float" office:value="82.88" calcext:value-type="float">
            <text:p>82.88</text:p>
          </table:table-cell>
          <table:table-cell table:style-name="ce5" table:number-columns-repeated="994"/>
        </table:table-row>
        <table:table-row table:style-name="ro1">
          <table:table-cell table:style-name="ce5"/>
          <table:table-cell table:style-name="ce12" office:value-type="string" calcext:value-type="string">
            <text:p>LOW_52_WEEK</text:p>
          </table:table-cell>
          <table:table-cell table:style-name="ce14" office:value-type="float" office:value="26" calcext:value-type="float">
            <text:p>26</text:p>
          </table:table-cell>
          <table:table-cell table:style-name="ce5"/>
          <table:table-cell table:style-name="ce18" table:formula="of:=IF([.E$5]=0;&quot;&quot;;COM.FINANCIALS.GETINFO.PYTHON.FINANCIALSIMPL.GETREALTIME([.E$5];[.$C18];[.$B$3]))" office:value-type="float" office:value="114.09" calcext:value-type="float">
            <text:p>114.09</text:p>
          </table:table-cell>
          <table:table-cell table:style-name="ce5"/>
          <table:table-cell table:style-name="ce18" table:formula="of:=IF([.G$5]=0;&quot;&quot;;COM.FINANCIALS.GETINFO.PYTHON.FINANCIALSIMPL.GETREALTIME([.G$5];[.$C18];[.$B$3]))" office:value-type="float" office:value="42.04" calcext:value-type="float">
            <text:p>42.04</text:p>
          </table:table-cell>
          <table:table-cell table:style-name="ce5"/>
          <table:table-cell table:style-name="ce18" table:formula="of:=IF([.I$5]=0;&quot;&quot;;COM.FINANCIALS.GETINFO.PYTHON.FINANCIALSIMPL.GETREALTIME([.I$5];[.$C18];[.$B$3]))" office:value-type="float" office:value="142.59" calcext:value-type="float">
            <text:p>142.59</text:p>
          </table:table-cell>
          <table:table-cell table:style-name="ce5"/>
          <table:table-cell table:style-name="ce18" table:formula="of:=IF([.K$5]=0;&quot;&quot;;COM.FINANCIALS.GETINFO.PYTHON.FINANCIALSIMPL.GETREALTIME([.K$5];[.$C18];[.$B$3]))" office:value-type="float" office:value="81.37" calcext:value-type="float">
            <text:p>81.37</text:p>
          </table:table-cell>
          <table:table-cell table:style-name="ce5"/>
          <table:table-cell table:style-name="ce18" table:formula="of:=IF([.M$5]=0;&quot;&quot;;COM.FINANCIALS.GETINFO.PYTHON.FINANCIALSIMPL.GETREALTIME([.M$5];[.$C18];[.$B$3]))" office:value-type="float" office:value="1260" calcext:value-type="float">
            <text:p>1260</text:p>
          </table:table-cell>
          <table:table-cell table:style-name="ce5"/>
          <table:table-cell table:style-name="ce18" table:formula="of:=IF([.O$5]=0;&quot;&quot;;COM.FINANCIALS.GETINFO.PYTHON.FINANCIALSIMPL.GETREALTIME([.O$5];[.$C18];[.$B$3]))" office:value-type="string" office:string-value="" calcext:value-type="error">
            <text:p>#N/A</text:p>
          </table:table-cell>
          <table:table-cell table:style-name="ce5"/>
          <table:table-cell table:style-name="ce18" table:formula="of:=IF([.Q$5]=0;&quot;&quot;;COM.FINANCIALS.GETINFO.PYTHON.FINANCIALSIMPL.GETREALTIME([.Q$5];[.$C18];[.$B$3]))" office:value-type="float" office:value="23.3" calcext:value-type="float">
            <text:p>23.3</text:p>
          </table:table-cell>
          <table:table-cell table:style-name="ce5"/>
          <table:table-cell table:style-name="ce18" table:formula="of:=IF([.S$5]=0;&quot;&quot;;COM.FINANCIALS.GETINFO.PYTHON.FINANCIALSIMPL.GETREALTIME([.S$5];[.$C18];[.$B$3]))" office:value-type="float" office:value="70.18" calcext:value-type="float">
            <text:p>70.18</text:p>
          </table:table-cell>
          <table:table-cell table:style-name="ce5" table:number-columns-repeated="994"/>
        </table:table-row>
        <table:table-row table:style-name="ro1">
          <table:table-cell table:style-name="ce5"/>
          <table:table-cell table:style-name="ce12" office:value-type="string" calcext:value-type="string">
            <text:p>MARKET_CAP</text:p>
          </table:table-cell>
          <table:table-cell table:style-name="ce14" office:value-type="float" office:value="27" calcext:value-type="float">
            <text:p>27</text:p>
          </table:table-cell>
          <table:table-cell table:style-name="ce5"/>
          <table:table-cell table:style-name="ce18" table:formula="of:=IF([.E$5]=0;&quot;&quot;;COM.FINANCIALS.GETINFO.PYTHON.FINANCIALSIMPL.GETREALTIME([.E$5];[.$C19];[.$B$3]))" office:value-type="float" office:value="107160000000" calcext:value-type="float">
            <text:p>107160000000</text:p>
          </table:table-cell>
          <table:table-cell table:style-name="ce5"/>
          <table:table-cell table:style-name="ce18" table:formula="of:=IF([.G$5]=0;&quot;&quot;;COM.FINANCIALS.GETINFO.PYTHON.FINANCIALSIMPL.GETREALTIME([.G$5];[.$C19];[.$B$3]))" office:value-type="float" office:value="204640000000" calcext:value-type="float">
            <text:p>204640000000</text:p>
          </table:table-cell>
          <table:table-cell table:style-name="ce5"/>
          <table:table-cell table:style-name="ce18" table:formula="of:=IF([.I$5]=0;&quot;&quot;;COM.FINANCIALS.GETINFO.PYTHON.FINANCIALSIMPL.GETREALTIME([.I$5];[.$C19];[.$B$3]))" office:value-type="float" office:value="43440000000" calcext:value-type="float">
            <text:p>43440000000</text:p>
          </table:table-cell>
          <table:table-cell table:style-name="ce5"/>
          <table:table-cell table:style-name="ce18" table:formula="of:=IF([.K$5]=0;&quot;&quot;;COM.FINANCIALS.GETINFO.PYTHON.FINANCIALSIMPL.GETREALTIME([.K$5];[.$C19];[.$B$3]))" office:value-type="float" office:value="105340000000" calcext:value-type="float">
            <text:p>105340000000</text:p>
          </table:table-cell>
          <table:table-cell table:style-name="ce5"/>
          <table:table-cell table:style-name="ce18" table:formula="of:=IF([.M$5]=0;&quot;&quot;;COM.FINANCIALS.GETINFO.PYTHON.FINANCIALSIMPL.GETREALTIME([.M$5];[.$C19];[.$B$3]))" office:value-type="float" office:value="2790" calcext:value-type="float">
            <text:p>2790</text:p>
          </table:table-cell>
          <table:table-cell table:style-name="ce5"/>
          <table:table-cell table:style-name="ce18" table:formula="of:=IF([.O$5]=0;&quot;&quot;;COM.FINANCIALS.GETINFO.PYTHON.FINANCIALSIMPL.GETREALTIME([.O$5];[.$C19];[.$B$3]))" office:value-type="string" office:string-value="Data doesn't exist - 27" calcext:value-type="string">
            <text:p>Data doesn't exist - 27</text:p>
          </table:table-cell>
          <table:table-cell table:style-name="ce5"/>
          <table:table-cell table:style-name="ce18" table:formula="of:=IF([.Q$5]=0;&quot;&quot;;COM.FINANCIALS.GETINFO.PYTHON.FINANCIALSIMPL.GETREALTIME([.Q$5];[.$C19];[.$B$3]))" office:value-type="string" office:string-value="Data doesn't exist - 27" calcext:value-type="string">
            <text:p>Data doesn't exist - 27</text:p>
          </table:table-cell>
          <table:table-cell table:style-name="ce5"/>
          <table:table-cell table:style-name="ce18" table:formula="of:=IF([.S$5]=0;&quot;&quot;;COM.FINANCIALS.GETINFO.PYTHON.FINANCIALSIMPL.GETREALTIME([.S$5];[.$C19];[.$B$3]))" office:value-type="string" office:string-value="Data doesn't exist - 27" calcext:value-type="string">
            <text:p>Data doesn't exist - 27</text:p>
          </table:table-cell>
          <table:table-cell table:style-name="ce5" table:number-columns-repeated="994"/>
        </table:table-row>
        <table:table-row table:style-name="ro1">
          <table:table-cell table:style-name="ce5"/>
          <table:table-cell table:style-name="ce5" office:value-type="string" calcext:value-type="string">
            <text:p>VOLUME</text:p>
          </table:table-cell>
          <table:table-cell table:style-name="ce14" office:value-type="float" office:value="35" calcext:value-type="float">
            <text:p>35</text:p>
          </table:table-cell>
          <table:table-cell table:style-name="ce5"/>
          <table:table-cell table:style-name="ce18" table:formula="of:=IF([.E$5]=0;&quot;&quot;;COM.FINANCIALS.GETINFO.PYTHON.FINANCIALSIMPL.GETREALTIME([.E$5];[.$C20];[.$B$3]))" office:value-type="string" office:string-value="Data doesn't exist - 35" calcext:value-type="string">
            <text:p>Data doesn't exist - 35</text:p>
          </table:table-cell>
          <table:table-cell table:style-name="ce5"/>
          <table:table-cell table:style-name="ce18" table:formula="of:=IF([.G$5]=0;&quot;&quot;;COM.FINANCIALS.GETINFO.PYTHON.FINANCIALSIMPL.GETREALTIME([.G$5];[.$C20];[.$B$3]))" office:value-type="string" office:string-value="Data doesn't exist - 35" calcext:value-type="string">
            <text:p>Data doesn't exist - 35</text:p>
          </table:table-cell>
          <table:table-cell table:style-name="ce5"/>
          <table:table-cell table:style-name="ce18" table:formula="of:=IF([.I$5]=0;&quot;&quot;;COM.FINANCIALS.GETINFO.PYTHON.FINANCIALSIMPL.GETREALTIME([.I$5];[.$C20];[.$B$3]))" office:value-type="string" office:string-value="Data doesn't exist - 35" calcext:value-type="string">
            <text:p>Data doesn't exist - 35</text:p>
          </table:table-cell>
          <table:table-cell table:style-name="ce5"/>
          <table:table-cell table:style-name="ce18" table:formula="of:=IF([.K$5]=0;&quot;&quot;;COM.FINANCIALS.GETINFO.PYTHON.FINANCIALSIMPL.GETREALTIME([.K$5];[.$C20];[.$B$3]))" office:value-type="string" office:string-value="Data doesn't exist - 35" calcext:value-type="string">
            <text:p>Data doesn't exist - 35</text:p>
          </table:table-cell>
          <table:table-cell table:style-name="ce5"/>
          <table:table-cell table:style-name="ce18" table:formula="of:=IF([.M$5]=0;&quot;&quot;;COM.FINANCIALS.GETINFO.PYTHON.FINANCIALSIMPL.GETREALTIME([.M$5];[.$C20];[.$B$3]))" office:value-type="string" office:string-value="Data doesn't exist - 35" calcext:value-type="string">
            <text:p>Data doesn't exist - 35</text:p>
          </table:table-cell>
          <table:table-cell table:style-name="ce5"/>
          <table:table-cell table:style-name="ce18" table:formula="of:=IF([.O$5]=0;&quot;&quot;;COM.FINANCIALS.GETINFO.PYTHON.FINANCIALSIMPL.GETREALTIME([.O$5];[.$C20];[.$B$3]))" office:value-type="string" office:string-value="Data doesn't exist - 35" calcext:value-type="string">
            <text:p>Data doesn't exist - 35</text:p>
          </table:table-cell>
          <table:table-cell table:style-name="ce5"/>
          <table:table-cell table:style-name="ce18" table:formula="of:=IF([.Q$5]=0;&quot;&quot;;COM.FINANCIALS.GETINFO.PYTHON.FINANCIALSIMPL.GETREALTIME([.Q$5];[.$C20];[.$B$3]))" office:value-type="string" office:string-value="Data doesn't exist - 35" calcext:value-type="string">
            <text:p>Data doesn't exist - 35</text:p>
          </table:table-cell>
          <table:table-cell table:style-name="ce5"/>
          <table:table-cell table:style-name="ce18" table:formula="of:=IF([.S$5]=0;&quot;&quot;;COM.FINANCIALS.GETINFO.PYTHON.FINANCIALSIMPL.GETREALTIME([.S$5];[.$C20];[.$B$3]))" office:value-type="string" office:string-value="Data doesn't exist - 35" calcext:value-type="string">
            <text:p>Data doesn't exist - 35</text:p>
          </table:table-cell>
          <table:table-cell table:style-name="ce5" table:number-columns-repeated="994"/>
        </table:table-row>
        <table:table-row table:style-name="ro1">
          <table:table-cell table:style-name="ce5"/>
          <table:table-cell table:style-name="ce5" office:value-type="string" calcext:value-type="string">
            <text:p>AVG_DAILY_VOL_3MOMTH</text:p>
          </table:table-cell>
          <table:table-cell table:style-name="ce14" office:value-type="float" office:value="39" calcext:value-type="float">
            <text:p>39</text:p>
          </table:table-cell>
          <table:table-cell table:style-name="ce5"/>
          <table:table-cell table:style-name="ce18" table:formula="of:=IF([.E$5]=0;&quot;&quot;;COM.FINANCIALS.GETINFO.PYTHON.FINANCIALSIMPL.GETREALTIME([.E$5];[.$C21];[.$B$3]))" office:value-type="string" office:string-value="Data doesn't exist - 39" calcext:value-type="string">
            <text:p>Data doesn't exist - 39</text:p>
          </table:table-cell>
          <table:table-cell table:style-name="ce5"/>
          <table:table-cell table:style-name="ce18" table:formula="of:=IF([.G$5]=0;&quot;&quot;;COM.FINANCIALS.GETINFO.PYTHON.FINANCIALSIMPL.GETREALTIME([.G$5];[.$C21];[.$B$3]))" office:value-type="string" office:string-value="Data doesn't exist - 39" calcext:value-type="string">
            <text:p>Data doesn't exist - 39</text:p>
          </table:table-cell>
          <table:table-cell table:style-name="ce5"/>
          <table:table-cell table:style-name="ce18" table:formula="of:=IF([.I$5]=0;&quot;&quot;;COM.FINANCIALS.GETINFO.PYTHON.FINANCIALSIMPL.GETREALTIME([.I$5];[.$C21];[.$B$3]))" office:value-type="string" office:string-value="Data doesn't exist - 39" calcext:value-type="string">
            <text:p>Data doesn't exist - 39</text:p>
          </table:table-cell>
          <table:table-cell table:style-name="ce5"/>
          <table:table-cell table:style-name="ce18" table:formula="of:=IF([.K$5]=0;&quot;&quot;;COM.FINANCIALS.GETINFO.PYTHON.FINANCIALSIMPL.GETREALTIME([.K$5];[.$C21];[.$B$3]))" office:value-type="string" office:string-value="Data doesn't exist - 39" calcext:value-type="string">
            <text:p>Data doesn't exist - 39</text:p>
          </table:table-cell>
          <table:table-cell table:style-name="ce5"/>
          <table:table-cell table:style-name="ce18" table:formula="of:=IF([.M$5]=0;&quot;&quot;;COM.FINANCIALS.GETINFO.PYTHON.FINANCIALSIMPL.GETREALTIME([.M$5];[.$C21];[.$B$3]))" office:value-type="string" office:string-value="Data doesn't exist - 39" calcext:value-type="string">
            <text:p>Data doesn't exist - 39</text:p>
          </table:table-cell>
          <table:table-cell table:style-name="ce5"/>
          <table:table-cell table:style-name="ce18" table:formula="of:=IF([.O$5]=0;&quot;&quot;;COM.FINANCIALS.GETINFO.PYTHON.FINANCIALSIMPL.GETREALTIME([.O$5];[.$C21];[.$B$3]))" office:value-type="string" office:string-value="Data doesn't exist - 39" calcext:value-type="string">
            <text:p>Data doesn't exist - 39</text:p>
          </table:table-cell>
          <table:table-cell table:style-name="ce5"/>
          <table:table-cell table:style-name="ce18" table:formula="of:=IF([.Q$5]=0;&quot;&quot;;COM.FINANCIALS.GETINFO.PYTHON.FINANCIALSIMPL.GETREALTIME([.Q$5];[.$C21];[.$B$3]))" office:value-type="string" office:string-value="Data doesn't exist - 39" calcext:value-type="string">
            <text:p>Data doesn't exist - 39</text:p>
          </table:table-cell>
          <table:table-cell table:style-name="ce5"/>
          <table:table-cell table:style-name="ce18" table:formula="of:=IF([.S$5]=0;&quot;&quot;;COM.FINANCIALS.GETINFO.PYTHON.FINANCIALSIMPL.GETREALTIME([.S$5];[.$C21];[.$B$3]))" office:value-type="string" office:string-value="Data doesn't exist - 39" calcext:value-type="string">
            <text:p>Data doesn't exist - 39</text:p>
          </table:table-cell>
          <table:table-cell table:style-name="ce5" table:number-columns-repeated="994"/>
        </table:table-row>
        <table:table-row table:style-name="ro1">
          <table:table-cell table:style-name="ce5"/>
          <table:table-cell table:style-name="ce5" office:value-type="string" calcext:value-type="string">
            <text:p>TICKER</text:p>
          </table:table-cell>
          <table:table-cell table:style-name="ce14" office:value-type="float" office:value="101" calcext:value-type="float">
            <text:p>101</text:p>
          </table:table-cell>
          <table:table-cell table:style-name="ce5"/>
          <table:table-cell table:style-name="ce18" table:formula="of:=IF([.E$5]=0;&quot;&quot;;COM.FINANCIALS.GETINFO.PYTHON.FINANCIALSIMPL.GETREALTIME([.E$5];[.$C22];[.$B$3]))" office:value-type="string" office:string-value="" calcext:value-type="error">
            <text:p>#N/A</text:p>
          </table:table-cell>
          <table:table-cell table:style-name="ce5"/>
          <table:table-cell table:style-name="ce18" table:formula="of:=IF([.G$5]=0;&quot;&quot;;COM.FINANCIALS.GETINFO.PYTHON.FINANCIALSIMPL.GETREALTIME([.G$5];[.$C22];[.$B$3]))" office:value-type="string" office:string-value="" calcext:value-type="error">
            <text:p>#N/A</text:p>
          </table:table-cell>
          <table:table-cell table:style-name="ce5"/>
          <table:table-cell table:style-name="ce18" table:formula="of:=IF([.I$5]=0;&quot;&quot;;COM.FINANCIALS.GETINFO.PYTHON.FINANCIALSIMPL.GETREALTIME([.I$5];[.$C22];[.$B$3]))" office:value-type="string" office:string-value="" calcext:value-type="error">
            <text:p>#N/A</text:p>
          </table:table-cell>
          <table:table-cell table:style-name="ce5"/>
          <table:table-cell table:style-name="ce18" table:formula="of:=IF([.K$5]=0;&quot;&quot;;COM.FINANCIALS.GETINFO.PYTHON.FINANCIALSIMPL.GETREALTIME([.K$5];[.$C22];[.$B$3]))" office:value-type="string" office:string-value="" calcext:value-type="error">
            <text:p>#N/A</text:p>
          </table:table-cell>
          <table:table-cell table:style-name="ce5"/>
          <table:table-cell table:style-name="ce18" table:formula="of:=IF([.M$5]=0;&quot;&quot;;COM.FINANCIALS.GETINFO.PYTHON.FINANCIALSIMPL.GETREALTIME([.M$5];[.$C22];[.$B$3]))" office:value-type="string" office:string-value="" calcext:value-type="error">
            <text:p>#N/A</text:p>
          </table:table-cell>
          <table:table-cell table:style-name="ce5"/>
          <table:table-cell table:style-name="ce18" table:formula="of:=IF([.O$5]=0;&quot;&quot;;COM.FINANCIALS.GETINFO.PYTHON.FINANCIALSIMPL.GETREALTIME([.O$5];[.$C22];[.$B$3]))" office:value-type="string" office:string-value="" calcext:value-type="error">
            <text:p>#N/A</text:p>
          </table:table-cell>
          <table:table-cell table:style-name="ce5"/>
          <table:table-cell table:style-name="ce18" table:formula="of:=IF([.Q$5]=0;&quot;&quot;;COM.FINANCIALS.GETINFO.PYTHON.FINANCIALSIMPL.GETREALTIME([.Q$5];[.$C22];[.$B$3]))" office:value-type="string" office:string-value="" calcext:value-type="error">
            <text:p>#N/A</text:p>
          </table:table-cell>
          <table:table-cell table:style-name="ce5"/>
          <table:table-cell table:style-name="ce18" table:formula="of:=IF([.S$5]=0;&quot;&quot;;COM.FINANCIALS.GETINFO.PYTHON.FINANCIALSIMPL.GETREALTIME([.S$5];[.$C22];[.$B$3]))" office:value-type="string" office:string-value="" calcext:value-type="error">
            <text:p>#N/A</text:p>
          </table:table-cell>
          <table:table-cell table:style-name="ce5" table:number-columns-repeated="994"/>
        </table:table-row>
        <table:table-row table:style-name="ro1">
          <table:table-cell table:style-name="ce5"/>
          <table:table-cell table:style-name="ce5" office:value-type="string" calcext:value-type="string">
            <text:p>EXCHANGE</text:p>
          </table:table-cell>
          <table:table-cell table:style-name="ce14" office:value-type="float" office:value="102" calcext:value-type="float">
            <text:p>102</text:p>
          </table:table-cell>
          <table:table-cell table:style-name="ce5"/>
          <table:table-cell table:style-name="ce18" table:formula="of:=IF([.E$5]=0;&quot;&quot;;COM.FINANCIALS.GETINFO.PYTHON.FINANCIALSIMPL.GETREALTIME([.E$5];[.$C23];[.$B$3]))" office:value-type="string" office:string-value="&lt;divid=&quot;topstuff&quot;&gt;" calcext:value-type="string">
            <text:p>&lt;divid="topstuff"&gt;</text:p>
          </table:table-cell>
          <table:table-cell table:style-name="ce5"/>
          <table:table-cell table:style-name="ce18" table:formula="of:=IF([.G$5]=0;&quot;&quot;;COM.FINANCIALS.GETINFO.PYTHON.FINANCIALSIMPL.GETREALTIME([.G$5];[.$C23];[.$B$3]))" office:value-type="string" office:string-value="&lt;divid=&quot;topstuff&quot;&gt;" calcext:value-type="string">
            <text:p>&lt;divid="topstuff"&gt;</text:p>
          </table:table-cell>
          <table:table-cell table:style-name="ce5"/>
          <table:table-cell table:style-name="ce18" table:formula="of:=IF([.I$5]=0;&quot;&quot;;COM.FINANCIALS.GETINFO.PYTHON.FINANCIALSIMPL.GETREALTIME([.I$5];[.$C23];[.$B$3]))" office:value-type="string" office:string-value="&lt;divid=&quot;topstuff&quot;&gt;" calcext:value-type="string">
            <text:p>&lt;divid="topstuff"&gt;</text:p>
          </table:table-cell>
          <table:table-cell table:style-name="ce5"/>
          <table:table-cell table:style-name="ce18" table:formula="of:=IF([.K$5]=0;&quot;&quot;;COM.FINANCIALS.GETINFO.PYTHON.FINANCIALSIMPL.GETREALTIME([.K$5];[.$C23];[.$B$3]))" office:value-type="string" office:string-value="&lt;divid=&quot;topstuff&quot;&gt;" calcext:value-type="string">
            <text:p>&lt;divid="topstuff"&gt;</text:p>
          </table:table-cell>
          <table:table-cell table:style-name="ce5"/>
          <table:table-cell table:style-name="ce18" table:formula="of:=IF([.M$5]=0;&quot;&quot;;COM.FINANCIALS.GETINFO.PYTHON.FINANCIALSIMPL.GETREALTIME([.M$5];[.$C23];[.$B$3]))" office:value-type="string" office:string-value="&lt;divid=&quot;topstuff&quot;&gt;" calcext:value-type="string">
            <text:p>&lt;divid="topstuff"&gt;</text:p>
          </table:table-cell>
          <table:table-cell table:style-name="ce5"/>
          <table:table-cell table:style-name="ce18" table:formula="of:=IF([.O$5]=0;&quot;&quot;;COM.FINANCIALS.GETINFO.PYTHON.FINANCIALSIMPL.GETREALTIME([.O$5];[.$C23];[.$B$3]))" office:value-type="string" office:string-value="&lt;divid=&quot;topstuff&quot;&gt;" calcext:value-type="string">
            <text:p>&lt;divid="topstuff"&gt;</text:p>
          </table:table-cell>
          <table:table-cell table:style-name="ce5"/>
          <table:table-cell table:style-name="ce18" table:formula="of:=IF([.Q$5]=0;&quot;&quot;;COM.FINANCIALS.GETINFO.PYTHON.FINANCIALSIMPL.GETREALTIME([.Q$5];[.$C23];[.$B$3]))" office:value-type="string" office:string-value="&lt;divid=&quot;topstuff&quot;&gt;" calcext:value-type="string">
            <text:p>&lt;divid="topstuff"&gt;</text:p>
          </table:table-cell>
          <table:table-cell table:style-name="ce5"/>
          <table:table-cell table:style-name="ce18" table:formula="of:=IF([.S$5]=0;&quot;&quot;;COM.FINANCIALS.GETINFO.PYTHON.FINANCIALSIMPL.GETREALTIME([.S$5];[.$C23];[.$B$3]))" office:value-type="string" office:string-value="&lt;divid=&quot;topstuff&quot;&gt;" calcext:value-type="string">
            <text:p>&lt;divid="topstuff"&gt;</text:p>
          </table:table-cell>
          <table:table-cell table:style-name="ce5" table:number-columns-repeated="994"/>
        </table:table-row>
        <table:table-row table:style-name="ro1">
          <table:table-cell table:style-name="ce5"/>
          <table:table-cell table:style-name="ce5" office:value-type="string" calcext:value-type="string">
            <text:p>CURRENCY</text:p>
          </table:table-cell>
          <table:table-cell table:style-name="ce14" office:value-type="float" office:value="103" calcext:value-type="float">
            <text:p>103</text:p>
          </table:table-cell>
          <table:table-cell table:style-name="ce5"/>
          <table:table-cell table:style-name="ce18" table:formula="of:=IF([.E$5]=0;&quot;&quot;;COM.FINANCIALS.GETINFO.PYTHON.FINANCIALSIMPL.GETREALTIME([.E$5];[.$C24];[.$B$3]))" office:value-type="string" office:string-value="USD" calcext:value-type="string">
            <text:p>USD</text:p>
          </table:table-cell>
          <table:table-cell table:style-name="ce5"/>
          <table:table-cell table:style-name="ce18" table:formula="of:=IF([.G$5]=0;&quot;&quot;;COM.FINANCIALS.GETINFO.PYTHON.FINANCIALSIMPL.GETREALTIME([.G$5];[.$C24];[.$B$3]))" office:value-type="string" office:string-value="USD" calcext:value-type="string">
            <text:p>USD</text:p>
          </table:table-cell>
          <table:table-cell table:style-name="ce5"/>
          <table:table-cell table:style-name="ce18" table:formula="of:=IF([.I$5]=0;&quot;&quot;;COM.FINANCIALS.GETINFO.PYTHON.FINANCIALSIMPL.GETREALTIME([.I$5];[.$C24];[.$B$3]))" office:value-type="string" office:string-value="GBX" calcext:value-type="string">
            <text:p>GBX</text:p>
          </table:table-cell>
          <table:table-cell table:style-name="ce5"/>
          <table:table-cell table:style-name="ce18" table:formula="of:=IF([.K$5]=0;&quot;&quot;;COM.FINANCIALS.GETINFO.PYTHON.FINANCIALSIMPL.GETREALTIME([.K$5];[.$C24];[.$B$3]))" office:value-type="string" office:string-value="EUR" calcext:value-type="string">
            <text:p>EUR</text:p>
          </table:table-cell>
          <table:table-cell table:style-name="ce5"/>
          <table:table-cell table:style-name="ce18" table:formula="of:=IF([.M$5]=0;&quot;&quot;;COM.FINANCIALS.GETINFO.PYTHON.FINANCIALSIMPL.GETREALTIME([.M$5];[.$C24];[.$B$3]))" office:value-type="string" office:string-value="JPY" calcext:value-type="string">
            <text:p>JPY</text:p>
          </table:table-cell>
          <table:table-cell table:style-name="ce5"/>
          <table:table-cell table:style-name="ce18" table:formula="of:=IF([.O$5]=0;&quot;&quot;;COM.FINANCIALS.GETINFO.PYTHON.FINANCIALSIMPL.GETREALTIME([.O$5];[.$C24];[.$B$3]))" office:value-type="string" office:string-value="USD" calcext:value-type="string">
            <text:p>USD</text:p>
          </table:table-cell>
          <table:table-cell table:style-name="ce5"/>
          <table:table-cell table:style-name="ce18" table:formula="of:=IF([.Q$5]=0;&quot;&quot;;COM.FINANCIALS.GETINFO.PYTHON.FINANCIALSIMPL.GETREALTIME([.Q$5];[.$C24];[.$B$3]))" office:value-type="string" office:string-value="GBP" calcext:value-type="string">
            <text:p>GBP</text:p>
          </table:table-cell>
          <table:table-cell table:style-name="ce5"/>
          <table:table-cell table:style-name="ce18" table:formula="of:=IF([.S$5]=0;&quot;&quot;;COM.FINANCIALS.GETINFO.PYTHON.FINANCIALSIMPL.GETREALTIME([.S$5];[.$C24];[.$B$3]))" office:value-type="string" office:string-value="EUR" calcext:value-type="string">
            <text:p>EUR</text:p>
          </table:table-cell>
          <table:table-cell table:style-name="ce5" table:number-columns-repeated="994"/>
        </table:table-row>
        <table:table-row table:style-name="ro3">
          <table:table-cell table:style-name="ce7"/>
          <table:table-cell table:style-name="ce7" office:value-type="string" calcext:value-type="string">
            <text:p>NAME</text:p>
          </table:table-cell>
          <table:table-cell table:style-name="ce16" office:value-type="float" office:value="104" calcext:value-type="float">
            <text:p>104</text:p>
          </table:table-cell>
          <table:table-cell table:style-name="ce7"/>
          <table:table-cell table:style-name="ce25" table:formula="of:=IF([.E$5]=0;&quot;&quot;;COM.FINANCIALS.GETINFO.PYTHON.FINANCIALSIMPL.GETREALTIME([.E$5];[.$C25];[.$B$3]))" office:value-type="string" office:string-value="Data doesn't exist - 104" calcext:value-type="string">
            <text:p>Data doesn't exist - 104</text:p>
          </table:table-cell>
          <table:table-cell table:style-name="ce7"/>
          <table:table-cell table:style-name="ce25" table:formula="of:=IF([.G$5]=0;&quot;&quot;;COM.FINANCIALS.GETINFO.PYTHON.FINANCIALSIMPL.GETREALTIME([.G$5];[.$C25];[.$B$3]))" office:value-type="string" office:string-value="Data doesn't exist - 104" calcext:value-type="string">
            <text:p>Data doesn't exist - 104</text:p>
          </table:table-cell>
          <table:table-cell table:style-name="ce7"/>
          <table:table-cell table:style-name="ce25" table:formula="of:=IF([.I$5]=0;&quot;&quot;;COM.FINANCIALS.GETINFO.PYTHON.FINANCIALSIMPL.GETREALTIME([.I$5];[.$C25];[.$B$3]))" office:value-type="string" office:string-value="Data doesn't exist - 104" calcext:value-type="string">
            <text:p>Data doesn't exist - 104</text:p>
          </table:table-cell>
          <table:table-cell table:style-name="ce7"/>
          <table:table-cell table:style-name="ce25" table:formula="of:=IF([.K$5]=0;&quot;&quot;;COM.FINANCIALS.GETINFO.PYTHON.FINANCIALSIMPL.GETREALTIME([.K$5];[.$C25];[.$B$3]))" office:value-type="string" office:string-value="Data doesn't exist - 104" calcext:value-type="string">
            <text:p>Data doesn't exist - 104</text:p>
          </table:table-cell>
          <table:table-cell table:style-name="ce7"/>
          <table:table-cell table:style-name="ce25" table:formula="of:=IF([.M$5]=0;&quot;&quot;;COM.FINANCIALS.GETINFO.PYTHON.FINANCIALSIMPL.GETREALTIME([.M$5];[.$C25];[.$B$3]))" office:value-type="string" office:string-value="Data doesn't exist - 104" calcext:value-type="string">
            <text:p>Data doesn't exist - 104</text:p>
          </table:table-cell>
          <table:table-cell table:style-name="ce7"/>
          <table:table-cell table:style-name="ce25" table:formula="of:=IF([.O$5]=0;&quot;&quot;;COM.FINANCIALS.GETINFO.PYTHON.FINANCIALSIMPL.GETREALTIME([.O$5];[.$C25];[.$B$3]))" office:value-type="string" office:string-value="Data doesn't exist - 104" calcext:value-type="string">
            <text:p>Data doesn't exist - 104</text:p>
          </table:table-cell>
          <table:table-cell table:style-name="ce7"/>
          <table:table-cell table:style-name="ce25" table:formula="of:=IF([.Q$5]=0;&quot;&quot;;COM.FINANCIALS.GETINFO.PYTHON.FINANCIALSIMPL.GETREALTIME([.Q$5];[.$C25];[.$B$3]))" office:value-type="string" office:string-value="Data doesn't exist - 104" calcext:value-type="string">
            <text:p>Data doesn't exist - 104</text:p>
          </table:table-cell>
          <table:table-cell table:style-name="ce7"/>
          <table:table-cell table:style-name="ce25" table:formula="of:=IF([.S$5]=0;&quot;&quot;;COM.FINANCIALS.GETINFO.PYTHON.FINANCIALSIMPL.GETREALTIME([.S$5];[.$C25];[.$B$3]))" office:value-type="string" office:string-value="Data doesn't exist - 104" calcext:value-type="string">
            <text:p>Data doesn't exist - 104</text:p>
          </table:table-cell>
          <table:table-cell table:style-name="ce7" table:number-columns-repeated="993"/>
          <table:table-cell table:style-name="ce5"/>
        </table:table-row>
        <table:table-row table:style-name="ro1">
          <table:table-cell table:style-name="ce5"/>
          <table:table-cell table:style-name="ce5" office:value-type="string" calcext:value-type="string">
            <text:p>TIMEZONE</text:p>
          </table:table-cell>
          <table:table-cell table:style-name="ce14" office:value-type="float" office:value="105" calcext:value-type="float">
            <text:p>105</text:p>
          </table:table-cell>
          <table:table-cell table:style-name="ce5"/>
          <table:table-cell table:style-name="ce26" table:formula="of:=IF([.E$5]=0;&quot;&quot;;COM.FINANCIALS.GETINFO.PYTHON.FINANCIALSIMPL.GETREALTIME([.E$5];[.$C26];[.$B$3]))" office:value-type="string" office:string-value="GMT-5" calcext:value-type="string">
            <text:p>GMT-5</text:p>
          </table:table-cell>
          <table:table-cell table:style-name="ce5"/>
          <table:table-cell table:style-name="ce26" table:formula="of:=IF([.G$5]=0;&quot;&quot;;COM.FINANCIALS.GETINFO.PYTHON.FINANCIALSIMPL.GETREALTIME([.G$5];[.$C26];[.$B$3]))" office:value-type="string" office:string-value="GMT-5" calcext:value-type="string">
            <text:p>GMT-5</text:p>
          </table:table-cell>
          <table:table-cell table:style-name="ce5"/>
          <table:table-cell table:style-name="ce26" table:formula="of:=IF([.I$5]=0;&quot;&quot;;COM.FINANCIALS.GETINFO.PYTHON.FINANCIALSIMPL.GETREALTIME([.I$5];[.$C26];[.$B$3]))" office:value-type="string" office:string-value="GMT" calcext:value-type="string">
            <text:p>GMT</text:p>
          </table:table-cell>
          <table:table-cell table:style-name="ce5"/>
          <table:table-cell table:style-name="ce26" table:formula="of:=IF([.K$5]=0;&quot;&quot;;COM.FINANCIALS.GETINFO.PYTHON.FINANCIALSIMPL.GETREALTIME([.K$5];[.$C26];[.$B$3]))" office:value-type="string" office:string-value="CET" calcext:value-type="string">
            <text:p>CET</text:p>
          </table:table-cell>
          <table:table-cell table:style-name="ce5"/>
          <table:table-cell table:style-name="ce26" table:formula="of:=IF([.M$5]=0;&quot;&quot;;COM.FINANCIALS.GETINFO.PYTHON.FINANCIALSIMPL.GETREALTIME([.M$5];[.$C26];[.$B$3]))" office:value-type="string" office:string-value="GMT+9" calcext:value-type="string">
            <text:p>GMT+9</text:p>
          </table:table-cell>
          <table:table-cell table:style-name="ce5"/>
          <table:table-cell table:style-name="ce26" table:formula="of:=IF([.O$5]=0;&quot;&quot;;COM.FINANCIALS.GETINFO.PYTHON.FINANCIALSIMPL.GETREALTIME([.O$5];[.$C26];[.$B$3]))" office:value-type="string" office:string-value="Data doesn't exist - 105" calcext:value-type="string">
            <text:p>Data doesn't exist - 105</text:p>
          </table:table-cell>
          <table:table-cell table:style-name="ce5"/>
          <table:table-cell table:style-name="ce26" table:formula="of:=IF([.Q$5]=0;&quot;&quot;;COM.FINANCIALS.GETINFO.PYTHON.FINANCIALSIMPL.GETREALTIME([.Q$5];[.$C26];[.$B$3]))" office:value-type="string" office:string-value="GMT" calcext:value-type="string">
            <text:p>GMT</text:p>
          </table:table-cell>
          <table:table-cell table:style-name="ce5"/>
          <table:table-cell table:style-name="ce26" table:formula="of:=IF([.S$5]=0;&quot;&quot;;COM.FINANCIALS.GETINFO.PYTHON.FINANCIALSIMPL.GETREALTIME([.S$5];[.$C26];[.$B$3]))" office:value-type="string" office:string-value="CET" calcext:value-type="string">
            <text:p>CET</text:p>
          </table:table-cell>
          <table:table-cell table:style-name="ce5" table:number-columns-repeated="994"/>
        </table:table-row>
        <table:table-row table:style-name="ro1">
          <table:table-cell table:number-columns-repeated="10"/>
          <table:table-cell table:style-name="ce25"/>
          <table:table-cell table:number-columns-repeated="3"/>
          <table:table-cell table:style-name="ce18"/>
          <table:table-cell table:number-columns-repeated="998"/>
        </table:table-row>
        <table:table-row table:style-name="ro1">
          <table:table-cell table:number-columns-repeated="1013"/>
        </table:table-row>
        <table:table-row table:style-name="ro1">
          <table:table-cell table:style-name="ce8" table:number-columns-repeated="2"/>
          <table:table-cell table:style-name="ce6"/>
          <table:table-cell table:style-name="ce8"/>
          <table:table-cell table:style-name="ce19" table:formula="of:=VLOOKUP(&quot;EURGBP&quot;;Identifiers; [.$C$3];0)" office:value-type="float" office:value="0" calcext:value-type="float">
            <text:p/>
          </table:table-cell>
          <table:table-cell table:style-name="ce8"/>
          <table:table-cell table:style-name="ce19" table:formula="of:=VLOOKUP(&quot;NASDAQ:ZVZZT&quot;;Identifiers; [.$C$3];0)" office:value-type="float" office:value="0" calcext:value-type="float">
            <text:p/>
          </table:table-cell>
          <table:table-cell table:style-name="ce8"/>
          <table:table-cell table:style-name="ce19" table:formula="of:=VLOOKUP(&quot;INDEXDB:DAX&quot;;Identifiers; [.$C$3];0)" office:value-type="string" office:string-value="INDEXDB:DAX" calcext:value-type="string">
            <text:p>INDEXDB:DAX</text:p>
          </table:table-cell>
          <table:table-cell table:style-name="ce8"/>
          <table:table-cell table:style-name="ce19" table:formula="of:=VLOOKUP(&quot;INDEXSP:.INX&quot;;Identifiers; [.$C$3];0)" office:value-type="string" office:string-value="INDEXSP:.INX" calcext:value-type="string">
            <text:p>INDEXSP:.INX</text:p>
          </table:table-cell>
          <table:table-cell table:style-name="ce8"/>
          <table:table-cell table:style-name="ce27"/>
          <table:table-cell table:style-name="ce8"/>
          <table:table-cell table:style-name="ce27"/>
          <table:table-cell table:style-name="ce8"/>
          <table:table-cell table:style-name="ce27"/>
          <table:table-cell table:style-name="ce8"/>
          <table:table-cell table:style-name="ce19" office:value-type="string" calcext:value-type="string">
            <text:p>NO_NAME</text:p>
          </table:table-cell>
          <table:table-cell table:style-name="ce8" table:number-columns-repeated="993"/>
          <table:table-cell/>
        </table:table-row>
        <table:table-row table:style-name="ro1">
          <table:table-cell table:number-columns-repeated="1013"/>
        </table:table-row>
        <table:table-row table:style-name="ro1">
          <table:table-cell/>
          <table:table-cell table:style-name="ce8" office:value-type="string" calcext:value-type="string">
            <text:p>Field</text:p>
          </table:table-cell>
          <table:table-cell table:style-name="ce6" office:value-type="string" calcext:value-type="string">
            <text:p>Code</text:p>
          </table:table-cell>
          <table:table-cell table:number-columns-repeated="1010"/>
        </table:table-row>
        <table:table-row table:style-name="ro1">
          <table:table-cell table:style-name="ce5"/>
          <table:table-cell table:style-name="ce5" office:value-type="string" calcext:value-type="string">
            <text:p>PREV_CLOSE</text:p>
          </table:table-cell>
          <table:table-cell table:style-name="ce14" office:value-type="float" office:value="5" calcext:value-type="float">
            <text:p>5</text:p>
          </table:table-cell>
          <table:table-cell table:style-name="ce5"/>
          <table:table-cell table:style-name="ce18" table:formula="of:=IF([.E$29]=0;&quot;&quot;;COM.FINANCIALS.GETINFO.PYTHON.FINANCIALSIMPL.GETREALTIME([.E$29];[.$C32];[.$B$3]))">
            <text:p/>
          </table:table-cell>
          <table:table-cell table:style-name="ce5"/>
          <table:table-cell table:style-name="ce18" table:formula="of:=IF([.G$29]=0;&quot;&quot;;COM.FINANCIALS.GETINFO.PYTHON.FINANCIALSIMPL.GETREALTIME([.G$29];[.$C32];[.$B$3]))">
            <text:p/>
          </table:table-cell>
          <table:table-cell table:style-name="ce5"/>
          <table:table-cell table:style-name="ce18" table:formula="of:=IF([.I$29]=0;&quot;&quot;;COM.FINANCIALS.GETINFO.PYTHON.FINANCIALSIMPL.GETREALTIME([.I$29];[.$C32];[.$B$3]))" office:value-type="string" office:string-value="'&lt;divid=&quot;topstuff&quot;&gt;'" calcext:value-type="string">
            <text:p>'&lt;divid="topstuff"&gt;'</text:p>
          </table:table-cell>
          <table:table-cell table:style-name="ce5"/>
          <table:table-cell table:style-name="ce18" table:formula="of:=IF([.K$29]=0;&quot;&quot;;COM.FINANCIALS.GETINFO.PYTHON.FINANCIALSIMPL.GETREALTIME([.K$29];[.$C32];[.$B$3]))" office:value-type="string" office:string-value="'&lt;divid=&quot;topstuff&quot;&gt;'" calcext:value-type="string">
            <text:p>'&lt;divid="topstuff"&gt;'</text:p>
          </table:table-cell>
          <table:table-cell table:style-name="ce5"/>
          <table:table-cell table:style-name="ce28"/>
          <table:table-cell table:style-name="ce5"/>
          <table:table-cell table:style-name="ce28"/>
          <table:table-cell table:style-name="ce5"/>
          <table:table-cell table:style-name="ce28"/>
          <table:table-cell table:style-name="ce5"/>
          <table:table-cell table:style-name="ce18" table:formula="of:=IF([.S$29]=0;&quot;&quot;;COM.FINANCIALS.GETINFO.PYTHON.FINANCIALSIMPL.GETREALTIME([.S$29];[.$C32];[.$B$3]))" office:value-type="string" office:string-value="&lt;Datacode.TIMESTAMP: 999&gt;" calcext:value-type="string">
            <text:p>&lt;Datacode.TIMESTAMP: 999&gt;</text:p>
          </table:table-cell>
          <table:table-cell table:style-name="ce5" table:number-columns-repeated="994"/>
        </table:table-row>
        <table:table-row table:style-name="ro1">
          <table:table-cell table:style-name="ce5"/>
          <table:table-cell table:style-name="ce5" office:value-type="string" calcext:value-type="string">
            <text:p>OPEN</text:p>
          </table:table-cell>
          <table:table-cell table:style-name="ce14" office:value-type="float" office:value="6" calcext:value-type="float">
            <text:p>6</text:p>
          </table:table-cell>
          <table:table-cell table:style-name="ce5"/>
          <table:table-cell table:style-name="ce18" table:formula="of:=IF([.E$29]=0;&quot;&quot;;COM.FINANCIALS.GETINFO.PYTHON.FINANCIALSIMPL.GETREALTIME([.E$29];[.$C33];[.$B$3]))">
            <text:p/>
          </table:table-cell>
          <table:table-cell table:style-name="ce5"/>
          <table:table-cell table:style-name="ce18" table:formula="of:=IF([.G$29]=0;&quot;&quot;;COM.FINANCIALS.GETINFO.PYTHON.FINANCIALSIMPL.GETREALTIME([.G$29];[.$C33];[.$B$3]))">
            <text:p/>
          </table:table-cell>
          <table:table-cell table:style-name="ce5"/>
          <table:table-cell table:style-name="ce18" table:formula="of:=IF([.I$29]=0;&quot;&quot;;COM.FINANCIALS.GETINFO.PYTHON.FINANCIALSIMPL.GETREALTIME([.I$29];[.$C33];[.$B$3]))" office:value-type="float" office:value="10876.34" calcext:value-type="float">
            <text:p>10876.34</text:p>
          </table:table-cell>
          <table:table-cell table:style-name="ce5"/>
          <table:table-cell table:style-name="ce18" table:formula="of:=IF([.K$29]=0;&quot;&quot;;COM.FINANCIALS.GETINFO.PYTHON.FINANCIALSIMPL.GETREALTIME([.K$29];[.$C33];[.$B$3]))" office:value-type="float" office:value="2691.26" calcext:value-type="float">
            <text:p>2691.26</text:p>
          </table:table-cell>
          <table:table-cell table:style-name="ce5"/>
          <table:table-cell table:style-name="ce28"/>
          <table:table-cell table:style-name="ce5"/>
          <table:table-cell table:style-name="ce28"/>
          <table:table-cell table:style-name="ce5"/>
          <table:table-cell table:style-name="ce28"/>
          <table:table-cell table:style-name="ce5"/>
          <table:table-cell table:style-name="ce18" table:formula="of:=IF([.S$29]=0;&quot;&quot;;COM.FINANCIALS.GETINFO.PYTHON.FINANCIALSIMPL.GETREALTIME([.S$29];[.$C33];[.$B$3]))" office:value-type="string" office:string-value="&lt;Datacode.TIMESTAMP: 999&gt;" calcext:value-type="string">
            <text:p>&lt;Datacode.TIMESTAMP: 999&gt;</text:p>
          </table:table-cell>
          <table:table-cell table:style-name="ce5" table:number-columns-repeated="994"/>
        </table:table-row>
        <table:table-row table:style-name="ro1">
          <table:table-cell table:style-name="ce5"/>
          <table:table-cell table:style-name="ce5" office:value-type="string" calcext:value-type="string">
            <text:p>CHANGE</text:p>
          </table:table-cell>
          <table:table-cell table:style-name="ce14" office:value-type="float" office:value="7" calcext:value-type="float">
            <text:p>7</text:p>
          </table:table-cell>
          <table:table-cell table:style-name="ce5"/>
          <table:table-cell table:style-name="ce18" table:formula="of:=IF([.E$29]=0;&quot;&quot;;COM.FINANCIALS.GETINFO.PYTHON.FINANCIALSIMPL.GETREALTIME([.E$29];[.$C34];[.$B$3]))">
            <text:p/>
          </table:table-cell>
          <table:table-cell table:style-name="ce5"/>
          <table:table-cell table:style-name="ce18" table:formula="of:=IF([.G$29]=0;&quot;&quot;;COM.FINANCIALS.GETINFO.PYTHON.FINANCIALSIMPL.GETREALTIME([.G$29];[.$C34];[.$B$3]))">
            <text:p/>
          </table:table-cell>
          <table:table-cell table:style-name="ce5"/>
          <table:table-cell table:style-name="ce18" table:formula="of:=IF([.I$29]=0;&quot;&quot;;COM.FINANCIALS.GETINFO.PYTHON.FINANCIALSIMPL.GETREALTIME([.I$29];[.$C34];[.$B$3]))" office:value-type="float" office:value="-22.89" calcext:value-type="float">
            <text:p>-22.89</text:p>
          </table:table-cell>
          <table:table-cell table:style-name="ce5"/>
          <table:table-cell table:style-name="ce18" table:formula="of:=IF([.K$29]=0;&quot;&quot;;COM.FINANCIALS.GETINFO.PYTHON.FINANCIALSIMPL.GETREALTIME([.K$29];[.$C34];[.$B$3]))" office:value-type="float" office:value="-65.99" calcext:value-type="float">
            <text:p>-65.99</text:p>
          </table:table-cell>
          <table:table-cell table:style-name="ce5"/>
          <table:table-cell table:style-name="ce28"/>
          <table:table-cell table:style-name="ce5"/>
          <table:table-cell table:style-name="ce28"/>
          <table:table-cell table:style-name="ce5"/>
          <table:table-cell table:style-name="ce28"/>
          <table:table-cell table:style-name="ce5"/>
          <table:table-cell table:style-name="ce18" table:formula="of:=IF([.S$29]=0;&quot;&quot;;COM.FINANCIALS.GETINFO.PYTHON.FINANCIALSIMPL.GETREALTIME([.S$29];[.$C34];[.$B$3]))" office:value-type="string" office:string-value="&lt;Datacode.TIMESTAMP: 999&gt;" calcext:value-type="string">
            <text:p>&lt;Datacode.TIMESTAMP: 999&gt;</text:p>
          </table:table-cell>
          <table:table-cell table:style-name="ce5" table:number-columns-repeated="994"/>
        </table:table-row>
        <table:table-row table:style-name="ro1">
          <table:table-cell table:style-name="ce5"/>
          <table:table-cell table:style-name="ce5" office:value-type="string" calcext:value-type="string">
            <text:p>LAST_PRICE_DATE</text:p>
          </table:table-cell>
          <table:table-cell table:style-name="ce14" office:value-type="float" office:value="8" calcext:value-type="float">
            <text:p>8</text:p>
          </table:table-cell>
          <table:table-cell table:style-name="ce5"/>
          <table:table-cell table:style-name="ce18" table:formula="of:=IF([.E$29]=0;&quot;&quot;;COM.FINANCIALS.GETINFO.PYTHON.FINANCIALSIMPL.GETREALTIME([.E$29];[.$C35];[.$B$3]))">
            <text:p/>
          </table:table-cell>
          <table:table-cell table:style-name="ce5"/>
          <table:table-cell table:style-name="ce18" table:formula="of:=IF([.G$29]=0;&quot;&quot;;COM.FINANCIALS.GETINFO.PYTHON.FINANCIALSIMPL.GETREALTIME([.G$29];[.$C35];[.$B$3]))">
            <text:p/>
          </table:table-cell>
          <table:table-cell table:style-name="ce5"/>
          <table:table-cell table:style-name="ce18" table:formula="of:=IF([.I$29]=0;&quot;&quot;;COM.FINANCIALS.GETINFO.PYTHON.FINANCIALSIMPL.GETREALTIME([.I$29];[.$C35];[.$B$3]))" office:value-type="string" office:string-value="2018-12-07" calcext:value-type="string">
            <text:p>2018-12-07</text:p>
          </table:table-cell>
          <table:table-cell table:style-name="ce5"/>
          <table:table-cell table:style-name="ce18" table:formula="of:=IF([.K$29]=0;&quot;&quot;;COM.FINANCIALS.GETINFO.PYTHON.FINANCIALSIMPL.GETREALTIME([.K$29];[.$C35];[.$B$3]))" office:value-type="string" office:string-value="2018-12-07" calcext:value-type="string">
            <text:p>2018-12-07</text:p>
          </table:table-cell>
          <table:table-cell table:style-name="ce5"/>
          <table:table-cell table:style-name="ce28"/>
          <table:table-cell table:style-name="ce5"/>
          <table:table-cell table:style-name="ce28"/>
          <table:table-cell table:style-name="ce5"/>
          <table:table-cell table:style-name="ce28"/>
          <table:table-cell table:style-name="ce5"/>
          <table:table-cell table:style-name="ce18" table:formula="of:=IF([.S$29]=0;&quot;&quot;;COM.FINANCIALS.GETINFO.PYTHON.FINANCIALSIMPL.GETREALTIME([.S$29];[.$C35];[.$B$3]))" office:value-type="string" office:string-value="&lt;Datacode.TIMESTAMP: 999&gt;" calcext:value-type="string">
            <text:p>&lt;Datacode.TIMESTAMP: 999&gt;</text:p>
          </table:table-cell>
          <table:table-cell table:style-name="ce5" table:number-columns-repeated="994"/>
        </table:table-row>
        <table:table-row table:style-name="ro1">
          <table:table-cell table:style-name="ce5"/>
          <table:table-cell table:style-name="ce5" office:value-type="string" calcext:value-type="string">
            <text:p>LAST_PRICE_TIME</text:p>
          </table:table-cell>
          <table:table-cell table:style-name="ce14" office:value-type="float" office:value="10" calcext:value-type="float">
            <text:p>10</text:p>
          </table:table-cell>
          <table:table-cell table:style-name="ce5"/>
          <table:table-cell table:style-name="ce18" table:formula="of:=IF([.E$29]=0;&quot;&quot;;COM.FINANCIALS.GETINFO.PYTHON.FINANCIALSIMPL.GETREALTIME([.E$29];[.$C36];[.$B$3]))">
            <text:p/>
          </table:table-cell>
          <table:table-cell table:style-name="ce5"/>
          <table:table-cell table:style-name="ce18" table:formula="of:=IF([.G$29]=0;&quot;&quot;;COM.FINANCIALS.GETINFO.PYTHON.FINANCIALSIMPL.GETREALTIME([.G$29];[.$C36];[.$B$3]))">
            <text:p/>
          </table:table-cell>
          <table:table-cell table:style-name="ce5"/>
          <table:table-cell table:style-name="ce18" table:formula="of:=IF([.I$29]=0;&quot;&quot;;COM.FINANCIALS.GETINFO.PYTHON.FINANCIALSIMPL.GETREALTIME([.I$29];[.$C36];[.$B$3]))" office:value-type="string" office:string-value="17:45:00" calcext:value-type="string">
            <text:p>17:45:00</text:p>
          </table:table-cell>
          <table:table-cell table:style-name="ce5"/>
          <table:table-cell table:style-name="ce18" table:formula="of:=IF([.K$29]=0;&quot;&quot;;COM.FINANCIALS.GETINFO.PYTHON.FINANCIALSIMPL.GETREALTIME([.K$29];[.$C36];[.$B$3]))" office:value-type="string" office:string-value="14:56:00" calcext:value-type="string">
            <text:p>14:56:00</text:p>
          </table:table-cell>
          <table:table-cell table:style-name="ce5"/>
          <table:table-cell table:style-name="ce28"/>
          <table:table-cell table:style-name="ce5"/>
          <table:table-cell table:style-name="ce28"/>
          <table:table-cell table:style-name="ce5"/>
          <table:table-cell table:style-name="ce28"/>
          <table:table-cell table:style-name="ce5"/>
          <table:table-cell table:style-name="ce18" table:formula="of:=IF([.S$29]=0;&quot;&quot;;COM.FINANCIALS.GETINFO.PYTHON.FINANCIALSIMPL.GETREALTIME([.S$29];[.$C36];[.$B$3]))" office:value-type="string" office:string-value="&lt;Datacode.TIMESTAMP: 999&gt;" calcext:value-type="string">
            <text:p>&lt;Datacode.TIMESTAMP: 999&gt;</text:p>
          </table:table-cell>
          <table:table-cell table:style-name="ce5" table:number-columns-repeated="994"/>
        </table:table-row>
        <table:table-row table:style-name="ro1">
          <table:table-cell table:style-name="ce5"/>
          <table:table-cell table:style-name="ce5" office:value-type="string" calcext:value-type="string">
            <text:p>CHANGE_IN_PERCENT</text:p>
          </table:table-cell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18" table:formula="of:=IF([.E$29]=0;&quot;&quot;;COM.FINANCIALS.GETINFO.PYTHON.FINANCIALSIMPL.GETREALTIME([.E$29];[.$C37];[.$B$3]))">
            <text:p/>
          </table:table-cell>
          <table:table-cell table:style-name="ce5"/>
          <table:table-cell table:style-name="ce18" table:formula="of:=IF([.G$29]=0;&quot;&quot;;COM.FINANCIALS.GETINFO.PYTHON.FINANCIALSIMPL.GETREALTIME([.G$29];[.$C37];[.$B$3]))">
            <text:p/>
          </table:table-cell>
          <table:table-cell table:style-name="ce5"/>
          <table:table-cell table:style-name="ce18" table:formula="of:=IF([.I$29]=0;&quot;&quot;;COM.FINANCIALS.GETINFO.PYTHON.FINANCIALSIMPL.GETREALTIME([.I$29];[.$C37];[.$B$3]))" office:value-type="float" office:value="0.21" calcext:value-type="float">
            <text:p>0.21</text:p>
          </table:table-cell>
          <table:table-cell table:style-name="ce5"/>
          <table:table-cell table:style-name="ce18" table:formula="of:=IF([.K$29]=0;&quot;&quot;;COM.FINANCIALS.GETINFO.PYTHON.FINANCIALSIMPL.GETREALTIME([.K$29];[.$C37];[.$B$3]))" office:value-type="float" office:value="2.45" calcext:value-type="float">
            <text:p>2.45</text:p>
          </table:table-cell>
          <table:table-cell table:style-name="ce5"/>
          <table:table-cell table:style-name="ce28"/>
          <table:table-cell table:style-name="ce5"/>
          <table:table-cell table:style-name="ce28"/>
          <table:table-cell table:style-name="ce5"/>
          <table:table-cell table:style-name="ce28"/>
          <table:table-cell table:style-name="ce5"/>
          <table:table-cell table:style-name="ce18" table:formula="of:=IF([.S$29]=0;&quot;&quot;;COM.FINANCIALS.GETINFO.PYTHON.FINANCIALSIMPL.GETREALTIME([.S$29];[.$C37];[.$B$3]))" office:value-type="string" office:string-value="&lt;Datacode.TIMESTAMP: 999&gt;" calcext:value-type="string">
            <text:p>&lt;Datacode.TIMESTAMP: 999&gt;</text:p>
          </table:table-cell>
          <table:table-cell table:style-name="ce5" table:number-columns-repeated="994"/>
        </table:table-row>
        <table:table-row table:style-name="ro1">
          <table:table-cell table:style-name="ce5"/>
          <table:table-cell table:style-name="ce5" office:value-type="string" calcext:value-type="string">
            <text:p>LOW</text:p>
          </table:table-cell>
          <table:table-cell table:style-name="ce14" office:value-type="float" office:value="14" calcext:value-type="float">
            <text:p>14</text:p>
          </table:table-cell>
          <table:table-cell table:style-name="ce5"/>
          <table:table-cell table:style-name="ce18" table:formula="of:=IF([.E$29]=0;&quot;&quot;;COM.FINANCIALS.GETINFO.PYTHON.FINANCIALSIMPL.GETREALTIME([.E$29];[.$C38];[.$B$3]))">
            <text:p/>
          </table:table-cell>
          <table:table-cell table:style-name="ce5"/>
          <table:table-cell table:style-name="ce18" table:formula="of:=IF([.G$29]=0;&quot;&quot;;COM.FINANCIALS.GETINFO.PYTHON.FINANCIALSIMPL.GETREALTIME([.G$29];[.$C38];[.$B$3]))">
            <text:p/>
          </table:table-cell>
          <table:table-cell table:style-name="ce5"/>
          <table:table-cell table:style-name="ce18" table:formula="of:=IF([.I$29]=0;&quot;&quot;;COM.FINANCIALS.GETINFO.PYTHON.FINANCIALSIMPL.GETREALTIME([.I$29];[.$C38];[.$B$3]))" office:value-type="string" office:string-value="" calcext:value-type="error">
            <text:p>#N/A</text:p>
          </table:table-cell>
          <table:table-cell table:style-name="ce5"/>
          <table:table-cell table:style-name="ce18" table:formula="of:=IF([.K$29]=0;&quot;&quot;;COM.FINANCIALS.GETINFO.PYTHON.FINANCIALSIMPL.GETREALTIME([.K$29];[.$C38];[.$B$3]))" office:value-type="string" office:string-value="" calcext:value-type="error">
            <text:p>#N/A</text:p>
          </table:table-cell>
          <table:table-cell table:style-name="ce5"/>
          <table:table-cell table:style-name="ce28"/>
          <table:table-cell table:style-name="ce5"/>
          <table:table-cell table:style-name="ce28"/>
          <table:table-cell table:style-name="ce5"/>
          <table:table-cell table:style-name="ce28"/>
          <table:table-cell table:style-name="ce5"/>
          <table:table-cell table:style-name="ce18" table:formula="of:=IF([.S$29]=0;&quot;&quot;;COM.FINANCIALS.GETINFO.PYTHON.FINANCIALSIMPL.GETREALTIME([.S$29];[.$C38];[.$B$3]))" office:value-type="string" office:string-value="&lt;Datacode.TIMESTAMP: 999&gt;" calcext:value-type="string">
            <text:p>&lt;Datacode.TIMESTAMP: 999&gt;</text:p>
          </table:table-cell>
          <table:table-cell table:style-name="ce5" table:number-columns-repeated="994"/>
        </table:table-row>
        <table:table-row table:style-name="ro1">
          <table:table-cell table:style-name="ce5"/>
          <table:table-cell table:style-name="ce5" office:value-type="string" calcext:value-type="string">
            <text:p>HIGH</text:p>
          </table:table-cell>
          <table:table-cell table:style-name="ce14" office:value-type="float" office:value="16" calcext:value-type="float">
            <text:p>16</text:p>
          </table:table-cell>
          <table:table-cell table:style-name="ce5"/>
          <table:table-cell table:style-name="ce18" table:formula="of:=IF([.E$29]=0;&quot;&quot;;COM.FINANCIALS.GETINFO.PYTHON.FINANCIALSIMPL.GETREALTIME([.E$29];[.$C39];[.$B$3]))">
            <text:p/>
          </table:table-cell>
          <table:table-cell table:style-name="ce5"/>
          <table:table-cell table:style-name="ce18" table:formula="of:=IF([.G$29]=0;&quot;&quot;;COM.FINANCIALS.GETINFO.PYTHON.FINANCIALSIMPL.GETREALTIME([.G$29];[.$C39];[.$B$3]))">
            <text:p/>
          </table:table-cell>
          <table:table-cell table:style-name="ce5"/>
          <table:table-cell table:style-name="ce18" table:formula="of:=IF([.I$29]=0;&quot;&quot;;COM.FINANCIALS.GETINFO.PYTHON.FINANCIALSIMPL.GETREALTIME([.I$29];[.$C39];[.$B$3]))" office:value-type="float" office:value="10927.37" calcext:value-type="float">
            <text:p>10927.37</text:p>
          </table:table-cell>
          <table:table-cell table:style-name="ce5"/>
          <table:table-cell table:style-name="ce18" table:formula="of:=IF([.K$29]=0;&quot;&quot;;COM.FINANCIALS.GETINFO.PYTHON.FINANCIALSIMPL.GETREALTIME([.K$29];[.$C39];[.$B$3]))" office:value-type="float" office:value="2708.54" calcext:value-type="float">
            <text:p>2708.54</text:p>
          </table:table-cell>
          <table:table-cell table:style-name="ce5"/>
          <table:table-cell table:style-name="ce28"/>
          <table:table-cell table:style-name="ce5"/>
          <table:table-cell table:style-name="ce28"/>
          <table:table-cell table:style-name="ce5"/>
          <table:table-cell table:style-name="ce28"/>
          <table:table-cell table:style-name="ce5"/>
          <table:table-cell table:style-name="ce18" table:formula="of:=IF([.S$29]=0;&quot;&quot;;COM.FINANCIALS.GETINFO.PYTHON.FINANCIALSIMPL.GETREALTIME([.S$29];[.$C39];[.$B$3]))" office:value-type="string" office:string-value="&lt;Datacode.TIMESTAMP: 999&gt;" calcext:value-type="string">
            <text:p>&lt;Datacode.TIMESTAMP: 999&gt;</text:p>
          </table:table-cell>
          <table:table-cell table:style-name="ce5" table:number-columns-repeated="994"/>
        </table:table-row>
        <table:table-row table:style-name="ro1">
          <table:table-cell table:style-name="ce5"/>
          <table:table-cell table:style-name="ce5" office:value-type="string" calcext:value-type="string">
            <text:p>LAST_PRICE</text:p>
          </table:table-cell>
          <table:table-cell table:style-name="ce14" office:value-type="float" office:value="21" calcext:value-type="float">
            <text:p>21</text:p>
          </table:table-cell>
          <table:table-cell table:style-name="ce5"/>
          <table:table-cell table:style-name="ce18" table:formula="of:=IF([.E$29]=0;&quot;&quot;;COM.FINANCIALS.GETINFO.PYTHON.FINANCIALSIMPL.GETREALTIME([.E$29];[.$C40];[.$B$3]))">
            <text:p/>
          </table:table-cell>
          <table:table-cell table:style-name="ce5"/>
          <table:table-cell table:style-name="ce18" table:formula="of:=IF([.G$29]=0;&quot;&quot;;COM.FINANCIALS.GETINFO.PYTHON.FINANCIALSIMPL.GETREALTIME([.G$29];[.$C40];[.$B$3]))">
            <text:p/>
          </table:table-cell>
          <table:table-cell table:style-name="ce5"/>
          <table:table-cell table:style-name="ce18" table:formula="of:=IF([.I$29]=0;&quot;&quot;;COM.FINANCIALS.GETINFO.PYTHON.FINANCIALSIMPL.GETREALTIME([.I$29];[.$C40];[.$B$3]))" office:value-type="float" office:value="10788.09" calcext:value-type="float">
            <text:p>10788.09</text:p>
          </table:table-cell>
          <table:table-cell table:style-name="ce5"/>
          <table:table-cell table:style-name="ce18" table:formula="of:=IF([.K$29]=0;&quot;&quot;;COM.FINANCIALS.GETINFO.PYTHON.FINANCIALSIMPL.GETREALTIME([.K$29];[.$C40];[.$B$3]))" office:value-type="float" office:value="2629.96" calcext:value-type="float">
            <text:p>2629.96</text:p>
          </table:table-cell>
          <table:table-cell table:style-name="ce5"/>
          <table:table-cell table:style-name="ce28"/>
          <table:table-cell table:style-name="ce5"/>
          <table:table-cell table:style-name="ce28"/>
          <table:table-cell table:style-name="ce5"/>
          <table:table-cell table:style-name="ce28"/>
          <table:table-cell table:style-name="ce5"/>
          <table:table-cell table:style-name="ce18" table:formula="of:=IF([.S$29]=0;&quot;&quot;;COM.FINANCIALS.GETINFO.PYTHON.FINANCIALSIMPL.GETREALTIME([.S$29];[.$C40];[.$B$3]))" office:value-type="string" office:string-value="&lt;Datacode.TIMESTAMP: 999&gt;" calcext:value-type="string">
            <text:p>&lt;Datacode.TIMESTAMP: 999&gt;</text:p>
          </table:table-cell>
          <table:table-cell table:style-name="ce5" table:number-columns-repeated="994"/>
        </table:table-row>
        <table:table-row table:style-name="ro1">
          <table:table-cell table:style-name="ce5"/>
          <table:table-cell table:style-name="ce5" office:value-type="string" calcext:value-type="string">
            <text:p>HIGH_52_WEEK</text:p>
          </table:table-cell>
          <table:table-cell table:style-name="ce14" office:value-type="float" office:value="24" calcext:value-type="float">
            <text:p>24</text:p>
          </table:table-cell>
          <table:table-cell table:style-name="ce5"/>
          <table:table-cell table:style-name="ce18" table:formula="of:=IF([.E$29]=0;&quot;&quot;;COM.FINANCIALS.GETINFO.PYTHON.FINANCIALSIMPL.GETREALTIME([.E$29];[.$C41];[.$B$3]))">
            <text:p/>
          </table:table-cell>
          <table:table-cell table:style-name="ce5"/>
          <table:table-cell table:style-name="ce18" table:formula="of:=IF([.G$29]=0;&quot;&quot;;COM.FINANCIALS.GETINFO.PYTHON.FINANCIALSIMPL.GETREALTIME([.G$29];[.$C41];[.$B$3]))">
            <text:p/>
          </table:table-cell>
          <table:table-cell table:style-name="ce5"/>
          <table:table-cell table:style-name="ce18" table:formula="of:=IF([.I$29]=0;&quot;&quot;;COM.FINANCIALS.GETINFO.PYTHON.FINANCIALSIMPL.GETREALTIME([.I$29];[.$C41];[.$B$3]))" office:value-type="string" office:string-value="" calcext:value-type="error">
            <text:p>#N/A</text:p>
          </table:table-cell>
          <table:table-cell table:style-name="ce5"/>
          <table:table-cell table:style-name="ce18" table:formula="of:=IF([.K$29]=0;&quot;&quot;;COM.FINANCIALS.GETINFO.PYTHON.FINANCIALSIMPL.GETREALTIME([.K$29];[.$C41];[.$B$3]))" office:value-type="string" office:string-value="" calcext:value-type="error">
            <text:p>#N/A</text:p>
          </table:table-cell>
          <table:table-cell table:style-name="ce5"/>
          <table:table-cell table:style-name="ce28"/>
          <table:table-cell table:style-name="ce5"/>
          <table:table-cell table:style-name="ce28"/>
          <table:table-cell table:style-name="ce5"/>
          <table:table-cell table:style-name="ce28"/>
          <table:table-cell table:style-name="ce5"/>
          <table:table-cell table:style-name="ce18" table:formula="of:=IF([.S$29]=0;&quot;&quot;;COM.FINANCIALS.GETINFO.PYTHON.FINANCIALSIMPL.GETREALTIME([.S$29];[.$C41];[.$B$3]))" office:value-type="string" office:string-value="&lt;Datacode.TIMESTAMP: 999&gt;" calcext:value-type="string">
            <text:p>&lt;Datacode.TIMESTAMP: 999&gt;</text:p>
          </table:table-cell>
          <table:table-cell table:style-name="ce5" table:number-columns-repeated="994"/>
        </table:table-row>
        <table:table-row table:style-name="ro1">
          <table:table-cell table:style-name="ce5"/>
          <table:table-cell table:style-name="ce12" office:value-type="string" calcext:value-type="string">
            <text:p>LOW_52_WEEK</text:p>
          </table:table-cell>
          <table:table-cell table:style-name="ce14" office:value-type="float" office:value="26" calcext:value-type="float">
            <text:p>26</text:p>
          </table:table-cell>
          <table:table-cell table:style-name="ce5"/>
          <table:table-cell table:style-name="ce18" table:formula="of:=IF([.E$29]=0;&quot;&quot;;COM.FINANCIALS.GETINFO.PYTHON.FINANCIALSIMPL.GETREALTIME([.E$29];[.$C42];[.$B$3]))">
            <text:p/>
          </table:table-cell>
          <table:table-cell table:style-name="ce5"/>
          <table:table-cell table:style-name="ce18" table:formula="of:=IF([.G$29]=0;&quot;&quot;;COM.FINANCIALS.GETINFO.PYTHON.FINANCIALSIMPL.GETREALTIME([.G$29];[.$C42];[.$B$3]))">
            <text:p/>
          </table:table-cell>
          <table:table-cell table:style-name="ce5"/>
          <table:table-cell table:style-name="ce18" table:formula="of:=IF([.I$29]=0;&quot;&quot;;COM.FINANCIALS.GETINFO.PYTHON.FINANCIALSIMPL.GETREALTIME([.I$29];[.$C42];[.$B$3]))" office:value-type="string" office:string-value="" calcext:value-type="error">
            <text:p>#N/A</text:p>
          </table:table-cell>
          <table:table-cell table:style-name="ce5"/>
          <table:table-cell table:style-name="ce18" table:formula="of:=IF([.K$29]=0;&quot;&quot;;COM.FINANCIALS.GETINFO.PYTHON.FINANCIALSIMPL.GETREALTIME([.K$29];[.$C42];[.$B$3]))" office:value-type="string" office:string-value="" calcext:value-type="error">
            <text:p>#N/A</text:p>
          </table:table-cell>
          <table:table-cell table:style-name="ce5"/>
          <table:table-cell table:style-name="ce28"/>
          <table:table-cell table:style-name="ce5"/>
          <table:table-cell table:style-name="ce28"/>
          <table:table-cell table:style-name="ce5"/>
          <table:table-cell table:style-name="ce28"/>
          <table:table-cell table:style-name="ce5"/>
          <table:table-cell table:style-name="ce18" table:formula="of:=IF([.S$29]=0;&quot;&quot;;COM.FINANCIALS.GETINFO.PYTHON.FINANCIALSIMPL.GETREALTIME([.S$29];[.$C42];[.$B$3]))" office:value-type="string" office:string-value="&lt;Datacode.TIMESTAMP: 999&gt;" calcext:value-type="string">
            <text:p>&lt;Datacode.TIMESTAMP: 999&gt;</text:p>
          </table:table-cell>
          <table:table-cell table:style-name="ce5" table:number-columns-repeated="994"/>
        </table:table-row>
        <table:table-row table:style-name="ro1">
          <table:table-cell table:style-name="ce5"/>
          <table:table-cell table:style-name="ce12" office:value-type="string" calcext:value-type="string">
            <text:p>MARKET_CAP</text:p>
          </table:table-cell>
          <table:table-cell table:style-name="ce14" office:value-type="float" office:value="27" calcext:value-type="float">
            <text:p>27</text:p>
          </table:table-cell>
          <table:table-cell table:style-name="ce5"/>
          <table:table-cell table:style-name="ce18" table:formula="of:=IF([.E$29]=0;&quot;&quot;;COM.FINANCIALS.GETINFO.PYTHON.FINANCIALSIMPL.GETREALTIME([.E$29];[.$C43];[.$B$3]))">
            <text:p/>
          </table:table-cell>
          <table:table-cell table:style-name="ce5"/>
          <table:table-cell table:style-name="ce18" table:formula="of:=IF([.G$29]=0;&quot;&quot;;COM.FINANCIALS.GETINFO.PYTHON.FINANCIALSIMPL.GETREALTIME([.G$29];[.$C43];[.$B$3]))">
            <text:p/>
          </table:table-cell>
          <table:table-cell table:style-name="ce5"/>
          <table:table-cell table:style-name="ce18" table:formula="of:=IF([.I$29]=0;&quot;&quot;;COM.FINANCIALS.GETINFO.PYTHON.FINANCIALSIMPL.GETREALTIME([.I$29];[.$C43];[.$B$3]))" office:value-type="string" office:string-value="Data doesn't exist - 27" calcext:value-type="string">
            <text:p>Data doesn't exist - 27</text:p>
          </table:table-cell>
          <table:table-cell table:style-name="ce5"/>
          <table:table-cell table:style-name="ce18" table:formula="of:=IF([.K$29]=0;&quot;&quot;;COM.FINANCIALS.GETINFO.PYTHON.FINANCIALSIMPL.GETREALTIME([.K$29];[.$C43];[.$B$3]))" office:value-type="string" office:string-value="Data doesn't exist - 27" calcext:value-type="string">
            <text:p>Data doesn't exist - 27</text:p>
          </table:table-cell>
          <table:table-cell table:style-name="ce5"/>
          <table:table-cell table:style-name="ce28"/>
          <table:table-cell table:style-name="ce5"/>
          <table:table-cell table:style-name="ce28"/>
          <table:table-cell table:style-name="ce5"/>
          <table:table-cell table:style-name="ce28"/>
          <table:table-cell table:style-name="ce5"/>
          <table:table-cell table:style-name="ce18" table:formula="of:=IF([.S$29]=0;&quot;&quot;;COM.FINANCIALS.GETINFO.PYTHON.FINANCIALSIMPL.GETREALTIME([.S$29];[.$C43];[.$B$3]))" office:value-type="string" office:string-value="&lt;Datacode.TIMESTAMP: 999&gt;" calcext:value-type="string">
            <text:p>&lt;Datacode.TIMESTAMP: 999&gt;</text:p>
          </table:table-cell>
          <table:table-cell table:style-name="ce5" table:number-columns-repeated="994"/>
        </table:table-row>
        <table:table-row table:style-name="ro1">
          <table:table-cell table:style-name="ce5"/>
          <table:table-cell table:style-name="ce5" office:value-type="string" calcext:value-type="string">
            <text:p>VOLUME</text:p>
          </table:table-cell>
          <table:table-cell table:style-name="ce14" office:value-type="float" office:value="35" calcext:value-type="float">
            <text:p>35</text:p>
          </table:table-cell>
          <table:table-cell table:style-name="ce5"/>
          <table:table-cell table:style-name="ce18" table:formula="of:=IF([.E$29]=0;&quot;&quot;;COM.FINANCIALS.GETINFO.PYTHON.FINANCIALSIMPL.GETREALTIME([.E$29];[.$C44];[.$B$3]))">
            <text:p/>
          </table:table-cell>
          <table:table-cell table:style-name="ce5"/>
          <table:table-cell table:style-name="ce18" table:formula="of:=IF([.G$29]=0;&quot;&quot;;COM.FINANCIALS.GETINFO.PYTHON.FINANCIALSIMPL.GETREALTIME([.G$29];[.$C44];[.$B$3]))">
            <text:p/>
          </table:table-cell>
          <table:table-cell table:style-name="ce5"/>
          <table:table-cell table:style-name="ce18" table:formula="of:=IF([.I$29]=0;&quot;&quot;;COM.FINANCIALS.GETINFO.PYTHON.FINANCIALSIMPL.GETREALTIME([.I$29];[.$C44];[.$B$3]))" office:value-type="string" office:string-value="Data doesn't exist - 35" calcext:value-type="string">
            <text:p>Data doesn't exist - 35</text:p>
          </table:table-cell>
          <table:table-cell table:style-name="ce5"/>
          <table:table-cell table:style-name="ce18" table:formula="of:=IF([.K$29]=0;&quot;&quot;;COM.FINANCIALS.GETINFO.PYTHON.FINANCIALSIMPL.GETREALTIME([.K$29];[.$C44];[.$B$3]))" office:value-type="string" office:string-value="Data doesn't exist - 35" calcext:value-type="string">
            <text:p>Data doesn't exist - 35</text:p>
          </table:table-cell>
          <table:table-cell table:style-name="ce5"/>
          <table:table-cell table:style-name="ce28"/>
          <table:table-cell table:style-name="ce5"/>
          <table:table-cell table:style-name="ce28"/>
          <table:table-cell table:style-name="ce5"/>
          <table:table-cell table:style-name="ce28"/>
          <table:table-cell table:style-name="ce5"/>
          <table:table-cell table:style-name="ce18" table:formula="of:=IF([.S$29]=0;&quot;&quot;;COM.FINANCIALS.GETINFO.PYTHON.FINANCIALSIMPL.GETREALTIME([.S$29];[.$C44];[.$B$3]))" office:value-type="string" office:string-value="&lt;Datacode.TIMESTAMP: 999&gt;" calcext:value-type="string">
            <text:p>&lt;Datacode.TIMESTAMP: 999&gt;</text:p>
          </table:table-cell>
          <table:table-cell table:style-name="ce5" table:number-columns-repeated="994"/>
        </table:table-row>
        <table:table-row table:style-name="ro1">
          <table:table-cell table:style-name="ce5"/>
          <table:table-cell table:style-name="ce5" office:value-type="string" calcext:value-type="string">
            <text:p>AVG_DAILY_VOL_3MOMTH</text:p>
          </table:table-cell>
          <table:table-cell table:style-name="ce14" office:value-type="float" office:value="39" calcext:value-type="float">
            <text:p>39</text:p>
          </table:table-cell>
          <table:table-cell table:style-name="ce5"/>
          <table:table-cell table:style-name="ce18" table:formula="of:=IF([.E$29]=0;&quot;&quot;;COM.FINANCIALS.GETINFO.PYTHON.FINANCIALSIMPL.GETREALTIME([.E$29];[.$C45];[.$B$3]))">
            <text:p/>
          </table:table-cell>
          <table:table-cell table:style-name="ce5"/>
          <table:table-cell table:style-name="ce18" table:formula="of:=IF([.G$29]=0;&quot;&quot;;COM.FINANCIALS.GETINFO.PYTHON.FINANCIALSIMPL.GETREALTIME([.G$29];[.$C45];[.$B$3]))">
            <text:p/>
          </table:table-cell>
          <table:table-cell table:style-name="ce5"/>
          <table:table-cell table:style-name="ce18" table:formula="of:=IF([.I$29]=0;&quot;&quot;;COM.FINANCIALS.GETINFO.PYTHON.FINANCIALSIMPL.GETREALTIME([.I$29];[.$C45];[.$B$3]))" office:value-type="string" office:string-value="Data doesn't exist - 39" calcext:value-type="string">
            <text:p>Data doesn't exist - 39</text:p>
          </table:table-cell>
          <table:table-cell table:style-name="ce5"/>
          <table:table-cell table:style-name="ce18" table:formula="of:=IF([.K$29]=0;&quot;&quot;;COM.FINANCIALS.GETINFO.PYTHON.FINANCIALSIMPL.GETREALTIME([.K$29];[.$C45];[.$B$3]))" office:value-type="string" office:string-value="Data doesn't exist - 39" calcext:value-type="string">
            <text:p>Data doesn't exist - 39</text:p>
          </table:table-cell>
          <table:table-cell table:style-name="ce5"/>
          <table:table-cell table:style-name="ce28"/>
          <table:table-cell table:style-name="ce5"/>
          <table:table-cell table:style-name="ce28"/>
          <table:table-cell table:style-name="ce5"/>
          <table:table-cell table:style-name="ce28"/>
          <table:table-cell table:style-name="ce5"/>
          <table:table-cell table:style-name="ce18" table:formula="of:=IF([.S$29]=0;&quot;&quot;;COM.FINANCIALS.GETINFO.PYTHON.FINANCIALSIMPL.GETREALTIME([.S$29];[.$C45];[.$B$3]))" office:value-type="string" office:string-value="&lt;Datacode.TIMESTAMP: 999&gt;" calcext:value-type="string">
            <text:p>&lt;Datacode.TIMESTAMP: 999&gt;</text:p>
          </table:table-cell>
          <table:table-cell table:style-name="ce5" table:number-columns-repeated="994"/>
        </table:table-row>
        <table:table-row table:style-name="ro1">
          <table:table-cell table:style-name="ce5"/>
          <table:table-cell table:style-name="ce5" office:value-type="string" calcext:value-type="string">
            <text:p>TICKER</text:p>
          </table:table-cell>
          <table:table-cell table:style-name="ce14" office:value-type="float" office:value="101" calcext:value-type="float">
            <text:p>101</text:p>
          </table:table-cell>
          <table:table-cell table:style-name="ce5"/>
          <table:table-cell table:style-name="ce18" table:formula="of:=IF([.E$29]=0;&quot;&quot;;COM.FINANCIALS.GETINFO.PYTHON.FINANCIALSIMPL.GETREALTIME([.E$29];[.$C46];[.$B$3]))">
            <text:p/>
          </table:table-cell>
          <table:table-cell table:style-name="ce5"/>
          <table:table-cell table:style-name="ce18" table:formula="of:=IF([.G$29]=0;&quot;&quot;;COM.FINANCIALS.GETINFO.PYTHON.FINANCIALSIMPL.GETREALTIME([.G$29];[.$C46];[.$B$3]))">
            <text:p/>
          </table:table-cell>
          <table:table-cell table:style-name="ce5"/>
          <table:table-cell table:style-name="ce18" table:formula="of:=IF([.I$29]=0;&quot;&quot;;COM.FINANCIALS.GETINFO.PYTHON.FINANCIALSIMPL.GETREALTIME([.I$29];[.$C46];[.$B$3]))" office:value-type="string" office:string-value="" calcext:value-type="error">
            <text:p>#N/A</text:p>
          </table:table-cell>
          <table:table-cell table:style-name="ce5"/>
          <table:table-cell table:style-name="ce18" table:formula="of:=IF([.K$29]=0;&quot;&quot;;COM.FINANCIALS.GETINFO.PYTHON.FINANCIALSIMPL.GETREALTIME([.K$29];[.$C46];[.$B$3]))" office:value-type="string" office:string-value="" calcext:value-type="error">
            <text:p>#N/A</text:p>
          </table:table-cell>
          <table:table-cell table:style-name="ce5"/>
          <table:table-cell table:style-name="ce28"/>
          <table:table-cell table:style-name="ce5"/>
          <table:table-cell table:style-name="ce28"/>
          <table:table-cell table:style-name="ce5"/>
          <table:table-cell table:style-name="ce28"/>
          <table:table-cell table:style-name="ce5"/>
          <table:table-cell table:style-name="ce18" table:formula="of:=IF([.S$29]=0;&quot;&quot;;COM.FINANCIALS.GETINFO.PYTHON.FINANCIALSIMPL.GETREALTIME([.S$29];[.$C46];[.$B$3]))" office:value-type="string" office:string-value="&lt;Datacode.TIMESTAMP: 999&gt;" calcext:value-type="string">
            <text:p>&lt;Datacode.TIMESTAMP: 999&gt;</text:p>
          </table:table-cell>
          <table:table-cell table:style-name="ce5" table:number-columns-repeated="994"/>
        </table:table-row>
        <table:table-row table:style-name="ro1">
          <table:table-cell table:style-name="ce5"/>
          <table:table-cell table:style-name="ce5" office:value-type="string" calcext:value-type="string">
            <text:p>EXCHANGE</text:p>
          </table:table-cell>
          <table:table-cell table:style-name="ce14" office:value-type="float" office:value="102" calcext:value-type="float">
            <text:p>102</text:p>
          </table:table-cell>
          <table:table-cell table:style-name="ce5"/>
          <table:table-cell table:style-name="ce18" table:formula="of:=IF([.E$29]=0;&quot;&quot;;COM.FINANCIALS.GETINFO.PYTHON.FINANCIALSIMPL.GETREALTIME([.E$29];[.$C47];[.$B$3]))">
            <text:p/>
          </table:table-cell>
          <table:table-cell table:style-name="ce5"/>
          <table:table-cell table:style-name="ce18" table:formula="of:=IF([.G$29]=0;&quot;&quot;;COM.FINANCIALS.GETINFO.PYTHON.FINANCIALSIMPL.GETREALTIME([.G$29];[.$C47];[.$B$3]))">
            <text:p/>
          </table:table-cell>
          <table:table-cell table:style-name="ce5"/>
          <table:table-cell table:style-name="ce18" table:formula="of:=IF([.I$29]=0;&quot;&quot;;COM.FINANCIALS.GETINFO.PYTHON.FINANCIALSIMPL.GETREALTIME([.I$29];[.$C47];[.$B$3]))" office:value-type="string" office:string-value="&lt;divid=&quot;topstuff&quot;&gt;" calcext:value-type="string">
            <text:p>&lt;divid="topstuff"&gt;</text:p>
          </table:table-cell>
          <table:table-cell table:style-name="ce5"/>
          <table:table-cell table:style-name="ce18" table:formula="of:=IF([.K$29]=0;&quot;&quot;;COM.FINANCIALS.GETINFO.PYTHON.FINANCIALSIMPL.GETREALTIME([.K$29];[.$C47];[.$B$3]))" office:value-type="string" office:string-value="&lt;divid=&quot;topstuff&quot;&gt;" calcext:value-type="string">
            <text:p>&lt;divid="topstuff"&gt;</text:p>
          </table:table-cell>
          <table:table-cell table:style-name="ce5"/>
          <table:table-cell table:style-name="ce28"/>
          <table:table-cell table:style-name="ce5"/>
          <table:table-cell table:style-name="ce28"/>
          <table:table-cell table:style-name="ce5"/>
          <table:table-cell table:style-name="ce28"/>
          <table:table-cell table:style-name="ce5"/>
          <table:table-cell table:style-name="ce18" table:formula="of:=IF([.S$29]=0;&quot;&quot;;COM.FINANCIALS.GETINFO.PYTHON.FINANCIALSIMPL.GETREALTIME([.S$29];[.$C47];[.$B$3]))" office:value-type="string" office:string-value="&lt;Datacode.TIMESTAMP: 999&gt;" calcext:value-type="string">
            <text:p>&lt;Datacode.TIMESTAMP: 999&gt;</text:p>
          </table:table-cell>
          <table:table-cell table:style-name="ce5" table:number-columns-repeated="994"/>
        </table:table-row>
        <table:table-row table:style-name="ro1">
          <table:table-cell table:style-name="ce5"/>
          <table:table-cell table:style-name="ce5" office:value-type="string" calcext:value-type="string">
            <text:p>CURRENCY</text:p>
          </table:table-cell>
          <table:table-cell table:style-name="ce14" office:value-type="float" office:value="103" calcext:value-type="float">
            <text:p>103</text:p>
          </table:table-cell>
          <table:table-cell table:style-name="ce5"/>
          <table:table-cell table:style-name="ce18" table:formula="of:=IF([.E$29]=0;&quot;&quot;;COM.FINANCIALS.GETINFO.PYTHON.FINANCIALSIMPL.GETREALTIME([.E$29];[.$C48];[.$B$3]))">
            <text:p/>
          </table:table-cell>
          <table:table-cell table:style-name="ce5"/>
          <table:table-cell table:style-name="ce18" table:formula="of:=IF([.G$29]=0;&quot;&quot;;COM.FINANCIALS.GETINFO.PYTHON.FINANCIALSIMPL.GETREALTIME([.G$29];[.$C48];[.$B$3]))">
            <text:p/>
          </table:table-cell>
          <table:table-cell table:style-name="ce5"/>
          <table:table-cell table:style-name="ce18" table:formula="of:=IF([.I$29]=0;&quot;&quot;;COM.FINANCIALS.GETINFO.PYTHON.FINANCIALSIMPL.GETREALTIME([.I$29];[.$C48];[.$B$3]))" office:value-type="string" office:string-value="" calcext:value-type="error">
            <text:p>#N/A</text:p>
          </table:table-cell>
          <table:table-cell table:style-name="ce5"/>
          <table:table-cell table:style-name="ce18" table:formula="of:=IF([.K$29]=0;&quot;&quot;;COM.FINANCIALS.GETINFO.PYTHON.FINANCIALSIMPL.GETREALTIME([.K$29];[.$C48];[.$B$3]))" office:value-type="string" office:string-value="" calcext:value-type="error">
            <text:p>#N/A</text:p>
          </table:table-cell>
          <table:table-cell table:style-name="ce5"/>
          <table:table-cell table:style-name="ce28"/>
          <table:table-cell table:style-name="ce5"/>
          <table:table-cell table:style-name="ce28"/>
          <table:table-cell table:style-name="ce5"/>
          <table:table-cell table:style-name="ce28"/>
          <table:table-cell table:style-name="ce5"/>
          <table:table-cell table:style-name="ce18" table:formula="of:=IF([.S$29]=0;&quot;&quot;;COM.FINANCIALS.GETINFO.PYTHON.FINANCIALSIMPL.GETREALTIME([.S$29];[.$C48];[.$B$3]))" office:value-type="string" office:string-value="&lt;Datacode.TIMESTAMP: 999&gt;" calcext:value-type="string">
            <text:p>&lt;Datacode.TIMESTAMP: 999&gt;</text:p>
          </table:table-cell>
          <table:table-cell table:style-name="ce5" table:number-columns-repeated="994"/>
        </table:table-row>
        <table:table-row table:style-name="ro1">
          <table:table-cell table:style-name="ce5"/>
          <table:table-cell table:style-name="ce7" office:value-type="string" calcext:value-type="string">
            <text:p>NAME</text:p>
          </table:table-cell>
          <table:table-cell table:style-name="ce16" office:value-type="float" office:value="104" calcext:value-type="float">
            <text:p>104</text:p>
          </table:table-cell>
          <table:table-cell table:style-name="ce7"/>
          <table:table-cell table:style-name="ce25" table:formula="of:=IF([.E$29]=0;&quot;&quot;;COM.FINANCIALS.GETINFO.PYTHON.FINANCIALSIMPL.GETREALTIME([.E$29];[.$C49];[.$B$3]))">
            <text:p/>
          </table:table-cell>
          <table:table-cell table:style-name="ce7"/>
          <table:table-cell table:style-name="ce25" table:formula="of:=IF([.G$29]=0;&quot;&quot;;COM.FINANCIALS.GETINFO.PYTHON.FINANCIALSIMPL.GETREALTIME([.G$29];[.$C49];[.$B$3]))">
            <text:p/>
          </table:table-cell>
          <table:table-cell table:style-name="ce7"/>
          <table:table-cell table:style-name="ce25" table:formula="of:=IF([.I$29]=0;&quot;&quot;;COM.FINANCIALS.GETINFO.PYTHON.FINANCIALSIMPL.GETREALTIME([.I$29];[.$C49];[.$B$3]))" office:value-type="string" office:string-value="Data doesn't exist - 104" calcext:value-type="string">
            <text:p>Data doesn't exist - 104</text:p>
          </table:table-cell>
          <table:table-cell table:style-name="ce7"/>
          <table:table-cell table:style-name="ce25" table:formula="of:=IF([.K$29]=0;&quot;&quot;;COM.FINANCIALS.GETINFO.PYTHON.FINANCIALSIMPL.GETREALTIME([.K$29];[.$C49];[.$B$3]))" office:value-type="string" office:string-value="Data doesn't exist - 104" calcext:value-type="string">
            <text:p>Data doesn't exist - 104</text:p>
          </table:table-cell>
          <table:table-cell table:style-name="ce7"/>
          <table:table-cell table:style-name="ce28"/>
          <table:table-cell table:style-name="ce7"/>
          <table:table-cell table:style-name="ce28"/>
          <table:table-cell table:style-name="ce7"/>
          <table:table-cell table:style-name="ce28"/>
          <table:table-cell table:style-name="ce7"/>
          <table:table-cell table:style-name="ce25" table:formula="of:=IF([.S$29]=0;&quot;&quot;;COM.FINANCIALS.GETINFO.PYTHON.FINANCIALSIMPL.GETREALTIME([.S$29];[.$C49];[.$B$3]))" office:value-type="string" office:string-value="&lt;Datacode.TIMESTAMP: 999&gt;" calcext:value-type="string">
            <text:p>&lt;Datacode.TIMESTAMP: 999&gt;</text:p>
          </table:table-cell>
          <table:table-cell table:style-name="ce5" table:number-columns-repeated="994"/>
        </table:table-row>
        <table:table-row table:style-name="ro1">
          <table:table-cell table:style-name="ce5"/>
          <table:table-cell table:style-name="ce5" office:value-type="string" calcext:value-type="string">
            <text:p>TIMEZONE</text:p>
          </table:table-cell>
          <table:table-cell table:style-name="ce14" office:value-type="float" office:value="105" calcext:value-type="float">
            <text:p>105</text:p>
          </table:table-cell>
          <table:table-cell table:style-name="ce5"/>
          <table:table-cell table:style-name="ce26" table:formula="of:=IF([.E$29]=0;&quot;&quot;;COM.FINANCIALS.GETINFO.PYTHON.FINANCIALSIMPL.GETREALTIME([.E$29];[.$C50];[.$B$3]))">
            <text:p/>
          </table:table-cell>
          <table:table-cell table:style-name="ce5"/>
          <table:table-cell table:style-name="ce26" table:formula="of:=IF([.G$29]=0;&quot;&quot;;COM.FINANCIALS.GETINFO.PYTHON.FINANCIALSIMPL.GETREALTIME([.G$29];[.$C50];[.$B$3]))">
            <text:p/>
          </table:table-cell>
          <table:table-cell table:style-name="ce5"/>
          <table:table-cell table:style-name="ce26" table:formula="of:=IF([.I$29]=0;&quot;&quot;;COM.FINANCIALS.GETINFO.PYTHON.FINANCIALSIMPL.GETREALTIME([.I$29];[.$C50];[.$B$3]))" office:value-type="string" office:string-value="CET" calcext:value-type="string">
            <text:p>CET</text:p>
          </table:table-cell>
          <table:table-cell table:style-name="ce5"/>
          <table:table-cell table:style-name="ce26" table:formula="of:=IF([.K$29]=0;&quot;&quot;;COM.FINANCIALS.GETINFO.PYTHON.FINANCIALSIMPL.GETREALTIME([.K$29];[.$C50];[.$B$3]))" office:value-type="string" office:string-value="GMT-5" calcext:value-type="string">
            <text:p>GMT-5</text:p>
          </table:table-cell>
          <table:table-cell table:style-name="ce5"/>
          <table:table-cell table:style-name="ce28"/>
          <table:table-cell table:style-name="ce5"/>
          <table:table-cell table:style-name="ce28"/>
          <table:table-cell table:style-name="ce5"/>
          <table:table-cell table:style-name="ce28"/>
          <table:table-cell table:style-name="ce5"/>
          <table:table-cell table:style-name="ce26" table:formula="of:=IF([.S$29]=0;&quot;&quot;;COM.FINANCIALS.GETINFO.PYTHON.FINANCIALSIMPL.GETREALTIME([.S$29];[.$C50];[.$B$3]))" office:value-type="string" office:string-value="&lt;Datacode.TIMESTAMP: 999&gt;" calcext:value-type="string">
            <text:p>&lt;Datacode.TIMESTAMP: 999&gt;</text:p>
          </table:table-cell>
          <table:table-cell table:style-name="ce5" table:number-columns-repeated="994"/>
        </table:table-row>
        <table:table-row table:style-name="ro1">
          <table:table-cell table:number-columns-repeated="4"/>
          <table:table-cell table:style-name="ce25"/>
          <table:table-cell table:number-columns-repeated="1008"/>
        </table:table-row>
        <table:table-row table:style-name="ro1" table:number-rows-repeated="1048524">
          <table:table-cell table:number-columns-repeated="1013"/>
        </table:table-row>
        <table:table-row table:style-name="ro1">
          <table:table-cell table:number-columns-repeated="1013"/>
        </table:table-row>
      </table:table>
      <table:table table:name="Meta Data" table:style-name="ta1"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3" table:number-columns-repeated="1021" table:default-cell-style-name="ce21"/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Sources</text:p>
          </table:table-cell>
          <table:table-cell table:style-name="ce24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3" office:value-type="string" calcext:value-type="string">
            <text:p>Column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GOOGLE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YAHOO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FT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Identifiers</text:p>
          </table:table-cell>
          <table:table-cell table:style-name="ce24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>
            <text:p>Id</text:p>
          </table:table-cell>
          <table:table-cell table:style-name="ce23" office:value-type="string" calcext:value-type="string">
            <text:p>GOOGLE</text:p>
          </table:table-cell>
          <table:table-cell table:style-name="ce23" office:value-type="string" calcext:value-type="string">
            <text:p>YAHOO</text:p>
          </table:table-cell>
          <table:table-cell table:style-name="ce23" office:value-type="string" calcext:value-type="string">
            <text:p>F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GBP</text:p>
          </table:table-cell>
          <table:table-cell/>
          <table:table-cell office:value-type="string" calcext:value-type="string">
            <text:p>EURGBP=X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ETR:SAP</text:p>
          </table:table-cell>
          <table:table-cell office:value-type="string" calcext:value-type="string">
            <text:p>SAP.DE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FRA:C060</text:p>
          </table:table-cell>
          <table:table-cell office:value-type="string" calcext:value-type="string">
            <text:p>C060.DE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LON:VERX</text:p>
          </table:table-cell>
          <table:table-cell office:value-type="string" calcext:value-type="string">
            <text:p>VERX.L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LON:VOD</text:p>
          </table:table-cell>
          <table:table-cell office:value-type="string" calcext:value-type="string">
            <text:p>VOD.L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MUTF:VFIAX</text:p>
          </table:table-cell>
          <table:table-cell office:value-type="string" calcext:value-type="string">
            <text:p>VFIAX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NASDAQ:INTC</text:p>
          </table:table-cell>
          <table:table-cell office:value-type="string" calcext:value-type="string">
            <text:p>INTC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NYSE:IBM</text:p>
          </table:table-cell>
          <table:table-cell office:value-type="string" calcext:value-type="string">
            <text:p>IBM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TYO:650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SDAQ:ZVZZT</text:p>
          </table:table-cell>
          <table:table-cell/>
          <table:table-cell office:value-type="string" calcext:value-type="string">
            <text:p>ZVZZT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INDEXDB:DAX</text:p>
          </table:table-cell>
          <table:table-cell office:value-type="string" calcext:value-type="string">
            <text:p>^GDAXI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INDEXSP:.INX</text:p>
          </table:table-cell>
          <table:table-cell office:value-type="string" calcext:value-type="string">
            <text:p>^GSPC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storic Examples" table:style-name="ta1">
        <table:table-column table:style-name="co1" table:default-cell-style-name="ce33"/>
        <table:table-column table:style-name="co2" table:default-cell-style-name="ce33"/>
        <table:table-column table:style-name="co3" table:default-cell-style-name="ce37"/>
        <table:table-column table:style-name="co1" table:default-cell-style-name="ce33"/>
        <table:table-column table:style-name="co9" table:default-cell-style-name="ce43"/>
        <table:table-column table:style-name="co1" table:default-cell-style-name="ce33"/>
        <table:table-column table:style-name="co5" table:default-cell-style-name="ce43"/>
        <table:table-column table:style-name="co1" table:default-cell-style-name="ce33"/>
        <table:table-column table:style-name="co5" table:default-cell-style-name="ce43"/>
        <table:table-column table:style-name="co1" table:default-cell-style-name="ce33"/>
        <table:table-column table:style-name="co5" table:default-cell-style-name="ce43"/>
        <table:table-column table:style-name="co1" table:default-cell-style-name="ce33"/>
        <table:table-column table:style-name="co5" table:default-cell-style-name="ce43"/>
        <table:table-column table:style-name="co3" table:number-columns-repeated="1011" table:default-cell-style-name="ce33"/>
        <table:table-row table:style-name="ro1">
          <table:table-cell table:number-columns-repeated="4"/>
          <table:table-cell table:style-name="ce39"/>
          <table:table-cell/>
          <table:table-cell table:style-name="ce39"/>
          <table:table-cell/>
          <table:table-cell table:style-name="ce39"/>
          <table:table-cell/>
          <table:table-cell table:style-name="ce39"/>
          <table:table-cell/>
          <table:table-cell table:style-name="ce39"/>
          <table:table-cell table:number-columns-repeated="1011"/>
        </table:table-row>
        <table:table-row table:style-name="ro1">
          <table:table-cell table:style-name="ce34" table:number-columns-repeated="4"/>
          <table:table-cell table:style-name="ce40" office:value-type="string" calcext:value-type="string">
            <text:p>IBM</text:p>
          </table:table-cell>
          <table:table-cell table:style-name="ce34"/>
          <table:table-cell table:style-name="ce40" office:value-type="string" calcext:value-type="string">
            <text:p>INTC</text:p>
          </table:table-cell>
          <table:table-cell table:style-name="ce34"/>
          <table:table-cell table:style-name="ce40" office:value-type="string" calcext:value-type="string">
            <text:p>VOD.L</text:p>
          </table:table-cell>
          <table:table-cell table:style-name="ce34"/>
          <table:table-cell table:style-name="ce40" office:value-type="string" calcext:value-type="string">
            <text:p>SAP.DE</text:p>
          </table:table-cell>
          <table:table-cell table:style-name="ce34"/>
          <table:table-cell table:style-name="ce19" office:value-type="string" calcext:value-type="string">
            <text:p>^GDAXI</text:p>
          </table:table-cell>
          <table:table-cell table:number-columns-repeated="1011"/>
        </table:table-row>
        <table:table-row table:style-name="ro1">
          <table:table-cell table:style-name="ce34" table:number-columns-repeated="4"/>
          <table:table-cell table:style-name="ce41" office:value-type="string" calcext:value-type="string">
            <text:p>YAHOO</text:p>
          </table:table-cell>
          <table:table-cell table:style-name="ce34"/>
          <table:table-cell table:style-name="ce41" office:value-type="string" calcext:value-type="string">
            <text:p>YAHOO</text:p>
          </table:table-cell>
          <table:table-cell table:style-name="ce34"/>
          <table:table-cell table:style-name="ce41" office:value-type="string" calcext:value-type="string">
            <text:p>YAHOO</text:p>
          </table:table-cell>
          <table:table-cell table:style-name="ce34"/>
          <table:table-cell table:style-name="ce41" office:value-type="string" calcext:value-type="string">
            <text:p>YAHOO</text:p>
          </table:table-cell>
          <table:table-cell table:style-name="ce34"/>
          <table:table-cell table:style-name="ce41" office:value-type="string" calcext:value-type="string">
            <text:p>YAHOO</text:p>
          </table:table-cell>
          <table:table-cell table:number-columns-repeated="1011"/>
        </table:table-row>
        <table:table-row table:style-name="ro1">
          <table:table-cell table:style-name="ce34" table:number-columns-repeated="4"/>
          <table:table-cell table:style-name="ce42" office:value-type="date" office:date-value="2017-12-29" calcext:value-type="date">
            <text:p>2017-12-29</text:p>
          </table:table-cell>
          <table:table-cell table:style-name="ce34"/>
          <table:table-cell table:style-name="ce42" office:value-type="date" office:date-value="2017-12-29" calcext:value-type="date">
            <text:p>2017-12-29</text:p>
          </table:table-cell>
          <table:table-cell table:style-name="ce34"/>
          <table:table-cell table:style-name="ce42" office:value-type="date" office:date-value="2017-12-29" calcext:value-type="date">
            <text:p>2017-12-29</text:p>
          </table:table-cell>
          <table:table-cell table:style-name="ce34"/>
          <table:table-cell table:style-name="ce42" office:value-type="date" office:date-value="2017-12-29" calcext:value-type="date">
            <text:p>2017-12-29</text:p>
          </table:table-cell>
          <table:table-cell table:style-name="ce34"/>
          <table:table-cell table:style-name="ce42" office:value-type="date" office:date-value="2017-12-29" calcext:value-type="date">
            <text:p>2017-12-2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5" office:value-type="string" calcext:value-type="string">
            <text:p>Field</text:p>
          </table:table-cell>
          <table:table-cell table:style-name="ce34" office:value-type="string" calcext:value-type="string">
            <text:p>Cod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float" office:value="6" calcext:value-type="float">
            <text:p>6</text:p>
          </table:table-cell>
          <table:table-cell/>
          <table:table-cell table:style-name="ce39" table:formula="of:=COM.FINANCIALS.GETINFO.PYTHON.FINANCIALSIMPL.GETHISTORIC([.E$2];[.$C7];[.E$4];[.E$3])" office:value-type="float" office:value="154.169998" calcext:value-type="float">
            <text:p>154.169998</text:p>
          </table:table-cell>
          <table:table-cell/>
          <table:table-cell table:style-name="ce39" table:formula="of:=COM.FINANCIALS.GETINFO.PYTHON.FINANCIALSIMPL.GETHISTORIC([.G$2];[.$C7];[.G$4];[.G$3])" office:value-type="float" office:value="46.209999" calcext:value-type="float">
            <text:p>46.209999</text:p>
          </table:table-cell>
          <table:table-cell/>
          <table:table-cell table:style-name="ce39" table:formula="of:=COM.FINANCIALS.GETINFO.PYTHON.FINANCIALSIMPL.GETHISTORIC([.I$2];[.$C7];[.I$4];[.I$3])" office:value-type="float" office:value="234.699997" calcext:value-type="float">
            <text:p>234.699997</text:p>
          </table:table-cell>
          <table:table-cell/>
          <table:table-cell table:style-name="ce39" table:formula="of:=COM.FINANCIALS.GETINFO.PYTHON.FINANCIALSIMPL.GETHISTORIC([.K$2];[.$C7];[.K$4];[.K$3])" office:value-type="float" office:value="94.139999" calcext:value-type="float">
            <text:p>94.139999</text:p>
          </table:table-cell>
          <table:table-cell/>
          <table:table-cell table:style-name="ce39" table:formula="of:=COM.FINANCIALS.GETINFO.PYTHON.FINANCIALSIMPL.GETHISTORIC([.M$2];[.$C7];[.M$4];[.M$3])" office:value-type="float" office:value="12980.089844" calcext:value-type="float">
            <text:p>12980.0898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39" table:formula="of:=COM.FINANCIALS.GETINFO.PYTHON.FINANCIALSIMPL.GETHISTORIC([.E$2];[.$C8];[.E$4];[.E$3])" office:value-type="float" office:value="153.419998" calcext:value-type="float">
            <text:p>153.419998</text:p>
          </table:table-cell>
          <table:table-cell/>
          <table:table-cell table:style-name="ce39" table:formula="of:=COM.FINANCIALS.GETINFO.PYTHON.FINANCIALSIMPL.GETHISTORIC([.G$2];[.$C8];[.G$4];[.G$3])" office:value-type="float" office:value="46.09" calcext:value-type="float">
            <text:p>46.09</text:p>
          </table:table-cell>
          <table:table-cell/>
          <table:table-cell table:style-name="ce39" table:formula="of:=COM.FINANCIALS.GETINFO.PYTHON.FINANCIALSIMPL.GETHISTORIC([.I$2];[.$C8];[.I$4];[.I$3])" office:value-type="float" office:value="233.600006" calcext:value-type="float">
            <text:p>233.600006</text:p>
          </table:table-cell>
          <table:table-cell/>
          <table:table-cell table:style-name="ce39" table:formula="of:=COM.FINANCIALS.GETINFO.PYTHON.FINANCIALSIMPL.GETHISTORIC([.K$2];[.$C8];[.K$4];[.K$3])" office:value-type="float" office:value="93.139999" calcext:value-type="float">
            <text:p>93.139999</text:p>
          </table:table-cell>
          <table:table-cell/>
          <table:table-cell table:style-name="ce39" table:formula="of:=COM.FINANCIALS.GETINFO.PYTHON.FINANCIALSIMPL.GETHISTORIC([.M$2];[.$C8];[.M$4];[.M$3])" office:value-type="float" office:value="12911.730469" calcext:value-type="float">
            <text:p>12911.7304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HIGH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39" table:formula="of:=COM.FINANCIALS.GETINFO.PYTHON.FINANCIALSIMPL.GETHISTORIC([.E$2];[.$C9];[.E$4];[.E$3])" office:value-type="float" office:value="154.720001" calcext:value-type="float">
            <text:p>154.720001</text:p>
          </table:table-cell>
          <table:table-cell/>
          <table:table-cell table:style-name="ce39" table:formula="of:=COM.FINANCIALS.GETINFO.PYTHON.FINANCIALSIMPL.GETHISTORIC([.G$2];[.$C9];[.G$4];[.G$3])" office:value-type="float" office:value="46.490002" calcext:value-type="float">
            <text:p>46.490002</text:p>
          </table:table-cell>
          <table:table-cell/>
          <table:table-cell table:style-name="ce39" table:formula="of:=COM.FINANCIALS.GETINFO.PYTHON.FINANCIALSIMPL.GETHISTORIC([.I$2];[.$C9];[.I$4];[.I$3])" office:value-type="float" office:value="235.75" calcext:value-type="float">
            <text:p>235.75</text:p>
          </table:table-cell>
          <table:table-cell/>
          <table:table-cell table:style-name="ce39" table:formula="of:=COM.FINANCIALS.GETINFO.PYTHON.FINANCIALSIMPL.GETHISTORIC([.K$2];[.$C9];[.K$4];[.K$3])" office:value-type="float" office:value="94.230003" calcext:value-type="float">
            <text:p>94.230003</text:p>
          </table:table-cell>
          <table:table-cell/>
          <table:table-cell table:style-name="ce39" table:formula="of:=COM.FINANCIALS.GETINFO.PYTHON.FINANCIALSIMPL.GETHISTORIC([.M$2];[.$C9];[.M$4];[.M$3])" office:value-type="float" office:value="12980.740234" calcext:value-type="float">
            <text:p>12980.7402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VOLUME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39" table:formula="of:=COM.FINANCIALS.GETINFO.PYTHON.FINANCIALSIMPL.GETHISTORIC([.E$2];[.$C10];[.E$4];[.E$3])" office:value-type="float" office:value="3327100" calcext:value-type="float">
            <text:p>3327100</text:p>
          </table:table-cell>
          <table:table-cell/>
          <table:table-cell table:style-name="ce39" table:formula="of:=COM.FINANCIALS.GETINFO.PYTHON.FINANCIALSIMPL.GETHISTORIC([.G$2];[.$C10];[.G$4];[.G$3])" office:value-type="float" office:value="17394500" calcext:value-type="float">
            <text:p>17394500</text:p>
          </table:table-cell>
          <table:table-cell/>
          <table:table-cell table:style-name="ce39" table:formula="of:=COM.FINANCIALS.GETINFO.PYTHON.FINANCIALSIMPL.GETHISTORIC([.I$2];[.$C10];[.I$4];[.I$3])" office:value-type="float" office:value="19904436" calcext:value-type="float">
            <text:p>19904436</text:p>
          </table:table-cell>
          <table:table-cell/>
          <table:table-cell table:style-name="ce39" table:formula="of:=COM.FINANCIALS.GETINFO.PYTHON.FINANCIALSIMPL.GETHISTORIC([.K$2];[.$C10];[.K$4];[.K$3])" office:value-type="float" office:value="1289163" calcext:value-type="float">
            <text:p>1289163</text:p>
          </table:table-cell>
          <table:table-cell/>
          <table:table-cell table:style-name="ce39" table:formula="of:=COM.FINANCIALS.GETINFO.PYTHON.FINANCIALSIMPL.GETHISTORIC([.M$2];[.$C10];[.M$4];[.M$3])" office:value-type="float" office:value="42169200" calcext:value-type="float">
            <text:p>421692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LOSE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39" table:formula="of:=COM.FINANCIALS.GETINFO.PYTHON.FINANCIALSIMPL.GETHISTORIC([.E$2];[.$C11];[.E$4];[.E$3])" office:value-type="float" office:value="153.419998" calcext:value-type="float">
            <text:p>153.419998</text:p>
          </table:table-cell>
          <table:table-cell/>
          <table:table-cell table:style-name="ce39" table:formula="of:=COM.FINANCIALS.GETINFO.PYTHON.FINANCIALSIMPL.GETHISTORIC([.G$2];[.$C11];[.G$4];[.G$3])" office:value-type="float" office:value="46.16" calcext:value-type="float">
            <text:p>46.16</text:p>
          </table:table-cell>
          <table:table-cell/>
          <table:table-cell table:style-name="ce39" table:formula="of:=COM.FINANCIALS.GETINFO.PYTHON.FINANCIALSIMPL.GETHISTORIC([.I$2];[.$C11];[.I$4];[.I$3])" office:value-type="float" office:value="235" calcext:value-type="float">
            <text:p>235</text:p>
          </table:table-cell>
          <table:table-cell/>
          <table:table-cell table:style-name="ce39" table:formula="of:=COM.FINANCIALS.GETINFO.PYTHON.FINANCIALSIMPL.GETHISTORIC([.K$2];[.$C11];[.K$4];[.K$3])" office:value-type="float" office:value="93.449997" calcext:value-type="float">
            <text:p>93.449997</text:p>
          </table:table-cell>
          <table:table-cell/>
          <table:table-cell table:style-name="ce39" table:formula="of:=COM.FINANCIALS.GETINFO.PYTHON.FINANCIALSIMPL.GETHISTORIC([.M$2];[.$C11];[.M$4];[.M$3])" office:value-type="float" office:value="12917.639648" calcext:value-type="float">
            <text:p>12917.6396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DJ_CLOSE</text:p>
          </table:table-cell>
          <table:table-cell office:value-type="float" office:value="91" calcext:value-type="float">
            <text:p>91</text:p>
          </table:table-cell>
          <table:table-cell/>
          <table:table-cell table:style-name="ce39" table:formula="of:=COM.FINANCIALS.GETINFO.PYTHON.FINANCIALSIMPL.GETHISTORIC([.E$2];[.$C12];[.E$4];[.E$3])" office:value-type="float" office:value="146.780777" calcext:value-type="float">
            <text:p>146.780777</text:p>
          </table:table-cell>
          <table:table-cell/>
          <table:table-cell table:style-name="ce39" table:formula="of:=COM.FINANCIALS.GETINFO.PYTHON.FINANCIALSIMPL.GETHISTORIC([.G$2];[.$C12];[.G$4];[.G$3])" office:value-type="float" office:value="45.026932" calcext:value-type="float">
            <text:p>45.026932</text:p>
          </table:table-cell>
          <table:table-cell/>
          <table:table-cell table:style-name="ce39" table:formula="of:=COM.FINANCIALS.GETINFO.PYTHON.FINANCIALSIMPL.GETHISTORIC([.I$2];[.$C12];[.I$4];[.I$3])" office:value-type="float" office:value="217.266937" calcext:value-type="float">
            <text:p>217.266937</text:p>
          </table:table-cell>
          <table:table-cell/>
          <table:table-cell table:style-name="ce39" table:formula="of:=COM.FINANCIALS.GETINFO.PYTHON.FINANCIALSIMPL.GETHISTORIC([.K$2];[.$C12];[.K$4];[.K$3])" office:value-type="float" office:value="92.10054" calcext:value-type="float">
            <text:p>92.10054</text:p>
          </table:table-cell>
          <table:table-cell/>
          <table:table-cell table:style-name="ce39" table:formula="of:=COM.FINANCIALS.GETINFO.PYTHON.FINANCIALSIMPL.GETHISTORIC([.M$2];[.$C12];[.M$4];[.M$3])" office:value-type="float" office:value="12917.639648" calcext:value-type="float">
            <text:p>12917.63964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style-name="ce36" table:formula="of:=  TEXT([.C14];&quot;ddd&quot;)" office:value-type="string" office:string-value="Mon" calcext:value-type="string">
            <text:p>Mon</text:p>
          </table:table-cell>
          <table:table-cell table:style-name="ce38" office:value-type="date" office:date-value="2016-01-04" calcext:value-type="date">
            <text:p>2016-01-04</text:p>
          </table:table-cell>
          <table:table-cell/>
          <table:table-cell table:formula="of:=COM.FINANCIALS.GETINFO.PYTHON.FINANCIALSIMPL.GETHISTORIC([.E$2];90;[.$C14];[.E$3])" office:value-type="float" office:value="135.949997" calcext:value-type="float">
            <text:p>135.949997</text:p>
          </table:table-cell>
          <table:table-cell/>
          <table:table-cell table:formula="of:=COM.FINANCIALS.GETINFO.PYTHON.FINANCIALSIMPL.GETHISTORIC([.G$2];90;[.$C14];[.G$3])" office:value-type="float" office:value="33.990002" calcext:value-type="float">
            <text:p>33.990002</text:p>
          </table:table-cell>
          <table:table-cell/>
          <table:table-cell table:formula="of:=COM.FINANCIALS.GETINFO.PYTHON.FINANCIALSIMPL.GETHISTORIC([.I$2];90;[.$C14];[.I$3])" office:value-type="float" office:value="216" calcext:value-type="float">
            <text:p>216</text:p>
          </table:table-cell>
          <table:table-cell/>
          <table:table-cell table:formula="of:=COM.FINANCIALS.GETINFO.PYTHON.FINANCIALSIMPL.GETHISTORIC([.K$2];90;[.$C14];[.K$3])" office:value-type="float" office:value="70.580002" calcext:value-type="float">
            <text:p>70.580002</text:p>
          </table:table-cell>
          <table:table-cell/>
          <table:table-cell table:formula="of:=COM.FINANCIALS.GETINFO.PYTHON.FINANCIALSIMPL.GETHISTORIC([.M$2];90;[.$C14];[.M$3])" office:value-type="float" office:value="10283.44043" calcext:value-type="float">
            <text:p>10283.44043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36" table:formula="of:=  TEXT([.C15];&quot;ddd&quot;)" office:value-type="string" office:string-value="Mon" calcext:value-type="string">
            <text:p>Mon</text:p>
          </table:table-cell>
          <table:table-cell table:style-name="ce38" office:value-type="date" office:date-value="2016-02-01" calcext:value-type="date">
            <text:p>2016-02-01</text:p>
          </table:table-cell>
          <table:table-cell/>
          <table:table-cell table:formula="of:=COM.FINANCIALS.GETINFO.PYTHON.FINANCIALSIMPL.GETHISTORIC([.E$2];90;[.$C15];[.E$3])" office:value-type="float" office:value="124.830002" calcext:value-type="float">
            <text:p>124.830002</text:p>
          </table:table-cell>
          <table:table-cell/>
          <table:table-cell table:formula="of:=COM.FINANCIALS.GETINFO.PYTHON.FINANCIALSIMPL.GETHISTORIC([.G$2];90;[.$C15];[.G$3])" office:value-type="float" office:value="30.82" calcext:value-type="float">
            <text:p>30.82</text:p>
          </table:table-cell>
          <table:table-cell/>
          <table:table-cell table:formula="of:=COM.FINANCIALS.GETINFO.PYTHON.FINANCIALSIMPL.GETHISTORIC([.I$2];90;[.$C15];[.I$3])" office:value-type="float" office:value="225.449997" calcext:value-type="float">
            <text:p>225.449997</text:p>
          </table:table-cell>
          <table:table-cell/>
          <table:table-cell table:formula="of:=COM.FINANCIALS.GETINFO.PYTHON.FINANCIALSIMPL.GETHISTORIC([.K$2];90;[.$C15];[.K$3])" office:value-type="float" office:value="73.190002" calcext:value-type="float">
            <text:p>73.190002</text:p>
          </table:table-cell>
          <table:table-cell/>
          <table:table-cell table:formula="of:=COM.FINANCIALS.GETINFO.PYTHON.FINANCIALSIMPL.GETHISTORIC([.M$2];90;[.$C15];[.M$3])" office:value-type="float" office:value="9757.879883" calcext:value-type="float">
            <text:p>9757.879883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36" table:formula="of:=  TEXT([.C16];&quot;ddd&quot;)" office:value-type="string" office:string-value="Tue" calcext:value-type="string">
            <text:p>Tue</text:p>
          </table:table-cell>
          <table:table-cell table:style-name="ce38" office:value-type="date" office:date-value="2016-03-01" calcext:value-type="date">
            <text:p>2016-03-01</text:p>
          </table:table-cell>
          <table:table-cell/>
          <table:table-cell table:formula="of:=COM.FINANCIALS.GETINFO.PYTHON.FINANCIALSIMPL.GETHISTORIC([.E$2];90;[.$C16];[.E$3])" office:value-type="float" office:value="134.369995" calcext:value-type="float">
            <text:p>134.369995</text:p>
          </table:table-cell>
          <table:table-cell/>
          <table:table-cell table:formula="of:=COM.FINANCIALS.GETINFO.PYTHON.FINANCIALSIMPL.GETHISTORIC([.G$2];90;[.$C16];[.G$3])" office:value-type="float" office:value="30.370001" calcext:value-type="float">
            <text:p>30.370001</text:p>
          </table:table-cell>
          <table:table-cell/>
          <table:table-cell table:formula="of:=COM.FINANCIALS.GETINFO.PYTHON.FINANCIALSIMPL.GETHISTORIC([.I$2];90;[.$C16];[.I$3])" office:value-type="float" office:value="222.600006" calcext:value-type="float">
            <text:p>222.600006</text:p>
          </table:table-cell>
          <table:table-cell/>
          <table:table-cell table:formula="of:=COM.FINANCIALS.GETINFO.PYTHON.FINANCIALSIMPL.GETHISTORIC([.K$2];90;[.$C16];[.K$3])" office:value-type="float" office:value="71.129997" calcext:value-type="float">
            <text:p>71.129997</text:p>
          </table:table-cell>
          <table:table-cell/>
          <table:table-cell table:formula="of:=COM.FINANCIALS.GETINFO.PYTHON.FINANCIALSIMPL.GETHISTORIC([.M$2];90;[.$C16];[.M$3])" office:value-type="float" office:value="9717.160156" calcext:value-type="float">
            <text:p>9717.160156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36" table:formula="of:=  TEXT([.C17];&quot;ddd&quot;)" office:value-type="string" office:string-value="Fri" calcext:value-type="string">
            <text:p>Fri</text:p>
          </table:table-cell>
          <table:table-cell table:style-name="ce38" office:value-type="date" office:date-value="2016-04-01" calcext:value-type="date">
            <text:p>2016-04-01</text:p>
          </table:table-cell>
          <table:table-cell/>
          <table:table-cell table:formula="of:=COM.FINANCIALS.GETINFO.PYTHON.FINANCIALSIMPL.GETHISTORIC([.E$2];90;[.$C17];[.E$3])" office:value-type="float" office:value="152.520004" calcext:value-type="float">
            <text:p>152.520004</text:p>
          </table:table-cell>
          <table:table-cell/>
          <table:table-cell table:formula="of:=COM.FINANCIALS.GETINFO.PYTHON.FINANCIALSIMPL.GETHISTORIC([.G$2];90;[.$C17];[.G$3])" office:value-type="float" office:value="32.450001" calcext:value-type="float">
            <text:p>32.450001</text:p>
          </table:table-cell>
          <table:table-cell/>
          <table:table-cell table:formula="of:=COM.FINANCIALS.GETINFO.PYTHON.FINANCIALSIMPL.GETHISTORIC([.I$2];90;[.$C17];[.I$3])" office:value-type="float" office:value="220.199997" calcext:value-type="float">
            <text:p>220.199997</text:p>
          </table:table-cell>
          <table:table-cell/>
          <table:table-cell table:formula="of:=COM.FINANCIALS.GETINFO.PYTHON.FINANCIALSIMPL.GETHISTORIC([.K$2];90;[.$C17];[.K$3])" office:value-type="float" office:value="70.07" calcext:value-type="float">
            <text:p>70.07</text:p>
          </table:table-cell>
          <table:table-cell/>
          <table:table-cell table:formula="of:=COM.FINANCIALS.GETINFO.PYTHON.FINANCIALSIMPL.GETHISTORIC([.M$2];90;[.$C17];[.M$3])" office:value-type="float" office:value="9794.639648" calcext:value-type="float">
            <text:p>9794.639648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36" table:formula="of:=  TEXT([.C18];&quot;ddd&quot;)" office:value-type="string" office:string-value="Tue" calcext:value-type="string">
            <text:p>Tue</text:p>
          </table:table-cell>
          <table:table-cell table:style-name="ce38" office:value-type="date" office:date-value="2016-05-03" calcext:value-type="date">
            <text:p>2016-05-03</text:p>
          </table:table-cell>
          <table:table-cell/>
          <table:table-cell table:formula="of:=COM.FINANCIALS.GETINFO.PYTHON.FINANCIALSIMPL.GETHISTORIC([.E$2];90;[.$C18];[.E$3])" office:value-type="float" office:value="144.130005" calcext:value-type="float">
            <text:p>144.130005</text:p>
          </table:table-cell>
          <table:table-cell/>
          <table:table-cell table:formula="of:=COM.FINANCIALS.GETINFO.PYTHON.FINANCIALSIMPL.GETHISTORIC([.G$2];90;[.$C18];[.G$3])" office:value-type="float" office:value="30.360001" calcext:value-type="float">
            <text:p>30.360001</text:p>
          </table:table-cell>
          <table:table-cell/>
          <table:table-cell table:formula="of:=COM.FINANCIALS.GETINFO.PYTHON.FINANCIALSIMPL.GETHISTORIC([.I$2];90;[.$C18];[.I$3])" office:value-type="float" office:value="220.550003" calcext:value-type="float">
            <text:p>220.550003</text:p>
          </table:table-cell>
          <table:table-cell/>
          <table:table-cell table:formula="of:=COM.FINANCIALS.GETINFO.PYTHON.FINANCIALSIMPL.GETHISTORIC([.K$2];90;[.$C18];[.K$3])" office:value-type="float" office:value="67.989998" calcext:value-type="float">
            <text:p>67.989998</text:p>
          </table:table-cell>
          <table:table-cell/>
          <table:table-cell table:formula="of:=COM.FINANCIALS.GETINFO.PYTHON.FINANCIALSIMPL.GETHISTORIC([.M$2];90;[.$C18];[.M$3])" office:value-type="float" office:value="9926.769531" calcext:value-type="float">
            <text:p>9926.769531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36" table:formula="of:=  TEXT([.C19];&quot;ddd&quot;)" office:value-type="string" office:string-value="Wed" calcext:value-type="string">
            <text:p>Wed</text:p>
          </table:table-cell>
          <table:table-cell table:style-name="ce38" office:value-type="date" office:date-value="2016-06-01" calcext:value-type="date">
            <text:p>2016-06-01</text:p>
          </table:table-cell>
          <table:table-cell/>
          <table:table-cell table:formula="of:=COM.FINANCIALS.GETINFO.PYTHON.FINANCIALSIMPL.GETHISTORIC([.E$2];90;[.$C19];[.E$3])" office:value-type="float" office:value="152.509995" calcext:value-type="float">
            <text:p>152.509995</text:p>
          </table:table-cell>
          <table:table-cell/>
          <table:table-cell table:formula="of:=COM.FINANCIALS.GETINFO.PYTHON.FINANCIALSIMPL.GETHISTORIC([.G$2];90;[.$C19];[.G$3])" office:value-type="float" office:value="31.66" calcext:value-type="float">
            <text:p>31.66</text:p>
          </table:table-cell>
          <table:table-cell/>
          <table:table-cell table:formula="of:=COM.FINANCIALS.GETINFO.PYTHON.FINANCIALSIMPL.GETHISTORIC([.I$2];90;[.$C19];[.I$3])" office:value-type="float" office:value="229.5" calcext:value-type="float">
            <text:p>229.5</text:p>
          </table:table-cell>
          <table:table-cell/>
          <table:table-cell table:formula="of:=COM.FINANCIALS.GETINFO.PYTHON.FINANCIALSIMPL.GETHISTORIC([.K$2];90;[.$C19];[.K$3])" office:value-type="float" office:value="72.620003" calcext:value-type="float">
            <text:p>72.620003</text:p>
          </table:table-cell>
          <table:table-cell/>
          <table:table-cell table:formula="of:=COM.FINANCIALS.GETINFO.PYTHON.FINANCIALSIMPL.GETHISTORIC([.M$2];90;[.$C19];[.M$3])" office:value-type="float" office:value="10204.44043" calcext:value-type="float">
            <text:p>10204.44043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36" table:formula="of:=  TEXT([.C20];&quot;ddd&quot;)" office:value-type="string" office:string-value="Fri" calcext:value-type="string">
            <text:p>Fri</text:p>
          </table:table-cell>
          <table:table-cell table:style-name="ce38" office:value-type="date" office:date-value="2016-07-01" calcext:value-type="date">
            <text:p>2016-07-01</text:p>
          </table:table-cell>
          <table:table-cell/>
          <table:table-cell table:formula="of:=COM.FINANCIALS.GETINFO.PYTHON.FINANCIALSIMPL.GETHISTORIC([.E$2];90;[.$C20];[.E$3])" office:value-type="float" office:value="152.350006" calcext:value-type="float">
            <text:p>152.350006</text:p>
          </table:table-cell>
          <table:table-cell/>
          <table:table-cell table:formula="of:=COM.FINANCIALS.GETINFO.PYTHON.FINANCIALSIMPL.GETHISTORIC([.G$2];90;[.$C20];[.G$3])" office:value-type="float" office:value="32.75" calcext:value-type="float">
            <text:p>32.75</text:p>
          </table:table-cell>
          <table:table-cell/>
          <table:table-cell table:formula="of:=COM.FINANCIALS.GETINFO.PYTHON.FINANCIALSIMPL.GETHISTORIC([.I$2];90;[.$C20];[.I$3])" office:value-type="float" office:value="229.199997" calcext:value-type="float">
            <text:p>229.199997</text:p>
          </table:table-cell>
          <table:table-cell/>
          <table:table-cell table:formula="of:=COM.FINANCIALS.GETINFO.PYTHON.FINANCIALSIMPL.GETHISTORIC([.K$2];90;[.$C20];[.K$3])" office:value-type="float" office:value="67.400002" calcext:value-type="float">
            <text:p>67.400002</text:p>
          </table:table-cell>
          <table:table-cell/>
          <table:table-cell table:formula="of:=COM.FINANCIALS.GETINFO.PYTHON.FINANCIALSIMPL.GETHISTORIC([.M$2];90;[.$C20];[.M$3])" office:value-type="float" office:value="9776.120117" calcext:value-type="float">
            <text:p>9776.120117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36" table:formula="of:=  TEXT([.C21];&quot;ddd&quot;)" office:value-type="string" office:string-value="Mon" calcext:value-type="string">
            <text:p>Mon</text:p>
          </table:table-cell>
          <table:table-cell table:style-name="ce38" office:value-type="date" office:date-value="2016-08-01" calcext:value-type="date">
            <text:p>2016-08-01</text:p>
          </table:table-cell>
          <table:table-cell/>
          <table:table-cell table:formula="of:=COM.FINANCIALS.GETINFO.PYTHON.FINANCIALSIMPL.GETHISTORIC([.E$2];90;[.$C21];[.E$3])" office:value-type="float" office:value="161.449997" calcext:value-type="float">
            <text:p>161.449997</text:p>
          </table:table-cell>
          <table:table-cell/>
          <table:table-cell table:formula="of:=COM.FINANCIALS.GETINFO.PYTHON.FINANCIALSIMPL.GETHISTORIC([.G$2];90;[.$C21];[.G$3])" office:value-type="float" office:value="34.849998" calcext:value-type="float">
            <text:p>34.849998</text:p>
          </table:table-cell>
          <table:table-cell/>
          <table:table-cell table:formula="of:=COM.FINANCIALS.GETINFO.PYTHON.FINANCIALSIMPL.GETHISTORIC([.I$2];90;[.$C21];[.I$3])" office:value-type="float" office:value="229.949997" calcext:value-type="float">
            <text:p>229.949997</text:p>
          </table:table-cell>
          <table:table-cell/>
          <table:table-cell table:formula="of:=COM.FINANCIALS.GETINFO.PYTHON.FINANCIALSIMPL.GETHISTORIC([.K$2];90;[.$C21];[.K$3])" office:value-type="float" office:value="78.410004" calcext:value-type="float">
            <text:p>78.410004</text:p>
          </table:table-cell>
          <table:table-cell/>
          <table:table-cell table:formula="of:=COM.FINANCIALS.GETINFO.PYTHON.FINANCIALSIMPL.GETHISTORIC([.M$2];90;[.$C21];[.M$3])" office:value-type="float" office:value="10330.519531" calcext:value-type="float">
            <text:p>10330.519531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36" table:formula="of:=  TEXT([.C22];&quot;ddd&quot;)" office:value-type="string" office:string-value="Thu" calcext:value-type="string">
            <text:p>Thu</text:p>
          </table:table-cell>
          <table:table-cell table:style-name="ce38" office:value-type="date" office:date-value="2016-09-01" calcext:value-type="date">
            <text:p>2016-09-01</text:p>
          </table:table-cell>
          <table:table-cell/>
          <table:table-cell table:formula="of:=COM.FINANCIALS.GETINFO.PYTHON.FINANCIALSIMPL.GETHISTORIC([.E$2];90;[.$C22];[.E$3])" office:value-type="float" office:value="159.539993" calcext:value-type="float">
            <text:p>159.539993</text:p>
          </table:table-cell>
          <table:table-cell/>
          <table:table-cell table:formula="of:=COM.FINANCIALS.GETINFO.PYTHON.FINANCIALSIMPL.GETHISTORIC([.G$2];90;[.$C22];[.G$3])" office:value-type="float" office:value="36.02" calcext:value-type="float">
            <text:p>36.02</text:p>
          </table:table-cell>
          <table:table-cell/>
          <table:table-cell table:formula="of:=COM.FINANCIALS.GETINFO.PYTHON.FINANCIALSIMPL.GETHISTORIC([.I$2];90;[.$C22];[.I$3])" office:value-type="float" office:value="223.350006" calcext:value-type="float">
            <text:p>223.350006</text:p>
          </table:table-cell>
          <table:table-cell/>
          <table:table-cell table:formula="of:=COM.FINANCIALS.GETINFO.PYTHON.FINANCIALSIMPL.GETHISTORIC([.K$2];90;[.$C22];[.K$3])" office:value-type="float" office:value="78.800003" calcext:value-type="float">
            <text:p>78.800003</text:p>
          </table:table-cell>
          <table:table-cell/>
          <table:table-cell table:formula="of:=COM.FINANCIALS.GETINFO.PYTHON.FINANCIALSIMPL.GETHISTORIC([.M$2];90;[.$C22];[.M$3])" office:value-type="float" office:value="10534.30957" calcext:value-type="float">
            <text:p>10534.30957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36" table:formula="of:=  TEXT([.C23];&quot;ddd&quot;)" office:value-type="string" office:string-value="Tue" calcext:value-type="string">
            <text:p>Tue</text:p>
          </table:table-cell>
          <table:table-cell table:style-name="ce38" office:value-type="date" office:date-value="2016-10-04" calcext:value-type="date">
            <text:p>2016-10-04</text:p>
          </table:table-cell>
          <table:table-cell/>
          <table:table-cell table:formula="of:=COM.FINANCIALS.GETINFO.PYTHON.FINANCIALSIMPL.GETHISTORIC([.E$2];90;[.$C23];[.E$3])" office:value-type="float" office:value="156.460007" calcext:value-type="float">
            <text:p>156.460007</text:p>
          </table:table-cell>
          <table:table-cell/>
          <table:table-cell table:formula="of:=COM.FINANCIALS.GETINFO.PYTHON.FINANCIALSIMPL.GETHISTORIC([.G$2];90;[.$C23];[.G$3])" office:value-type="float" office:value="37.540001" calcext:value-type="float">
            <text:p>37.540001</text:p>
          </table:table-cell>
          <table:table-cell/>
          <table:table-cell table:formula="of:=COM.FINANCIALS.GETINFO.PYTHON.FINANCIALSIMPL.GETHISTORIC([.I$2];90;[.$C23];[.I$3])" office:value-type="float" office:value="227.800003" calcext:value-type="float">
            <text:p>227.800003</text:p>
          </table:table-cell>
          <table:table-cell/>
          <table:table-cell table:formula="of:=COM.FINANCIALS.GETINFO.PYTHON.FINANCIALSIMPL.GETHISTORIC([.K$2];90;[.$C23];[.K$3])" office:value-type="float" office:value="81.470001" calcext:value-type="float">
            <text:p>81.470001</text:p>
          </table:table-cell>
          <table:table-cell/>
          <table:table-cell table:formula="of:=COM.FINANCIALS.GETINFO.PYTHON.FINANCIALSIMPL.GETHISTORIC([.M$2];90;[.$C23];[.M$3])" office:value-type="float" office:value="10619.610352" calcext:value-type="float">
            <text:p>10619.610352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36" table:formula="of:=  TEXT([.C24];&quot;ddd&quot;)" office:value-type="string" office:string-value="Tue" calcext:value-type="string">
            <text:p>Tue</text:p>
          </table:table-cell>
          <table:table-cell table:style-name="ce38" office:value-type="date" office:date-value="2016-11-01" calcext:value-type="date">
            <text:p>2016-11-01</text:p>
          </table:table-cell>
          <table:table-cell/>
          <table:table-cell table:formula="of:=COM.FINANCIALS.GETINFO.PYTHON.FINANCIALSIMPL.GETHISTORIC([.E$2];90;[.$C24];[.E$3])" office:value-type="float" office:value="152.789993" calcext:value-type="float">
            <text:p>152.789993</text:p>
          </table:table-cell>
          <table:table-cell/>
          <table:table-cell table:formula="of:=COM.FINANCIALS.GETINFO.PYTHON.FINANCIALSIMPL.GETHISTORIC([.G$2];90;[.$C24];[.G$3])" office:value-type="float" office:value="34.52" calcext:value-type="float">
            <text:p>34.52</text:p>
          </table:table-cell>
          <table:table-cell/>
          <table:table-cell table:formula="of:=COM.FINANCIALS.GETINFO.PYTHON.FINANCIALSIMPL.GETHISTORIC([.I$2];90;[.$C24];[.I$3])" office:value-type="float" office:value="221.699997" calcext:value-type="float">
            <text:p>221.699997</text:p>
          </table:table-cell>
          <table:table-cell/>
          <table:table-cell table:formula="of:=COM.FINANCIALS.GETINFO.PYTHON.FINANCIALSIMPL.GETHISTORIC([.K$2];90;[.$C24];[.K$3])" office:value-type="float" office:value="78.519997" calcext:value-type="float">
            <text:p>78.519997</text:p>
          </table:table-cell>
          <table:table-cell/>
          <table:table-cell table:formula="of:=COM.FINANCIALS.GETINFO.PYTHON.FINANCIALSIMPL.GETHISTORIC([.M$2];90;[.$C24];[.M$3])" office:value-type="float" office:value="10526.160156" calcext:value-type="float">
            <text:p>10526.160156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36" table:formula="of:=  TEXT([.C25];&quot;ddd&quot;)" office:value-type="string" office:string-value="Thu" calcext:value-type="string">
            <text:p>Thu</text:p>
          </table:table-cell>
          <table:table-cell table:style-name="ce38" office:value-type="date" office:date-value="2016-12-01" calcext:value-type="date">
            <text:p>2016-12-01</text:p>
          </table:table-cell>
          <table:table-cell/>
          <table:table-cell table:formula="of:=COM.FINANCIALS.GETINFO.PYTHON.FINANCIALSIMPL.GETHISTORIC([.E$2];90;[.$C25];[.E$3])" office:value-type="float" office:value="159.820007" calcext:value-type="float">
            <text:p>159.820007</text:p>
          </table:table-cell>
          <table:table-cell/>
          <table:table-cell table:formula="of:=COM.FINANCIALS.GETINFO.PYTHON.FINANCIALSIMPL.GETHISTORIC([.G$2];90;[.$C25];[.G$3])" office:value-type="float" office:value="33.759998" calcext:value-type="float">
            <text:p>33.759998</text:p>
          </table:table-cell>
          <table:table-cell/>
          <table:table-cell table:formula="of:=COM.FINANCIALS.GETINFO.PYTHON.FINANCIALSIMPL.GETHISTORIC([.I$2];90;[.$C25];[.I$3])" office:value-type="float" office:value="191" calcext:value-type="float">
            <text:p>191</text:p>
          </table:table-cell>
          <table:table-cell/>
          <table:table-cell table:formula="of:=COM.FINANCIALS.GETINFO.PYTHON.FINANCIALSIMPL.GETHISTORIC([.K$2];90;[.$C25];[.K$3])" office:value-type="float" office:value="77.529999" calcext:value-type="float">
            <text:p>77.529999</text:p>
          </table:table-cell>
          <table:table-cell/>
          <table:table-cell table:formula="of:=COM.FINANCIALS.GETINFO.PYTHON.FINANCIALSIMPL.GETHISTORIC([.M$2];90;[.$C25];[.M$3])" office:value-type="float" office:value="10534.049805" calcext:value-type="float">
            <text:p>10534.049805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36" table:formula="of:=  TEXT([.C26];&quot;ddd&quot;)" office:value-type="string" office:string-value="Tue" calcext:value-type="string">
            <text:p>Tue</text:p>
          </table:table-cell>
          <table:table-cell table:style-name="ce38" office:value-type="date" office:date-value="2017-01-03" calcext:value-type="date">
            <text:p>2017-01-03</text:p>
          </table:table-cell>
          <table:table-cell/>
          <table:table-cell table:formula="of:=COM.FINANCIALS.GETINFO.PYTHON.FINANCIALSIMPL.GETHISTORIC([.E$2];90;[.$C26];[.E$3])" office:value-type="float" office:value="167.190002" calcext:value-type="float">
            <text:p>167.190002</text:p>
          </table:table-cell>
          <table:table-cell/>
          <table:table-cell table:formula="of:=COM.FINANCIALS.GETINFO.PYTHON.FINANCIALSIMPL.GETHISTORIC([.G$2];90;[.$C26];[.G$3])" office:value-type="float" office:value="36.599998" calcext:value-type="float">
            <text:p>36.599998</text:p>
          </table:table-cell>
          <table:table-cell/>
          <table:table-cell table:formula="of:=COM.FINANCIALS.GETINFO.PYTHON.FINANCIALSIMPL.GETHISTORIC([.I$2];90;[.$C26];[.I$3])" office:value-type="float" office:value="202.399994" calcext:value-type="float">
            <text:p>202.399994</text:p>
          </table:table-cell>
          <table:table-cell/>
          <table:table-cell table:formula="of:=COM.FINANCIALS.GETINFO.PYTHON.FINANCIALSIMPL.GETHISTORIC([.K$2];90;[.$C26];[.K$3])" office:value-type="float" office:value="82.889999" calcext:value-type="float">
            <text:p>82.889999</text:p>
          </table:table-cell>
          <table:table-cell/>
          <table:table-cell table:formula="of:=COM.FINANCIALS.GETINFO.PYTHON.FINANCIALSIMPL.GETHISTORIC([.M$2];90;[.$C26];[.M$3])" office:value-type="float" office:value="11584.240234" calcext:value-type="float">
            <text:p>11584.240234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36" table:formula="of:=  TEXT([.C27];&quot;ddd&quot;)" office:value-type="string" office:string-value="Wed" calcext:value-type="string">
            <text:p>Wed</text:p>
          </table:table-cell>
          <table:table-cell table:style-name="ce38" office:value-type="date" office:date-value="2017-02-01" calcext:value-type="date">
            <text:p>2017-02-01</text:p>
          </table:table-cell>
          <table:table-cell/>
          <table:table-cell table:formula="of:=COM.FINANCIALS.GETINFO.PYTHON.FINANCIALSIMPL.GETHISTORIC([.E$2];90;[.$C27];[.E$3])" office:value-type="float" office:value="174.289993" calcext:value-type="float">
            <text:p>174.289993</text:p>
          </table:table-cell>
          <table:table-cell/>
          <table:table-cell table:formula="of:=COM.FINANCIALS.GETINFO.PYTHON.FINANCIALSIMPL.GETHISTORIC([.G$2];90;[.$C27];[.G$3])" office:value-type="float" office:value="36.52" calcext:value-type="float">
            <text:p>36.52</text:p>
          </table:table-cell>
          <table:table-cell/>
          <table:table-cell table:formula="of:=COM.FINANCIALS.GETINFO.PYTHON.FINANCIALSIMPL.GETHISTORIC([.I$2];90;[.$C27];[.I$3])" office:value-type="float" office:value="193" calcext:value-type="float">
            <text:p>193</text:p>
          </table:table-cell>
          <table:table-cell/>
          <table:table-cell table:formula="of:=COM.FINANCIALS.GETINFO.PYTHON.FINANCIALSIMPL.GETHISTORIC([.K$2];90;[.$C27];[.K$3])" office:value-type="float" office:value="84.099998" calcext:value-type="float">
            <text:p>84.099998</text:p>
          </table:table-cell>
          <table:table-cell/>
          <table:table-cell table:formula="of:=COM.FINANCIALS.GETINFO.PYTHON.FINANCIALSIMPL.GETHISTORIC([.M$2];90;[.$C27];[.M$3])" office:value-type="float" office:value="11659.5" calcext:value-type="float">
            <text:p>11659.5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36" table:formula="of:=  TEXT([.C28];&quot;ddd&quot;)" office:value-type="string" office:string-value="Wed" calcext:value-type="string">
            <text:p>Wed</text:p>
          </table:table-cell>
          <table:table-cell table:style-name="ce38" office:value-type="date" office:date-value="2017-03-01" calcext:value-type="date">
            <text:p>2017-03-01</text:p>
          </table:table-cell>
          <table:table-cell/>
          <table:table-cell table:formula="of:=COM.FINANCIALS.GETINFO.PYTHON.FINANCIALSIMPL.GETHISTORIC([.E$2];90;[.$C28];[.E$3])" office:value-type="float" office:value="181.949997" calcext:value-type="float">
            <text:p>181.949997</text:p>
          </table:table-cell>
          <table:table-cell/>
          <table:table-cell table:formula="of:=COM.FINANCIALS.GETINFO.PYTHON.FINANCIALSIMPL.GETHISTORIC([.G$2];90;[.$C28];[.G$3])" office:value-type="float" office:value="35.93" calcext:value-type="float">
            <text:p>35.93</text:p>
          </table:table-cell>
          <table:table-cell/>
          <table:table-cell table:formula="of:=COM.FINANCIALS.GETINFO.PYTHON.FINANCIALSIMPL.GETHISTORIC([.I$2];90;[.$C28];[.I$3])" office:value-type="float" office:value="202.550003" calcext:value-type="float">
            <text:p>202.550003</text:p>
          </table:table-cell>
          <table:table-cell/>
          <table:table-cell table:formula="of:=COM.FINANCIALS.GETINFO.PYTHON.FINANCIALSIMPL.GETHISTORIC([.K$2];90;[.$C28];[.K$3])" office:value-type="float" office:value="89.370003" calcext:value-type="float">
            <text:p>89.370003</text:p>
          </table:table-cell>
          <table:table-cell/>
          <table:table-cell table:formula="of:=COM.FINANCIALS.GETINFO.PYTHON.FINANCIALSIMPL.GETHISTORIC([.M$2];90;[.$C28];[.M$3])" office:value-type="float" office:value="12067.19043" calcext:value-type="float">
            <text:p>12067.19043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36" table:formula="of:=  TEXT([.C29];&quot;ddd&quot;)" office:value-type="string" office:string-value="Mon" calcext:value-type="string">
            <text:p>Mon</text:p>
          </table:table-cell>
          <table:table-cell table:style-name="ce38" office:value-type="date" office:date-value="2017-04-03" calcext:value-type="date">
            <text:p>2017-04-03</text:p>
          </table:table-cell>
          <table:table-cell/>
          <table:table-cell table:formula="of:=COM.FINANCIALS.GETINFO.PYTHON.FINANCIALSIMPL.GETHISTORIC([.E$2];90;[.$C29];[.E$3])" office:value-type="float" office:value="174.5" calcext:value-type="float">
            <text:p>174.5</text:p>
          </table:table-cell>
          <table:table-cell/>
          <table:table-cell table:formula="of:=COM.FINANCIALS.GETINFO.PYTHON.FINANCIALSIMPL.GETHISTORIC([.G$2];90;[.$C29];[.G$3])" office:value-type="float" office:value="36.16" calcext:value-type="float">
            <text:p>36.16</text:p>
          </table:table-cell>
          <table:table-cell/>
          <table:table-cell table:formula="of:=COM.FINANCIALS.GETINFO.PYTHON.FINANCIALSIMPL.GETHISTORIC([.I$2];90;[.$C29];[.I$3])" office:value-type="float" office:value="206.649994" calcext:value-type="float">
            <text:p>206.649994</text:p>
          </table:table-cell>
          <table:table-cell/>
          <table:table-cell table:formula="of:=COM.FINANCIALS.GETINFO.PYTHON.FINANCIALSIMPL.GETHISTORIC([.K$2];90;[.$C29];[.K$3])" office:value-type="float" office:value="91.910004" calcext:value-type="float">
            <text:p>91.910004</text:p>
          </table:table-cell>
          <table:table-cell/>
          <table:table-cell table:formula="of:=COM.FINANCIALS.GETINFO.PYTHON.FINANCIALSIMPL.GETHISTORIC([.M$2];90;[.$C29];[.M$3])" office:value-type="float" office:value="12257.200195" calcext:value-type="float">
            <text:p>12257.200195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36" table:formula="of:=  TEXT([.C30];&quot;ddd&quot;)" office:value-type="string" office:string-value="Tue" calcext:value-type="string">
            <text:p>Tue</text:p>
          </table:table-cell>
          <table:table-cell table:style-name="ce38" office:value-type="date" office:date-value="2017-05-02" calcext:value-type="date">
            <text:p>2017-05-02</text:p>
          </table:table-cell>
          <table:table-cell/>
          <table:table-cell table:formula="of:=COM.FINANCIALS.GETINFO.PYTHON.FINANCIALSIMPL.GETHISTORIC([.E$2];90;[.$C30];[.E$3])" office:value-type="float" office:value="159.100006" calcext:value-type="float">
            <text:p>159.100006</text:p>
          </table:table-cell>
          <table:table-cell/>
          <table:table-cell table:formula="of:=COM.FINANCIALS.GETINFO.PYTHON.FINANCIALSIMPL.GETHISTORIC([.G$2];90;[.$C30];[.G$3])" office:value-type="float" office:value="36.970001" calcext:value-type="float">
            <text:p>36.970001</text:p>
          </table:table-cell>
          <table:table-cell/>
          <table:table-cell table:formula="of:=COM.FINANCIALS.GETINFO.PYTHON.FINANCIALSIMPL.GETHISTORIC([.I$2];90;[.$C30];[.I$3])" office:value-type="float" office:value="201.899994" calcext:value-type="float">
            <text:p>201.899994</text:p>
          </table:table-cell>
          <table:table-cell/>
          <table:table-cell table:formula="of:=COM.FINANCIALS.GETINFO.PYTHON.FINANCIALSIMPL.GETHISTORIC([.K$2];90;[.$C30];[.K$3])" office:value-type="float" office:value="92.800003" calcext:value-type="float">
            <text:p>92.800003</text:p>
          </table:table-cell>
          <table:table-cell/>
          <table:table-cell table:formula="of:=COM.FINANCIALS.GETINFO.PYTHON.FINANCIALSIMPL.GETHISTORIC([.M$2];90;[.$C30];[.M$3])" office:value-type="float" office:value="12507.900391" calcext:value-type="float">
            <text:p>12507.900391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36" table:formula="of:=  TEXT([.C31];&quot;ddd&quot;)" office:value-type="string" office:string-value="Thu" calcext:value-type="string">
            <text:p>Thu</text:p>
          </table:table-cell>
          <table:table-cell table:style-name="ce38" office:value-type="date" office:date-value="2017-06-01" calcext:value-type="date">
            <text:p>2017-06-01</text:p>
          </table:table-cell>
          <table:table-cell/>
          <table:table-cell table:formula="of:=COM.FINANCIALS.GETINFO.PYTHON.FINANCIALSIMPL.GETHISTORIC([.E$2];90;[.$C31];[.E$3])" office:value-type="float" office:value="152.669998" calcext:value-type="float">
            <text:p>152.669998</text:p>
          </table:table-cell>
          <table:table-cell/>
          <table:table-cell table:formula="of:=COM.FINANCIALS.GETINFO.PYTHON.FINANCIALSIMPL.GETHISTORIC([.G$2];90;[.$C31];[.G$3])" office:value-type="float" office:value="36.119999" calcext:value-type="float">
            <text:p>36.119999</text:p>
          </table:table-cell>
          <table:table-cell/>
          <table:table-cell table:formula="of:=COM.FINANCIALS.GETINFO.PYTHON.FINANCIALSIMPL.GETHISTORIC([.I$2];90;[.$C31];[.I$3])" office:value-type="float" office:value="229.399994" calcext:value-type="float">
            <text:p>229.399994</text:p>
          </table:table-cell>
          <table:table-cell/>
          <table:table-cell table:formula="of:=COM.FINANCIALS.GETINFO.PYTHON.FINANCIALSIMPL.GETHISTORIC([.K$2];90;[.$C31];[.K$3])" office:value-type="float" office:value="95.32" calcext:value-type="float">
            <text:p>95.32</text:p>
          </table:table-cell>
          <table:table-cell/>
          <table:table-cell table:formula="of:=COM.FINANCIALS.GETINFO.PYTHON.FINANCIALSIMPL.GETHISTORIC([.M$2];90;[.$C31];[.M$3])" office:value-type="float" office:value="12664.919922" calcext:value-type="float">
            <text:p>12664.919922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36" table:formula="of:=  TEXT([.C32];&quot;ddd&quot;)" office:value-type="string" office:string-value="Mon" calcext:value-type="string">
            <text:p>Mon</text:p>
          </table:table-cell>
          <table:table-cell table:style-name="ce38" office:value-type="date" office:date-value="2017-07-03" calcext:value-type="date">
            <text:p>2017-07-03</text:p>
          </table:table-cell>
          <table:table-cell/>
          <table:table-cell table:formula="of:=COM.FINANCIALS.GETINFO.PYTHON.FINANCIALSIMPL.GETHISTORIC([.E$2];90;[.$C32];[.E$3])" office:value-type="float" office:value="155.580002" calcext:value-type="float">
            <text:p>155.580002</text:p>
          </table:table-cell>
          <table:table-cell/>
          <table:table-cell table:formula="of:=COM.FINANCIALS.GETINFO.PYTHON.FINANCIALSIMPL.GETHISTORIC([.G$2];90;[.$C32];[.G$3])" office:value-type="float" office:value="33.459999" calcext:value-type="float">
            <text:p>33.459999</text:p>
          </table:table-cell>
          <table:table-cell/>
          <table:table-cell table:formula="of:=COM.FINANCIALS.GETINFO.PYTHON.FINANCIALSIMPL.GETHISTORIC([.I$2];90;[.$C32];[.I$3])" office:value-type="float" office:value="218.699997" calcext:value-type="float">
            <text:p>218.699997</text:p>
          </table:table-cell>
          <table:table-cell/>
          <table:table-cell table:formula="of:=COM.FINANCIALS.GETINFO.PYTHON.FINANCIALSIMPL.GETHISTORIC([.K$2];90;[.$C32];[.K$3])" office:value-type="float" office:value="91.18" calcext:value-type="float">
            <text:p>91.18</text:p>
          </table:table-cell>
          <table:table-cell/>
          <table:table-cell table:formula="of:=COM.FINANCIALS.GETINFO.PYTHON.FINANCIALSIMPL.GETHISTORIC([.M$2];90;[.$C32];[.M$3])" office:value-type="float" office:value="12475.30957" calcext:value-type="float">
            <text:p>12475.30957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36" table:formula="of:=  TEXT([.C33];&quot;ddd&quot;)" office:value-type="string" office:string-value="Tue" calcext:value-type="string">
            <text:p>Tue</text:p>
          </table:table-cell>
          <table:table-cell table:style-name="ce38" office:value-type="date" office:date-value="2017-08-01" calcext:value-type="date">
            <text:p>2017-08-01</text:p>
          </table:table-cell>
          <table:table-cell/>
          <table:table-cell table:formula="of:=COM.FINANCIALS.GETINFO.PYTHON.FINANCIALSIMPL.GETHISTORIC([.E$2];90;[.$C33];[.E$3])" office:value-type="float" office:value="145.300003" calcext:value-type="float">
            <text:p>145.300003</text:p>
          </table:table-cell>
          <table:table-cell/>
          <table:table-cell table:formula="of:=COM.FINANCIALS.GETINFO.PYTHON.FINANCIALSIMPL.GETHISTORIC([.G$2];90;[.$C33];[.G$3])" office:value-type="float" office:value="36.349998" calcext:value-type="float">
            <text:p>36.349998</text:p>
          </table:table-cell>
          <table:table-cell/>
          <table:table-cell table:formula="of:=COM.FINANCIALS.GETINFO.PYTHON.FINANCIALSIMPL.GETHISTORIC([.I$2];90;[.$C33];[.I$3])" office:value-type="float" office:value="221.649994" calcext:value-type="float">
            <text:p>221.649994</text:p>
          </table:table-cell>
          <table:table-cell/>
          <table:table-cell table:formula="of:=COM.FINANCIALS.GETINFO.PYTHON.FINANCIALSIMPL.GETHISTORIC([.K$2];90;[.$C33];[.K$3])" office:value-type="float" office:value="90.540001" calcext:value-type="float">
            <text:p>90.540001</text:p>
          </table:table-cell>
          <table:table-cell/>
          <table:table-cell table:formula="of:=COM.FINANCIALS.GETINFO.PYTHON.FINANCIALSIMPL.GETHISTORIC([.M$2];90;[.$C33];[.M$3])" office:value-type="float" office:value="12251.290039" calcext:value-type="float">
            <text:p>12251.290039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36" table:formula="of:=  TEXT([.C34];&quot;ddd&quot;)" office:value-type="string" office:string-value="Fri" calcext:value-type="string">
            <text:p>Fri</text:p>
          </table:table-cell>
          <table:table-cell table:style-name="ce38" office:value-type="date" office:date-value="2017-09-01" calcext:value-type="date">
            <text:p>2017-09-01</text:p>
          </table:table-cell>
          <table:table-cell/>
          <table:table-cell table:formula="of:=COM.FINANCIALS.GETINFO.PYTHON.FINANCIALSIMPL.GETHISTORIC([.E$2];90;[.$C34];[.E$3])" office:value-type="float" office:value="144.080002" calcext:value-type="float">
            <text:p>144.080002</text:p>
          </table:table-cell>
          <table:table-cell/>
          <table:table-cell table:formula="of:=COM.FINANCIALS.GETINFO.PYTHON.FINANCIALSIMPL.GETHISTORIC([.G$2];90;[.$C34];[.G$3])" office:value-type="float" office:value="35.09" calcext:value-type="float">
            <text:p>35.09</text:p>
          </table:table-cell>
          <table:table-cell/>
          <table:table-cell table:formula="of:=COM.FINANCIALS.GETINFO.PYTHON.FINANCIALSIMPL.GETHISTORIC([.I$2];90;[.$C34];[.I$3])" office:value-type="float" office:value="219.5" calcext:value-type="float">
            <text:p>219.5</text:p>
          </table:table-cell>
          <table:table-cell/>
          <table:table-cell table:formula="of:=COM.FINANCIALS.GETINFO.PYTHON.FINANCIALSIMPL.GETHISTORIC([.K$2];90;[.$C34];[.K$3])" office:value-type="float" office:value="88.599998" calcext:value-type="float">
            <text:p>88.599998</text:p>
          </table:table-cell>
          <table:table-cell/>
          <table:table-cell table:formula="of:=COM.FINANCIALS.GETINFO.PYTHON.FINANCIALSIMPL.GETHISTORIC([.M$2];90;[.$C34];[.M$3])" office:value-type="float" office:value="12142.639648" calcext:value-type="float">
            <text:p>12142.639648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36" table:formula="of:=  TEXT([.C35];&quot;ddd&quot;)" office:value-type="string" office:string-value="Mon" calcext:value-type="string">
            <text:p>Mon</text:p>
          </table:table-cell>
          <table:table-cell table:style-name="ce38" office:value-type="date" office:date-value="2017-10-02" calcext:value-type="date">
            <text:p>2017-10-02</text:p>
          </table:table-cell>
          <table:table-cell/>
          <table:table-cell table:formula="of:=COM.FINANCIALS.GETINFO.PYTHON.FINANCIALSIMPL.GETHISTORIC([.E$2];90;[.$C35];[.E$3])" office:value-type="float" office:value="146.660004" calcext:value-type="float">
            <text:p>146.660004</text:p>
          </table:table-cell>
          <table:table-cell/>
          <table:table-cell table:formula="of:=COM.FINANCIALS.GETINFO.PYTHON.FINANCIALSIMPL.GETHISTORIC([.G$2];90;[.$C35];[.G$3])" office:value-type="float" office:value="39.040001" calcext:value-type="float">
            <text:p>39.040001</text:p>
          </table:table-cell>
          <table:table-cell/>
          <table:table-cell table:formula="of:=COM.FINANCIALS.GETINFO.PYTHON.FINANCIALSIMPL.GETHISTORIC([.I$2];90;[.$C35];[.I$3])" office:value-type="float" office:value="210.5" calcext:value-type="float">
            <text:p>210.5</text:p>
          </table:table-cell>
          <table:table-cell/>
          <table:table-cell table:formula="of:=COM.FINANCIALS.GETINFO.PYTHON.FINANCIALSIMPL.GETHISTORIC([.K$2];90;[.$C35];[.K$3])" office:value-type="float" office:value="94.080002" calcext:value-type="float">
            <text:p>94.080002</text:p>
          </table:table-cell>
          <table:table-cell/>
          <table:table-cell table:formula="of:=COM.FINANCIALS.GETINFO.PYTHON.FINANCIALSIMPL.GETHISTORIC([.M$2];90;[.$C35];[.M$3])" office:value-type="float" office:value="12902.650391" calcext:value-type="float">
            <text:p>12902.650391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36" table:formula="of:=  TEXT([.C36];&quot;ddd&quot;)" office:value-type="string" office:string-value="Wed" calcext:value-type="string">
            <text:p>Wed</text:p>
          </table:table-cell>
          <table:table-cell table:style-name="ce38" office:value-type="date" office:date-value="2017-11-01" calcext:value-type="date">
            <text:p>2017-11-01</text:p>
          </table:table-cell>
          <table:table-cell/>
          <table:table-cell table:formula="of:=COM.FINANCIALS.GETINFO.PYTHON.FINANCIALSIMPL.GETHISTORIC([.E$2];90;[.$C36];[.E$3])" office:value-type="float" office:value="154.029999" calcext:value-type="float">
            <text:p>154.029999</text:p>
          </table:table-cell>
          <table:table-cell/>
          <table:table-cell table:formula="of:=COM.FINANCIALS.GETINFO.PYTHON.FINANCIALSIMPL.GETHISTORIC([.G$2];90;[.$C36];[.G$3])" office:value-type="float" office:value="46.709999" calcext:value-type="float">
            <text:p>46.709999</text:p>
          </table:table-cell>
          <table:table-cell/>
          <table:table-cell table:formula="of:=COM.FINANCIALS.GETINFO.PYTHON.FINANCIALSIMPL.GETHISTORIC([.I$2];90;[.$C36];[.I$3])" office:value-type="float" office:value="218.949997" calcext:value-type="float">
            <text:p>218.949997</text:p>
          </table:table-cell>
          <table:table-cell/>
          <table:table-cell table:formula="of:=COM.FINANCIALS.GETINFO.PYTHON.FINANCIALSIMPL.GETHISTORIC([.K$2];90;[.$C36];[.K$3])" office:value-type="float" office:value="100.349998" calcext:value-type="float">
            <text:p>100.349998</text:p>
          </table:table-cell>
          <table:table-cell/>
          <table:table-cell table:formula="of:=COM.FINANCIALS.GETINFO.PYTHON.FINANCIALSIMPL.GETHISTORIC([.M$2];90;[.$C36];[.M$3])" office:value-type="float" office:value="13465.509766" calcext:value-type="float">
            <text:p>13465.509766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36" table:formula="of:=  TEXT([.C37];&quot;ddd&quot;)" office:value-type="string" office:string-value="Fri" calcext:value-type="string">
            <text:p>Fri</text:p>
          </table:table-cell>
          <table:table-cell table:style-name="ce38" office:value-type="date" office:date-value="2017-12-01" calcext:value-type="date">
            <text:p>2017-12-01</text:p>
          </table:table-cell>
          <table:table-cell/>
          <table:table-cell table:formula="of:=COM.FINANCIALS.GETINFO.PYTHON.FINANCIALSIMPL.GETHISTORIC([.E$2];90;[.$C37];[.E$3])" office:value-type="float" office:value="154.759995" calcext:value-type="float">
            <text:p>154.759995</text:p>
          </table:table-cell>
          <table:table-cell/>
          <table:table-cell table:formula="of:=COM.FINANCIALS.GETINFO.PYTHON.FINANCIALSIMPL.GETHISTORIC([.G$2];90;[.$C37];[.G$3])" office:value-type="float" office:value="44.68" calcext:value-type="float">
            <text:p>44.68</text:p>
          </table:table-cell>
          <table:table-cell/>
          <table:table-cell table:formula="of:=COM.FINANCIALS.GETINFO.PYTHON.FINANCIALSIMPL.GETHISTORIC([.I$2];90;[.$C37];[.I$3])" office:value-type="float" office:value="224" calcext:value-type="float">
            <text:p>224</text:p>
          </table:table-cell>
          <table:table-cell/>
          <table:table-cell table:formula="of:=COM.FINANCIALS.GETINFO.PYTHON.FINANCIALSIMPL.GETHISTORIC([.K$2];90;[.$C37];[.K$3])" office:value-type="float" office:value="93.169998" calcext:value-type="float">
            <text:p>93.169998</text:p>
          </table:table-cell>
          <table:table-cell/>
          <table:table-cell table:formula="of:=COM.FINANCIALS.GETINFO.PYTHON.FINANCIALSIMPL.GETHISTORIC([.M$2];90;[.$C37];[.M$3])" office:value-type="float" office:value="12861.490234" calcext:value-type="float">
            <text:p>12861.490234</text:p>
          </table:table-cell>
          <table:table-cell table:number-columns-repeated="1011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pport" table:style-name="ta1">
        <table:table-column table:style-name="co3" table:default-cell-style-name="Default"/>
        <table:table-column table:style-name="co10" table:default-cell-style-name="ce21"/>
        <table:table-row table:style-name="ro1">
          <table:table-cell table:number-columns-repeated="2"/>
        </table:table-row>
        <table:table-row table:style-name="ro4">
          <table:table-cell/>
          <table:table-cell table:style-name="ce44" table:formula="of:=COM.FINANCIALS.GETINFO.PYTHON.FINANCIALSIMPL.GETREALTIME(&quot;SUPPORT&quot;)" office:value-type="string" office:string-value="ctx=pyuno object (com.sun.star.uno.XComponentContext)0x558b3de6f600{, supportedInterfaces={com.sun.star.uno.XComponentContext,com.sun.star.container.XNameContainer,com.sun.star.lang.XTypeProvider,com.sun.star.uno.XWeak,com.sun.star.lang.XComponent}}&#10;id(self)=140299737716608&#10;pid=27749&#10;uname=Linux i9570 4.15.0-39-generic #42-Ubuntu SMP Tue Oct 23 15:48:01 UTC 2018 x86_64 x86_64&#10;sys.executable=/usr/bin/python3&#10;sys.version=3.6.7 (default, Oct 22 2018, 11:32:17)  [GCC 8.2.0]&#10;home=/home/christian" calcext:value-type="string">
            <text:p>ctx=pyuno object (com.sun.star.uno.XComponentContext)0x558b3de6f600{, supportedInterfaces={com.sun.star.uno.XComponentContext,com.sun.star.container.XNameContainer,com.sun.star.lang.XTypeProvider,com.sun.star.uno.XWeak,com.sun.star.lang.XComponent}}</text:p>
            <text:p>id(self)=140299737716608</text:p>
            <text:p>pid=27749</text:p>
            <text:p>uname=Linux i9570 4.15.0-39-generic #42-Ubuntu SMP Tue Oct 23 15:48:01 UTC 2018 x86_64 x86_64</text:p>
            <text:p>sys.executable=/usr/bin/python3</text:p>
            <text:p>sys.version=3.6.7 (default, Oct 22 2018, 11:32:17)  [GCC 8.2.0]</text:p>
            <text:p>home=/home/christian</text:p>
          </table:table-cell>
        </table:table-row>
        <table:table-row table:style-name="ro1" table:number-rows-repeated="104857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>
        <table:named-range table:name="Identifiers" table:base-cell-address="$'Meta Data'.$A$12" table:cell-range-address="$'Meta Data'.$A$12:.$C$42"/>
      </table:named-expressions>
      <table:database-ranges>
        <table:database-range table:name="__Anonymous_Sheet_DB__1" table:target-range-address="'Meta Data'.A11:'Meta Data'.C2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3" loext:min-decimal-places="3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1" loext:min-decimal-places="1" number:min-integer-digits="1"/>
    </number:number-style>
    <style:style style:name="Default" style:family="table-cell">
      <style:table-cell-properties style:text-align-source="fix" style:repeat-content="false"/>
      <style:paragraph-properties fo:text-align="end" fo:margin-left="0mm"/>
      <style:text-properties style:use-window-font-color="true" style:font-name="Liberation Sans" fo:font-family="'Liberation Sans'" style:font-family-generic="swiss" style:font-pitch="variable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Error" style:family="table-cell" style:parent-style-name="Default">
      <style:table-cell-properties fo:background-color="#ffffcc"/>
      <style:text-properties fo:color="#80808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7">00/00/0000</text:date>, <text:time style:data-style-name="N2" text:time-value="19:06:31.9790145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31T14:45:05.910279456</meta:creation-date>
    <dc:date>2018-12-07T20:13:00.208578731</dc:date>
    <meta:editing-duration>PT11H15M26S</meta:editing-duration>
    <meta:editing-cycles>64</meta:editing-cycles>
    <meta:generator>LibreOffice/6.0.6.2$Linux_X86_64 LibreOffice_project/00m0$Build-2</meta:generator>
    <meta:document-statistic meta:table-count="4" meta:cell-count="617" meta:object-count="0"/>
  </office:meta>
</office:document-meta>
</file>